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TablePreview1.svm" manifest:media-type=""/>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DejaVu Serif" svg:font-family="'DejaVu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objectwithoutfill">
      <style:graphic-properties svg:stroke-width="0.035cm" draw:marker-start-width="0.252cm" draw:marker-end-width="0.252cm" draw:fill="none" draw:textarea-horizontal-align="center" draw:textarea-vertical-align="middle" fo:padding-top="0.142cm" fo:padding-bottom="0.142cm" fo:padding-left="0.267cm" fo:padding-right="0.267cm"/>
    </style:style>
    <style:style style:name="gr2" style:family="graphic" style:parent-style-name="standard">
      <style:graphic-properties svg:stroke-color="#000000" draw:fill="none" draw:textarea-horizontal-align="justify" draw:textarea-vertical-align="middle" draw:auto-grow-height="false" fo:min-height="9.275cm" fo:min-width="3.31cm"/>
    </style:style>
    <style:style style:name="gr3" style:family="graphic" style:parent-style-name="standard">
      <style:graphic-properties svg:stroke-width="0.053cm" svg:stroke-color="#000000" draw:marker-start-width="0.279cm" draw:marker-end-width="0.279cm" draw:fill="none" draw:textarea-horizontal-align="justify" draw:textarea-vertical-align="middle" draw:auto-grow-height="false" fo:min-height="1.393cm" fo:min-width="1.964cm" fo:padding-top="0.151cm" fo:padding-bottom="0.151cm" fo:padding-left="0.276cm" fo:padding-right="0.276cm"/>
    </style:style>
    <style:style style:name="gr4" style:family="graphic" style:parent-style-name="objectwithoutfill">
      <style:graphic-properties svg:stroke-width="0.053cm" draw:marker-start-width="0.279cm" draw:marker-end="Arrow" draw:marker-end-width="0.379cm" draw:fill="none" draw:textarea-vertical-align="middle" fo:padding-top="0.151cm" fo:padding-bottom="0.151cm" fo:padding-left="0.276cm" fo:padding-right="0.276cm"/>
    </style:style>
    <style:style style:name="gr5" style:family="graphic" style:parent-style-name="standard">
      <style:graphic-properties svg:stroke-width="0.053cm" svg:stroke-color="#000000" draw:marker-start-width="0.279cm" draw:marker-end-width="0.279cm" draw:fill="none" draw:textarea-horizontal-align="justify" draw:textarea-vertical-align="middle" draw:auto-grow-height="false" fo:min-height="1.393cm" fo:min-width="1.965cm" fo:padding-top="0.151cm" fo:padding-bottom="0.151cm" fo:padding-left="0.276cm" fo:padding-right="0.276cm"/>
    </style:style>
    <style:style style:name="gr6" style:family="graphic" style:parent-style-name="standard">
      <style:graphic-properties draw:stroke="none" svg:stroke-width="0.053cm" svg:stroke-color="#000000" draw:marker-start-width="0.279cm" draw:marker-end-width="0.279cm" draw:fill="none" draw:fill-color="#ffffff" fo:min-height="0.258cm"/>
    </style:style>
    <style:style style:name="gr7" style:family="graphic" style:parent-style-name="standard">
      <style:graphic-properties svg:stroke-color="#000000" draw:fill="none" draw:textarea-horizontal-align="justify" draw:textarea-vertical-align="middle" draw:auto-grow-height="false" fo:min-height="1.324cm" fo:min-width="7.366cm"/>
    </style:style>
    <style:style style:name="gr8" style:family="graphic" style:parent-style-name="objectwithoutfill">
      <style:graphic-properties draw:fill="none" draw:textarea-vertical-align="middle"/>
    </style:style>
    <style:style style:name="gr9" style:family="graphic" style:parent-style-name="standard">
      <style:graphic-properties svg:stroke-color="#000000" draw:fill="none" draw:fill-color="#729fcf" draw:textarea-horizontal-align="justify" draw:textarea-vertical-align="middle" draw:auto-grow-height="false" fo:min-height="0.385cm" fo:min-width="0.77cm"/>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 style:family="graphic" style:parent-style-name="standard">
      <style:graphic-properties svg:stroke-color="#000000" draw:fill="none" draw:textarea-horizontal-align="justify" draw:textarea-vertical-align="middle" draw:auto-grow-height="false" fo:min-height="2.29cm" fo:min-width="2.675cm"/>
    </style:style>
    <style:style style:name="gr12" style:family="graphic" style:parent-style-name="objectwithoutfill">
      <style:graphic-properties draw:marker-start="Circle" draw:fill="none" draw:textarea-vertical-align="middle"/>
    </style:style>
    <style:style style:name="gr13" style:family="graphic" style:parent-style-name="standard">
      <style:graphic-properties draw:stroke="none" svg:stroke-color="#000000" draw:fill="none" draw:fill-color="#ffffff" draw:textarea-horizontal-align="left" draw:auto-grow-height="true" draw:auto-grow-width="false" fo:min-height="0.174cm" fo:min-width="0cm"/>
    </style:style>
    <style:style style:name="gr14" style:family="graphic" style:parent-style-name="standard">
      <style:graphic-properties draw:stroke="none" svg:stroke-color="#000000" draw:fill="none" draw:fill-color="#ffffff" draw:textarea-horizontal-align="left" draw:auto-grow-height="true" draw:auto-grow-width="false" fo:min-height="0.427cm" fo:min-width="0cm"/>
    </style:style>
    <style:style style:name="gr15" style:family="graphic" style:parent-style-name="standard">
      <style:graphic-properties draw:stroke="none" svg:stroke-color="#000000" draw:fill="none" draw:fill-color="#ffffff" draw:textarea-horizontal-align="left" draw:auto-grow-height="true" draw:auto-grow-width="false" fo:min-height="0.258cm" fo:min-width="0cm"/>
    </style:style>
    <style:style style:name="gr16" style:family="graphic" style:parent-style-name="standard">
      <style:graphic-properties svg:stroke-color="#000000" draw:fill="none" draw:fill-color="#729fcf" draw:textarea-horizontal-align="justify" draw:textarea-vertical-align="middle" draw:auto-grow-height="false" fo:min-height="1.02cm" fo:min-width="1.405cm"/>
    </style:style>
    <style:style style:name="gr17"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18" style:family="graphic" style:parent-style-name="standard">
      <style:graphic-properties svg:stroke-color="#000000" draw:fill="none" draw:textarea-horizontal-align="justify" draw:textarea-vertical-align="middle" draw:auto-grow-height="false" fo:min-height="1.717cm" fo:min-width="9.332cm"/>
    </style:style>
    <style:style style:name="gr19" style:family="graphic" style:parent-style-name="standard">
      <style:graphic-properties draw:stroke="none" svg:stroke-color="#000000" draw:fill="none" draw:fill-color="#ffffff" draw:textarea-horizontal-align="left" draw:auto-grow-height="true" draw:auto-grow-width="false" fo:min-height="0.187cm" fo:min-width="0cm"/>
    </style:style>
    <style:style style:name="gr20" style:family="graphic" style:parent-style-name="standard">
      <style:graphic-properties svg:stroke-color="#000000" draw:fill="none" draw:textarea-horizontal-align="justify" draw:textarea-vertical-align="middle" draw:auto-grow-height="false" fo:min-height="0.385cm" fo:min-width="0.77cm"/>
    </style:style>
    <style:style style:name="gr21" style:family="graphic" style:parent-style-name="standard">
      <style:graphic-properties draw:stroke="none" svg:stroke-color="#000000" draw:fill="none" draw:fill-color="#ffffff" fo:min-height="0.823cm"/>
    </style:style>
    <style:style style:name="gr22" style:family="graphic" style:parent-style-name="standard">
      <style:graphic-properties draw:stroke="none" svg:stroke-color="#000000" draw:fill="none" draw:fill-color="#ffffff" fo:min-height="0.412cm"/>
    </style:style>
    <style:style style:name="gr23" style:family="graphic" style:parent-style-name="standard">
      <style:graphic-properties draw:stroke="none" svg:stroke-color="#000000" draw:fill="none" draw:fill-color="#ffffff" fo:min-height="0.131cm"/>
    </style:style>
    <style:style style:name="gr24" style:family="graphic" style:parent-style-name="standard">
      <style:graphic-properties svg:stroke-color="#000000" draw:fill="none" draw:textarea-horizontal-align="justify" draw:textarea-vertical-align="middle" draw:auto-grow-height="false" fo:min-height="1.02cm" fo:min-width="0.77cm"/>
    </style:style>
    <style:style style:name="gr25" style:family="graphic" style:parent-style-name="objectwithoutfill">
      <style:graphic-properties draw:marker-end="CF_20_One" draw:fill="none" draw:textarea-vertical-align="middle"/>
    </style:style>
    <style:style style:name="gr26" style:family="graphic" style:parent-style-name="standard">
      <style:graphic-properties svg:stroke-color="#000000" draw:fill="none" draw:textarea-horizontal-align="justify" draw:textarea-vertical-align="middle" draw:auto-grow-height="false" fo:min-height="0.385cm" fo:min-width="0.77cm"/>
    </style:style>
    <style:style style:name="gr27" style:family="graphic" style:parent-style-name="standard">
      <style:graphic-properties svg:stroke-color="#000000" draw:fill="none" draw:textarea-horizontal-align="justify" draw:textarea-vertical-align="middle" draw:auto-grow-height="false" fo:min-height="0.105cm" fo:min-width="0.946cm"/>
    </style:style>
    <style:style style:name="gr28" style:family="graphic" style:parent-style-name="standard">
      <style:graphic-properties svg:stroke-color="#000000" draw:fill="none" draw:textarea-horizontal-align="justify" draw:textarea-vertical-align="middle" draw:auto-grow-height="false" fo:min-height="0.519cm" fo:min-width="0.275cm" fo:wrap-option="no-wrap"/>
    </style:style>
    <style:style style:name="gr29" style:family="graphic" style:parent-style-name="objectwithoutfill">
      <style:graphic-properties draw:marker-start="CF_20_One" draw:fill="none" draw:textarea-vertical-align="middle"/>
    </style:style>
    <style:style style:name="gr30" style:family="graphic" style:parent-style-name="standard">
      <style:graphic-properties svg:stroke-width="0.053cm" svg:stroke-color="#000000" draw:marker-start-width="0.279cm" draw:marker-end-width="0.279cm" draw:fill="none" draw:textarea-horizontal-align="justify" draw:textarea-vertical-align="middle" draw:auto-grow-height="false" fo:min-height="3.56cm" fo:min-width="0.135cm" fo:padding-top="0.151cm" fo:padding-bottom="0.151cm" fo:padding-left="0.276cm" fo:padding-right="0.276cm"/>
    </style:style>
    <style:style style:name="gr31" style:family="graphic" style:parent-style-name="objectwithoutfill">
      <style:graphic-properties svg:stroke-width="0.053cm" draw:marker-start-width="0.279cm" draw:marker-end="CF_20_One" draw:marker-end-width="0.279cm" draw:fill="none" draw:textarea-vertical-align="middle" fo:padding-top="0.151cm" fo:padding-bottom="0.151cm" fo:padding-left="0.276cm" fo:padding-right="0.276cm"/>
    </style:style>
    <style:style style:name="gr32"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33"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34" style:family="graphic" style:parent-style-name="standard">
      <style:graphic-properties draw:stroke="none" svg:stroke-width="0.053cm" svg:stroke-color="#000000" draw:marker-start-width="0.279cm" draw:marker-end-width="0.279cm" draw:fill="none" draw:fill-color="#ffffff" fo:min-height="0.131cm"/>
    </style:style>
    <style:style style:name="gr35" style:family="graphic" style:parent-style-name="standard">
      <style:graphic-properties draw:stroke="none" svg:stroke-width="0.053cm" svg:stroke-color="#000000" draw:marker-start-width="0.279cm" draw:marker-end-width="0.279cm" draw:fill="none" draw:fill-color="#ffffff" fo:min-height="0.012cm"/>
    </style:style>
    <style:style style:name="gr36" style:family="graphic" style:parent-style-name="standard">
      <style:graphic-properties draw:stroke="none" svg:stroke-width="0.053cm" svg:stroke-color="#000000" draw:marker-start-width="0.279cm" draw:marker-end-width="0.279cm" draw:fill="none" draw:fill-color="#ffffff" fo:min-height="0.096cm"/>
    </style:style>
    <style:style style:name="gr37" style:family="graphic" style:parent-style-name="standard">
      <style:graphic-properties draw:stroke="none" svg:stroke-width="0.053cm" svg:stroke-color="#000000" draw:marker-start-width="0.279cm" draw:marker-end-width="0.279cm" draw:fill="none" draw:fill-color="#ffffff" fo:min-height="0.174cm"/>
    </style:style>
    <style:style style:name="gr38" style:family="graphic" style:parent-style-name="standard">
      <style:graphic-properties draw:stroke="none" svg:stroke-width="0.053cm" svg:stroke-color="#000000" draw:marker-start-width="0.279cm" draw:marker-end-width="0.279cm" draw:fill="none" draw:fill-color="#ffffff" fo:min-height="0.216cm"/>
    </style:style>
    <style:style style:name="gr39" style:family="graphic" style:parent-style-name="standard">
      <style:graphic-properties draw:stroke="none" svg:stroke-width="0.053cm" svg:stroke-color="#000000" draw:marker-start-width="0.279cm" draw:marker-end-width="0.279cm" draw:fill="none" draw:fill-color="#ffffff" fo:min-height="0.239cm"/>
    </style:style>
    <style:style style:name="gr40" style:family="graphic" style:parent-style-name="standard">
      <style:graphic-properties svg:stroke-width="0.053cm" svg:stroke-color="#000000" draw:marker-start="Arrow" draw:marker-start-width="0.379cm" draw:marker-end="Arrow" draw:marker-end-width="0.379cm" draw:textarea-vertical-align="middle" fo:padding-top="0.151cm" fo:padding-bottom="0.151cm" fo:padding-left="0.276cm" fo:padding-right="0.276cm"/>
    </style:style>
    <style:style style:name="gr41" style:family="graphic" style:parent-style-name="standard">
      <style:graphic-properties svg:stroke-width="0.053cm" svg:stroke-color="#000000" draw:marker-start-width="0.279cm" draw:marker-end-width="0.279cm" draw:fill="none" draw:fill-color="#729fcf" draw:textarea-horizontal-align="justify" draw:textarea-vertical-align="middle" draw:auto-grow-height="false" fo:min-height="0.105cm" fo:min-width="0.21cm" fo:padding-top="0.151cm" fo:padding-bottom="0.151cm" fo:padding-left="0.276cm" fo:padding-right="0.276cm"/>
    </style:style>
    <style:style style:name="gr42" style:family="graphic" style:parent-style-name="standard">
      <style:graphic-properties draw:stroke="none" svg:stroke-width="0.053cm" svg:stroke-color="#000000" draw:marker-start-width="0.279cm" draw:marker-end-width="0.279cm" draw:fill="none" draw:fill-color="#ffffff" fo:min-height="0.949cm"/>
    </style:style>
    <style:style style:name="gr43" style:family="graphic" style:parent-style-name="standard">
      <style:graphic-properties svg:stroke-width="0.053cm" svg:stroke-color="#000000" draw:marker-start-width="0.279cm" draw:marker-end-width="0.279cm" draw:fill-color="#000000" draw:textarea-horizontal-align="justify" draw:textarea-vertical-align="middle" draw:auto-grow-height="false" fo:min-height="0cm" fo:min-width="0cm" fo:padding-top="0.151cm" fo:padding-bottom="0.151cm" fo:padding-left="0.276cm" fo:padding-right="0.276cm"/>
    </style:style>
    <style:style style:name="gr44" style:family="graphic" style:parent-style-name="standard">
      <style:graphic-properties draw:stroke="none" svg:stroke-width="0.053cm" svg:stroke-color="#000000" draw:marker-start-width="0.279cm" draw:marker-end-width="0.279cm" draw:fill="none" draw:fill-color="#ffffff" fo:min-height="0.637cm"/>
    </style:style>
    <style:style style:name="gr45" style:family="graphic" style:parent-style-name="standard">
      <style:graphic-properties draw:stroke="none" svg:stroke-width="0.053cm" svg:stroke-color="#000000" draw:marker-start-width="0.279cm" draw:marker-end-width="0.279cm" draw:fill="none" draw:fill-color="#ffffff" fo:min-height="0.469cm"/>
    </style:style>
    <style:style style:name="gr46" style:family="graphic" style:parent-style-name="standard">
      <style:graphic-properties draw:stroke="none" svg:stroke-width="0.053cm" svg:stroke-color="#000000" draw:marker-start-width="0.279cm" draw:marker-end-width="0.279cm" draw:fill="none" draw:fill-color="#ffffff" fo:min-height="0.477cm"/>
    </style:style>
    <style:style style:name="gr47" style:family="graphic" style:parent-style-name="standard">
      <style:graphic-properties draw:stroke="none" svg:stroke-width="0.053cm" svg:stroke-color="#000000" draw:marker-start-width="0.279cm" draw:marker-end-width="0.279cm" draw:fill="none" draw:fill-color="#ffffff" fo:min-height="0cm"/>
    </style:style>
    <style:style style:name="gr48" style:family="graphic" style:parent-style-name="objectwithoutfill">
      <style:graphic-properties svg:stroke-width="0.053cm" draw:marker-start="Circle" draw:marker-start-width="0.279cm" draw:marker-end-width="0.279cm" svg:stroke-opacity="100%" draw:fill="none" draw:textarea-vertical-align="middle" fo:padding-top="0.151cm" fo:padding-bottom="0.151cm" fo:padding-left="0.276cm" fo:padding-right="0.276cm"/>
    </style:style>
    <style:style style:name="gr49" style:family="graphic" style:parent-style-name="objectwithoutfill">
      <style:graphic-properties svg:stroke-width="0.053cm" draw:marker-start="Circle" draw:marker-start-width="0.279cm" draw:marker-end-width="0.279cm" draw:fill="none" draw:textarea-vertical-align="middle" fo:padding-top="0.151cm" fo:padding-bottom="0.151cm" fo:padding-left="0.276cm" fo:padding-right="0.276cm"/>
    </style:style>
    <style:style style:name="gr50" style:family="graphic" style:parent-style-name="standard">
      <style:graphic-properties svg:stroke-width="0.106cm" svg:stroke-color="#000000" draw:marker-start-width="0.358cm" draw:marker-end-width="0.358cm" draw:fill="none" draw:textarea-horizontal-align="justify" draw:textarea-vertical-align="middle" draw:auto-grow-height="false" fo:min-height="3.264cm" fo:min-width="4.537cm" fo:padding-top="0.177cm" fo:padding-bottom="0.177cm" fo:padding-left="0.302cm" fo:padding-right="0.302cm"/>
    </style:style>
    <style:style style:name="gr51" style:family="graphic" style:parent-style-name="objectwithoutfill">
      <style:graphic-properties svg:stroke-width="0.106cm" draw:marker-start-width="0.358cm" draw:marker-end-width="0.358cm" draw:fill="none" draw:textarea-vertical-align="middle" fo:padding-top="0.177cm" fo:padding-bottom="0.177cm" fo:padding-left="0.302cm" fo:padding-right="0.302cm"/>
    </style:style>
    <style:style style:name="gr52" style:family="graphic" style:parent-style-name="standard">
      <style:graphic-properties draw:stroke="none" svg:stroke-width="0.106cm" svg:stroke-color="#000000" draw:marker-start-width="0.358cm" draw:marker-end-width="0.358cm" draw:fill="none" draw:fill-color="#ffffff" draw:textarea-horizontal-align="left" draw:auto-grow-height="true" draw:auto-grow-width="false" fo:min-height="0.373cm" fo:min-width="0.515cm"/>
    </style:style>
    <style:style style:name="gr53" style:family="graphic" style:parent-style-name="standard">
      <style:graphic-properties svg:stroke-width="0.106cm" svg:stroke-color="#000000" draw:marker-start-width="0.358cm" draw:marker-end-width="0.358cm" draw:fill="none" draw:textarea-horizontal-align="justify" draw:textarea-vertical-align="middle" draw:auto-grow-height="false" fo:min-height="2.925cm" fo:min-width="0.135cm" fo:padding-top="0.177cm" fo:padding-bottom="0.177cm" fo:padding-left="0.302cm" fo:padding-right="0.302cm"/>
    </style:style>
    <style:style style:name="gr54" style:family="graphic" style:parent-style-name="standard">
      <style:graphic-properties svg:stroke-width="0.106cm" svg:stroke-color="#000000" draw:marker-start-width="0.358cm" draw:marker-end-width="0.358cm" draw:fill="none" draw:textarea-horizontal-align="justify" draw:textarea-vertical-align="middle" draw:auto-grow-height="false" fo:min-height="0.648cm" fo:min-width="1.296cm" fo:padding-top="0.177cm" fo:padding-bottom="0.177cm" fo:padding-left="0.302cm" fo:padding-right="0.302cm"/>
    </style:style>
    <style:style style:name="gr55" style:family="graphic" style:parent-style-name="standard">
      <style:graphic-properties draw:stroke="none" svg:stroke-width="0.106cm" svg:stroke-color="#000000" draw:marker-start-width="0.358cm" draw:marker-end-width="0.358cm" draw:fill="none" draw:fill-color="#ffffff" draw:textarea-horizontal-align="left" draw:auto-grow-height="true" draw:auto-grow-width="true" fo:min-height="0cm" fo:min-width="0cm"/>
    </style:style>
    <style:style style:name="gr56" style:family="graphic" style:parent-style-name="standard">
      <style:graphic-properties svg:stroke-width="0.106cm" svg:stroke-color="#000000" draw:marker-start-width="0.358cm" draw:marker-end-width="0.358cm" draw:fill="none" draw:textarea-horizontal-align="justify" draw:textarea-vertical-align="middle" draw:auto-grow-height="false" fo:min-height="6.1cm" fo:min-width="4.58cm" fo:padding-top="0.177cm" fo:padding-bottom="0.177cm" fo:padding-left="0.302cm" fo:padding-right="0.302cm"/>
    </style:style>
    <style:style style:name="gr57" style:family="graphic" style:parent-style-name="standard">
      <style:graphic-properties svg:stroke-width="0.106cm" svg:stroke-color="#000000" draw:marker-start-width="0.358cm" draw:marker-end-width="0.358cm" draw:fill="none" draw:textarea-horizontal-align="justify" draw:textarea-vertical-align="middle" draw:auto-grow-height="false" fo:min-height="1.546cm" fo:min-width="1.296cm" fo:padding-top="0.177cm" fo:padding-bottom="0.177cm" fo:padding-left="0.302cm" fo:padding-right="0.302cm"/>
    </style:style>
    <style:style style:name="gr58" style:family="graphic" style:parent-style-name="standard">
      <style:graphic-properties draw:stroke="none" svg:stroke-width="0.106cm" svg:stroke-color="#000000" draw:marker-start-width="0.358cm" draw:marker-end-width="0.358cm" draw:fill="none" draw:fill-color="#ffffff" draw:textarea-horizontal-align="left" draw:auto-grow-height="true" draw:auto-grow-width="false" fo:min-height="1.062cm" fo:min-width="1.098cm"/>
    </style:style>
    <style:style style:name="gr59" style:family="graphic" style:parent-style-name="objectwithoutfill">
      <style:graphic-properties svg:stroke-width="0.106cm" draw:marker-start-width="0.358cm" draw:marker-end="Circle" draw:marker-end-width="0.358cm" draw:fill="none" draw:textarea-vertical-align="middle" fo:padding-top="0.177cm" fo:padding-bottom="0.177cm" fo:padding-left="0.302cm" fo:padding-right="0.302cm"/>
    </style:style>
    <style:style style:name="gr60" style:family="graphic" style:parent-style-name="standard">
      <style:graphic-properties svg:stroke-width="0.106cm" svg:stroke-color="#000000" draw:marker-start-width="0.358cm" draw:marker-end-width="0.358cm" draw:fill="none" draw:textarea-horizontal-align="justify" draw:textarea-vertical-align="middle" draw:auto-grow-height="false" fo:min-height="13.043cm" fo:min-width="1.405cm" fo:padding-top="0.177cm" fo:padding-bottom="0.177cm" fo:padding-left="0.302cm" fo:padding-right="0.302cm"/>
    </style:style>
    <style:style style:name="gr61" style:family="graphic" style:parent-style-name="standard">
      <style:graphic-properties draw:stroke="none" svg:stroke-width="0.106cm" svg:stroke-color="#000000" draw:marker-start-width="0.358cm" draw:marker-end-width="0.358cm" draw:fill="none" draw:fill-color="#ffffff" draw:textarea-horizontal-align="left" draw:auto-grow-height="true" draw:auto-grow-width="false" fo:min-height="0.343cm" fo:min-width="0cm"/>
    </style:style>
    <style:style style:name="gr62" style:family="graphic" style:parent-style-name="standard">
      <style:graphic-properties draw:stroke="none" svg:stroke-width="0.106cm" svg:stroke-color="#000000" draw:marker-start-width="0.358cm" draw:marker-end-width="0.358cm" draw:fill="none" draw:fill-color="#ffffff" draw:textarea-horizontal-align="left" draw:auto-grow-height="true" draw:auto-grow-width="false" fo:min-height="0.385cm" fo:min-width="0cm"/>
    </style:style>
    <style:style style:name="gr63" style:family="graphic" style:parent-style-name="standard">
      <style:graphic-properties draw:stroke="none" svg:stroke-width="0.106cm" svg:stroke-color="#000000" draw:marker-start-width="0.358cm" draw:marker-end-width="0.358cm" draw:fill="none" draw:fill-color="#ffffff" draw:textarea-horizontal-align="left" draw:auto-grow-height="true" draw:auto-grow-width="false" fo:min-height="0.173cm" fo:min-width="0cm"/>
    </style:style>
    <style:style style:name="co1" style:family="table-column">
      <style:table-column-properties style:column-width="3.98cm" style:use-optimal-column-width="false"/>
    </style:style>
    <style:style style:name="co2" style:family="table-column">
      <style:table-column-properties style:column-width="4.61cm" style:use-optimal-column-width="false"/>
    </style:style>
    <style:style style:name="co3" style:family="table-column">
      <style:table-column-properties style:column-width="3.224cm" style:use-optimal-column-width="false"/>
    </style:style>
    <style:style style:name="co4" style:family="table-column">
      <style:table-column-properties style:column-width="3.086cm" style:use-optimal-column-width="false"/>
    </style:style>
    <style:style style:name="co5" style:family="table-column">
      <style:table-column-properties style:column-width="3.087cm" style:use-optimal-column-width="false"/>
    </style:style>
    <style:style style:name="co6" style:family="table-column">
      <style:table-column-properties style:column-width="3.263cm" style:use-optimal-column-width="false"/>
    </style:style>
    <style:style style:name="co7" style:family="table-column">
      <style:table-column-properties style:column-width="3.558cm" style:use-optimal-column-width="false"/>
    </style:style>
    <style:style style:name="ro1" style:family="table-row">
      <style:table-row-properties style:row-height="2.658cm"/>
    </style:style>
    <style:style style:name="ro2" style:family="table-row">
      <style:table-row-properties style:row-height="2.665cm"/>
    </style:style>
    <style:style style:name="ce1" style:family="table-cell">
      <style:paragraph-properties fo:text-align="center"/>
    </style:style>
    <style:style style:name="ce2" style:family="table-cell">
      <style:paragraph-properties fo:text-align="center"/>
      <style:text-properties fo:font-size="14pt" style:font-size-asian="14pt" style:font-size-complex="14pt"/>
    </style:style>
    <style:style style:name="ce3" style:family="table-cell">
      <loext:graphic-properties draw:fill="hatch" draw:fill-hatch-name="Black_20_45_20_Degrees"/>
      <style:paragraph-properties fo:text-align="center"/>
    </style:style>
    <style:style style:name="ce4" style:family="table-cell">
      <loext:graphic-properties draw:fill="hatch" draw:fill-hatch-name="Black_20_45_20_Degrees"/>
      <style:paragraph-properties fo:margin-top="0.508cm" fo:margin-bottom="0cm" fo:text-align="center"/>
    </style:style>
    <style:style style:name="P1" style:family="paragraph">
      <loext:graphic-properties draw:fill="none"/>
      <style:paragraph-properties fo:text-align="center"/>
    </style:style>
    <style:style style:name="P2" style:family="paragraph">
      <style:text-properties fo:font-size="11pt" style:font-size-asian="11pt" style:font-size-complex="11pt"/>
    </style:style>
    <style:style style:name="P3" style:family="paragraph">
      <loext:graphic-properties draw:fill="none" draw:fill-color="#ffffff"/>
      <style:text-properties fo:font-size="11pt" style:font-size-asian="11pt" style:font-size-complex="11pt"/>
    </style:style>
    <style:style style:name="P4" style:family="paragraph">
      <style:paragraph-properties fo:text-align="center"/>
      <style:text-properties fo:font-size="11pt" style:font-size-asian="11pt" style:font-size-complex="11pt"/>
    </style:style>
    <style:style style:name="P5" style:family="paragraph">
      <loext:graphic-properties draw:fill="none" draw:fill-color="#ffffff"/>
      <style:paragraph-properties fo:text-align="center"/>
      <style:text-properties fo:font-size="11pt" style:font-size-asian="11pt" style:font-size-complex="11pt"/>
    </style:style>
    <style:style style:name="P6" style:family="paragraph">
      <style:paragraph-properties fo:text-align="center"/>
    </style:style>
    <style:style style:name="P7" style:family="paragraph">
      <style:paragraph-properties fo:text-align="center"/>
      <style:text-properties fo:font-size="14pt" style:font-size-asian="14pt" style:font-size-complex="14pt"/>
    </style:style>
    <style:style style:name="P8" style:family="paragraph">
      <loext:graphic-properties draw:fill="none" draw:fill-color="#729fcf"/>
      <style:paragraph-properties fo:text-align="center"/>
    </style:style>
    <style:style style:name="P9" style:family="paragraph">
      <style:text-properties fo:font-size="18pt"/>
    </style:style>
    <style:style style:name="P10" style:family="paragraph">
      <loext:graphic-properties draw:fill="none" draw:fill-color="#ffffff"/>
      <style:text-properties fo:font-size="18pt"/>
    </style:style>
    <style:style style:name="P11" style:family="paragraph">
      <style:text-properties fo:font-size="14pt"/>
    </style:style>
    <style:style style:name="P12" style:family="paragraph">
      <loext:graphic-properties draw:fill="none" draw:fill-color="#ffffff"/>
      <style:text-properties fo:font-size="14pt"/>
    </style:style>
    <style:style style:name="P13" style:family="paragraph">
      <style:paragraph-properties fo:text-align="center"/>
      <style:text-properties fo:font-size="18pt"/>
    </style:style>
    <style:style style:name="P14" style:family="paragraph">
      <loext:graphic-properties draw:fill="none" draw:fill-color="#ffffff"/>
      <style:paragraph-properties fo:text-align="center"/>
      <style:text-properties fo:font-size="18pt"/>
    </style:style>
    <style:style style:name="P15" style:family="paragraph">
      <loext:graphic-properties draw:fill="none" draw:fill-color="#ffffff"/>
      <style:text-properties fo:font-size="14pt" style:font-size-asian="14pt" style:font-size-complex="14pt"/>
    </style:style>
    <style:style style:name="P16" style:family="paragraph">
      <loext:graphic-properties draw:fill="none"/>
      <style:paragraph-properties fo:text-align="center"/>
      <style:text-properties fo:font-size="12pt"/>
    </style:style>
    <style:style style:name="P17" style:family="paragraph">
      <style:text-properties fo:font-size="12pt"/>
    </style:style>
    <style:style style:name="P18" style:family="paragraph">
      <loext:graphic-properties draw:fill="none" draw:fill-color="#ffffff"/>
      <style:text-properties fo:font-size="12pt"/>
    </style:style>
    <style:style style:name="P19" style:family="paragraph">
      <style:text-properties fo:font-size="10.5pt" style:font-size-asian="10.5pt" style:font-size-complex="10.5pt"/>
    </style:style>
    <style:style style:name="P20" style:family="paragraph">
      <loext:graphic-properties draw:fill="none" draw:fill-color="#ffffff"/>
      <style:text-properties fo:font-size="10.5pt" style:font-size-asian="10.5pt" style:font-size-complex="10.5pt"/>
    </style:style>
    <style:style style:name="P21" style:family="paragraph">
      <style:text-properties fo:font-size="12pt" style:font-size-asian="10.5pt" style:font-size-complex="10.5pt"/>
    </style:style>
    <style:style style:name="P22" style:family="paragraph">
      <loext:graphic-properties draw:fill="none" draw:fill-color="#ffffff"/>
      <style:text-properties fo:font-size="12pt" style:font-size-asian="10.5pt" style:font-size-complex="10.5pt"/>
    </style:style>
    <style:style style:name="P23" style:family="paragraph">
      <loext:graphic-properties draw:fill="none" draw:fill-color="#ffffff"/>
    </style:style>
    <style:style style:name="P24" style:family="paragraph">
      <style:text-properties fo:font-size="8pt"/>
    </style:style>
    <style:style style:name="P25" style:family="paragraph">
      <loext:graphic-properties draw:fill="none" draw:fill-color="#ffffff"/>
      <style:text-properties fo:font-size="8pt"/>
    </style:style>
    <style:style style:name="P26" style:family="paragraph">
      <loext:graphic-properties draw:fill="none"/>
      <style:paragraph-properties fo:text-align="center"/>
      <style:text-properties fo:font-size="12pt" style:font-size-asian="12pt" style:font-size-complex="12pt"/>
    </style:style>
    <style:style style:name="P27" style:family="paragraph">
      <style:text-properties fo:font-size="12pt" style:font-size-asian="12pt" style:font-size-complex="12pt"/>
    </style:style>
    <style:style style:name="P28" style:family="paragraph">
      <loext:graphic-properties draw:fill="none" draw:fill-color="#ffffff"/>
      <style:text-properties fo:font-size="12pt" style:font-size-asian="12pt" style:font-size-complex="12pt"/>
    </style:style>
    <style:style style:name="P29" style:family="paragraph">
      <loext:graphic-properties draw:fill="none" draw:fill-color="#ffffff"/>
      <style:text-properties fo:font-size="7pt" style:font-size-asian="7pt" style:font-size-complex="7pt"/>
    </style:style>
    <style:style style:name="P30" style:family="paragraph">
      <loext:graphic-properties draw:fill="none"/>
      <style:paragraph-properties fo:text-align="center"/>
      <style:text-properties fo:font-size="8pt"/>
    </style:style>
    <style:style style:name="P31" style:family="paragraph">
      <loext:graphic-properties draw:fill="none"/>
      <style:paragraph-properties fo:text-align="center"/>
      <style:text-properties fo:font-size="8pt" style:font-size-asian="6pt" style:font-size-complex="6pt"/>
    </style:style>
    <style:style style:name="P32" style:family="paragraph">
      <style:text-properties fo:font-size="8pt" style:font-size-asian="8pt" style:font-size-complex="8pt"/>
    </style:style>
    <style:style style:name="P33" style:family="paragraph">
      <loext:graphic-properties draw:fill="none" draw:fill-color="#ffffff"/>
      <style:text-properties fo:font-size="8pt" style:font-size-asian="8pt" style:font-size-complex="8pt"/>
    </style:style>
    <style:style style:name="P34" style:family="paragraph">
      <style:text-properties fo:font-size="8pt" style:font-size-asian="6pt" style:font-size-complex="6pt"/>
    </style:style>
    <style:style style:name="P35" style:family="paragraph">
      <loext:graphic-properties draw:fill="none" draw:fill-color="#ffffff"/>
      <style:text-properties fo:font-size="8pt" style:font-size-asian="6pt" style:font-size-complex="6pt"/>
    </style:style>
    <style:style style:name="P36" style:family="paragraph">
      <style:paragraph-properties fo:text-align="center"/>
      <style:text-properties fo:font-size="8pt"/>
    </style:style>
    <style:style style:name="P37" style:family="paragraph">
      <loext:graphic-properties draw:fill="none" draw:fill-color="#729fcf"/>
      <style:paragraph-properties fo:text-align="center"/>
      <style:text-properties fo:font-size="8pt"/>
    </style:style>
    <style:style style:name="P38" style:family="paragraph">
      <style:text-properties fo:font-size="8pt" style:font-size-asian="12pt" style:font-size-complex="12pt"/>
    </style:style>
    <style:style style:name="P39" style:family="paragraph">
      <loext:graphic-properties draw:fill="none" draw:fill-color="#ffffff"/>
      <style:text-properties fo:font-size="8pt" style:font-size-asian="12pt" style:font-size-complex="12pt"/>
    </style:style>
    <style:style style:name="P40" style:family="paragraph">
      <loext:graphic-properties draw:fill-color="#000000"/>
      <style:paragraph-properties fo:text-align="center"/>
      <style:text-properties fo:font-size="8pt"/>
    </style:style>
    <style:style style:name="P41" style:family="paragraph">
      <loext:graphic-properties draw:fill="none" draw:fill-color="#ffffff"/>
      <style:paragraph-properties fo:text-align="center"/>
      <style:text-properties fo:font-size="24pt" style:font-size-asian="24pt" style:font-size-complex="24pt"/>
    </style:style>
    <style:style style:name="P42" style:family="paragraph">
      <style:paragraph-properties fo:text-align="center"/>
      <style:text-properties fo:font-size="9pt" style:font-size-asian="11pt" style:font-size-complex="11pt"/>
    </style:style>
    <style:style style:name="P43" style:family="paragraph">
      <loext:graphic-properties draw:fill="none" draw:fill-color="#ffffff"/>
      <style:paragraph-properties fo:text-align="center"/>
      <style:text-properties fo:font-size="9pt" style:font-size-asian="11pt" style:font-size-complex="11pt"/>
    </style:style>
    <style:style style:name="P44" style:family="paragraph">
      <loext:graphic-properties draw:fill="none"/>
      <style:paragraph-properties fo:text-align="center"/>
      <style:text-properties fo:font-size="9pt"/>
    </style:style>
    <style:style style:name="T1" style:family="text">
      <style:text-properties fo:font-size="11pt" style:font-size-asian="11pt" style:font-size-complex="11pt"/>
    </style:style>
    <style:style style:name="T2" style:family="text">
      <style:text-properties fo:font-size="14pt" style:font-size-asian="14pt" style:font-size-complex="14pt"/>
    </style:style>
    <style:style style:name="T3" style:family="text">
      <style:text-properties fo:font-size="14pt"/>
    </style:style>
    <style:style style:name="T4" style:family="text">
      <style:text-properties fo:font-size="10.5pt" style:font-size-asian="10.5pt" style:font-size-complex="10.5pt"/>
    </style:style>
    <style:style style:name="T5" style:family="text">
      <style:text-properties style:font-size-asian="10.5pt" style:font-size-complex="10.5pt"/>
    </style:style>
    <style:style style:name="T6" style:family="text">
      <style:text-properties fo:font-size="12pt" style:font-size-asian="12pt" style:font-size-complex="12pt"/>
    </style:style>
    <style:style style:name="T7" style:family="text">
      <style:text-properties fo:font-size="7pt" style:font-size-asian="7pt" style:font-size-complex="7pt"/>
    </style:style>
    <style:style style:name="T8" style:family="text">
      <style:text-properties style:font-size-asian="6pt" style:font-size-complex="6pt"/>
    </style:style>
    <style:style style:name="T9" style:family="text">
      <style:text-properties style:font-size-asian="12pt" style:font-size-complex="12pt"/>
    </style:style>
    <style:style style:name="T10" style:family="text">
      <style:text-properties fo:font-size="8pt" style:font-size-asian="8pt" style:font-size-complex="8pt"/>
    </style:style>
    <style:style style:name="T11" style:family="text">
      <style:text-properties fo:font-size="24pt" style:font-size-asian="24pt" style:font-size-complex="24pt"/>
    </style:style>
    <style:style style:name="T12" style:family="text">
      <style:text-properties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ALU" draw:style-name="dp1" draw:master-page-name="Default">
        <draw:path draw:style-name="gr1" draw:text-style-name="P1" draw:layer="layout" svg:width="9.489cm" svg:height="11.082cm" svg:x="3.54cm" svg:y="4.259cm" svg:viewBox="0 0 9490 11083" svg:d="M2109 3175v2636zM7381 5811v2636zM2109 8447v2636zM2109 5811l2636 1229zM2109 8447l2636-1407zM2109 3175l5272 2636zM2109 11083l5272-2636zM2109 7393l1054 491zM0 7393h2109zM0 9502h2109zM0 4230h2109zM7381 7041h2109zM7409 1078h-4218zM3163 3736v-2670zM7381 4230h-2109zM5272 4721v-491zM7381 3245h-3163zM4218 4230v-985zM7381 2260h-3796zM3585 3947v-1687zM6463 749l30 4c-4 21-12 38-26 49-14 13-30 18-50 18-25 0-45-8-60-24-16-17-23-40-23-71 0-20 3-37 9-52 7-14 17-26 30-33 14-7 28-12 44-12 20 0 36 5 48 15 13 11 21 25 25 44l-30 5c-3-13-8-22-15-28-8-7-16-10-27-10-15 0-28 6-38 17-9 11-15 29-15 53 0 25 6 43 15 54s21 16 37 16c12 0 22-3 30-10 8-8 13-20 16-35zM6255 1941v-25l117-134h-35-74v-25h149v21l-99 116-19 22c13-1 26-1 38-1h85v26zM6322 3910l-69-183h33l39 110c4 11 8 24 12 37 3-10 6-21 11-35l41-112h31l-69 183zM6273 2926v-184h29v27c12-20 32-31 58-31 11 0 21 2 30 6 9 5 16 10 21 16 4 6 7 14 9 23 2 6 2 16 2 30v113h-31v-112c0-12-1-22-4-28-2-7-6-12-13-15-6-4-13-6-21-6-13 0-25 4-34 13-10 8-15 24-15 47v101zM8381 6722v-184h27v28c7-13 14-21 20-26 6-3 12-6 20-6 10 0 20 3 31 11l-10 28c-8-4-15-7-23-7-6 0-13 2-18 7-6 4-9 10-11 17-4 11-5 23-5 36v96zM8625 6662l32 4c-5 19-14 33-28 44-13 10-31 15-52 15-27 0-48-8-63-24-16-17-24-40-24-70 0-31 8-55 24-72s36-25 62-25c23 0 43 8 59 25 15 16 23 39 23 70 0 2 0 5 0 8h-136c1 20 7 35 17 46s23 17 38 17c11 0 21-3 29-10 8-5 15-15 19-28zM8524 6611h102c-2-15-6-26-12-34-10-12-23-18-38-18s-26 5-36 14c-10 10-16 23-16 38zM8686 6666l30-4c2 12 7 21 14 28 8 6 19 10 33 10 15 0 25-3 32-9s11-13 11-21c0-7-4-12-10-16-4-3-15-7-31-11-23-6-39-11-48-14-8-5-15-10-19-18-5-8-7-15-7-25 0-8 2-16 5-22 4-7 9-13 15-17 5-4 12-8 20-10 8-3 17-3 27-3 15 0 27 2 38 5 10 5 18 11 23 18 6 7 10 16 11 28l-30 4c-2-9-5-16-12-22-7-5-16-8-28-8-14 0-24 3-31 7-5 5-8 10-8 17 0 4 0 8 3 10 2 4 7 7 12 9 3 1 12 4 27 8 22 6 38 11 46 14 9 4 16 10 21 17 4 7 7 16 7 26 0 11-3 21-9 29-6 10-15 17-26 22-12 5-24 7-39 7-24 0-42-5-54-14-12-10-20-26-23-45zM1120 7006l31 4c-4 21-12 38-26 49-14 12-30 18-50 18-25 0-45-8-61-24-15-17-22-40-22-71 0-20 3-37 9-52 7-15 17-26 31-33 13-7 27-12 43-12 20 0 36 5 49 15 12 10 21 25 24 44l-30 5c-3-13-8-22-15-28-8-7-17-10-27-10-16 0-28 6-38 17-9 11-14 29-14 53 0 25 4 43 13 54 10 11 23 16 38 16 11 0 22-3 30-10 8-8 13-20 15-35zM1178 6857v-36h31v36zM1178 7074v-184h31v184zM1254 7074v-184h28v26c13-20 32-30 57-30 12 0 22 2 31 6s16 9 20 16c5 6 8 14 10 23 1 5 2 15 2 30v113h-31v-112c0-13-1-22-4-28-2-6-6-11-13-15-5-4-12-6-21-6-13 0-25 5-34 13-10 8-14 24-14 48v100zM918 9090c0-34 9-59 29-75 15-14 34-21 57-21 25 0 46 9 61 25 16 17 24 40 24 68 0 24-3 43-10 56-7 14-18 24-31 32-13 7-28 11-44 11-26 0-46-8-62-25-16-16-24-40-24-71zM950 9090c0 24 5 41 16 53 10 12 23 18 38 18s28-6 38-18c11-12 16-30 16-54 0-22-5-40-16-51-10-12-23-18-38-18s-28 6-38 18c-11 11-16 29-16 52zM1127 9253v-254h28v23c8-9 15-17 23-21 8-5 18-7 31-7 15 0 29 4 41 12s21 20 27 35c6 14 9 30 9 48 0 19-3 35-10 50s-16 27-29 35-26 12-41 12c-10 0-19-2-28-7-8-4-14-10-20-16v90zM1155 9091c0 24 5 41 15 52 9 12 21 18 34 18 14 0 26-6 35-18 11-12 16-30 16-55 0-23-5-40-15-52s-21-18-34-18-26 7-36 19-15 30-15 54zM1477 9153v30h-166c0-8 1-15 3-22 5-11 12-23 21-33 9-12 22-24 40-38 28-23 46-41 56-54s14-26 14-38-4-23-13-31c-8-8-20-13-34-13-15 0-27 5-36 14s-13 22-13 37l-33-3c3-24 11-42 26-55 13-12 33-18 56-18 25 0 44 7 58 20s21 30 21 50c0 10-2 20-6 29-4 11-11 21-21 31-9 11-25 26-47 45-19 16-31 27-36 32s-10 11-13 17zM990 3818c0-34 9-59 28-75 16-14 35-21 58-21 25 0 45 9 61 25 15 17 24 39 24 68 0 24-4 43-11 56s-17 24-31 31c-13 8-28 12-43 12-26 0-47-8-62-25-16-16-24-40-24-71zM1022 3818c0 23 5 41 15 53 10 11 23 17 39 17 15 0 28-6 38-17 10-12 15-30 15-54 0-22-5-40-15-52-10-11-23-17-38-17-16 0-29 6-39 17-10 12-15 30-15 53zM1199 3980v-254h28v24c7-9 14-17 23-21 8-5 18-7 30-7 16 0 29 4 41 12s21 20 27 34c6 15 9 31 9 48 0 20-3 36-10 51-6 15-16 27-29 35-12 8-26 12-40 12-11 0-20-2-28-7-8-4-15-10-20-16v89zM1227 3819c0 24 5 41 14 52 10 12 21 17 34 17 15 0 26-6 36-17 10-12 15-30 15-55 0-23-5-41-15-52-9-12-21-18-34-18s-25 6-35 19c-10 12-15 30-15 54zM1503 3910h-31v-197c-8 7-18 14-30 21-11 7-22 12-32 16v-30c17-8 32-18 45-30 13-11 22-23 27-33h21zM2531 12v3373zM2736 186l30 4c-3 21-11 38-25 49-14 13-31 18-51 18-24 0-44-8-59-24-16-17-23-40-23-71 0-20 2-37 9-52 7-14 16-26 30-33s28-12 44-12c19 0 36 5 48 16 13 10 21 24 25 43l-31 5c-2-13-7-22-15-28-7-7-16-10-26-10-15 0-28 6-38 17s-15 29-15 53c0 25 5 43 15 54 9 11 21 16 36 16 12 0 23-3 30-10 9-8 14-20 16-35zM2793 254v-184h27v26c6-9 14-16 23-21 10-6 21-9 33-9 13 0 25 3 34 9 8 6 14 13 18 23 14-21 33-32 56-32 18 0 32 5 42 15 9 10 14 26 14 47v126h-31v-115c0-13 0-22-2-28-3-5-6-9-11-13-6-3-12-5-19-5-13 0-24 5-32 13-8 9-12 23-12 41v107h-31v-119c0-14-3-24-8-31s-13-11-25-11c-8 0-17 3-24 8-7 4-13 10-16 20-4 8-5 21-5 38v95zM3207 253v-23c-11 18-29 27-51 27-15 0-28-4-40-12s-22-19-29-34c-6-14-10-31-10-49 0-19 4-35 9-50 7-15 16-26 28-34s26-13 41-13c10 0 21 3 29 8 9 4 15 10 21 18v-91h31v253zM3109 162c0 23 5 41 15 52 10 12 21 17 35 17s25-5 35-16c9-11 13-28 13-51 0-25-4-43-14-55s-22-18-35-18c-14 0-26 6-35 18-9 10-14 28-14 53z">
          <draw:glue-point draw:id="4" svg:x="-2.33cm" svg:y="-4.987cm"/>
          <text:p/>
        </draw:path>
      </draw:page>
      <draw:page draw:name="Shifter" draw:style-name="dp1" draw:master-page-name="Default">
        <draw:path draw:style-name="gr2" draw:text-style-name="P1" draw:layer="layout" svg:width="18.117cm" svg:height="17.651cm" svg:x="4.218cm" svg:y="1.72cm" svg:viewBox="0 0 18118 17652" svg:d="M6039 17652v-14711h6040v14711zM7046 0v2942zM8052 0v2942zM9059 0v2942zM10066 0v2942zM11072 0v2942zM6692 2544l-4-30c11-1 20-6 27-12 6-8 9-17 9-31s-3-23-8-29c-6-6-12-9-19-9-8 0-13 1-16 7-3 5-6 14-11 30-5 21-11 35-14 43-5 9-10 15-17 18-7 5-15 7-24 7-7 0-15-2-21-5s-13-9-17-14c-3-5-5-11-8-18-2-8-3-17-3-25 0-14 1-26 6-36 3-11 9-17 16-23 6-5 16-8 27-9l4 28c-9 1-15 6-22 12-4 5-8 14-8 25 0 14 4 23 8 29 3 5 10 8 15 8 4 0 7 0 11-3 3-2 6-6 8-11 1-3 3-11 8-26 6-20 11-34 14-42s8-14 16-19c6-4 14-7 25-7 10 1 19 3 27 9 9 6 16 14 21 25 4 10 6 21 6 35 0 22-5 39-14 51-10 11-24 19-42 22zM6746 2369l-242-3 1-28h86c-16-14-24-31-24-51 0-12 3-23 8-32 6-9 13-15 22-20 10-3 22-6 40-6l111 1v30l-111-2c-16 0-27 3-33 9-7 6-10 16-11 27 0 9 3 17 7 24 5 8 10 13 18 16s19 4 33 4l95 2zM6748 2179l-152-1v26h-24v-26h-18c-12 0-20-2-26-3-8-3-15-8-19-16-5-6-7-15-7-29 0-8 2-17 3-26l26 4c0 6-2 13-2 17 0 9 2 16 6 19s12 6 21 6h18v-34h22v34l152 1zM6540 2091h-33v-28h35zM6748 2093h-174v-30l175 2zM6749 2016l-152-2v26h-23v-26h-18c-13 0-21-2-27-3-8-3-14-8-19-16-5-6-6-15-6-29 0-8 1-17 3-26l25 5c-1 6-1 12-1 17 0 9 1 15 6 18 3 3 11 6 21 6h16l1-34h22v34l152 2zM6723 1869l26-5c2 8 2 16 2 22 0 11-2 18-5 25-3 6-8 9-12 12-7 1-18 3-37 3l-100-2v22h-23v-22h-43l-18-29 61 2 1-30h22v30h103c8 0 13 0 16-2 2 0 5-1 7-5 1-1 1-4 1-9 0-3 0-8-1-12zM6818 1866h-23l2-190h22zM6753 1609l-176 64v-31l106-36c11-3 22-7 35-11-10-1-21-6-34-10l-106-39v-29l175 66zM6732 1382c10 11 16 20 19 31 5 9 6 20 6 31 0 19-4 34-14 43-9 11-22 16-36 16-10 0-18-3-24-6-6-5-13-10-18-16-3-6-6-12-9-20-2-6-3-14-3-26-3-23-7-40-11-51-3 0-7 0-7 0-12 0-20 1-27 8-6 7-9 18-9 32s1 23 6 29c5 8 14 13 27 16l-5 28c-12-3-22-7-30-13s-12-15-17-26c-3-11-6-23-6-39 0-14 3-26 6-35 3-8 8-16 13-20 6-3 12-6 20-8 5-1 14-1 27-1h40c28 0 46 0 52-2 8 0 16-3 22-6v29c-6 3-14 5-22 6zM6665 1384c5 11 8 26 12 46 1 13 3 22 6 26 1 5 5 8 9 11s8 5 13 5c8 0 16-3 21-9 4-5 8-14 8-25s-2-22-7-29c-6-10-12-16-20-21-8-3-18-4-30-4zM6754 1310l-241-2v-29l243 1zM8515 2544l-4-30c11-1 20-6 26-12 7-8 10-17 10-31s-3-23-8-29c-6-6-13-9-19-9-8 0-13 1-16 7-3 5-6 14-11 30-5 21-11 35-14 43-5 9-10 15-18 18-6 5-14 7-23 7-7 0-15-2-21-5s-13-9-17-14-5-11-8-18c-2-8-4-17-4-25 0-14 2-26 7-36 3-11 9-17 16-23 6-5 16-8 27-9l4 28c-9 1-15 6-22 12-5 5-8 14-8 25 0 14 3 23 8 29 3 5 10 8 14 8 5 0 8 0 12-3 3-2 6-6 7-11 2-3 4-11 8-26 7-20 12-34 15-42s8-14 16-19c6-4 14-7 25-7 9 1 19 3 27 9 9 6 16 14 20 25 5 10 7 21 7 35 0 22-5 39-14 51-10 11-24 19-42 22zM8569 2369l-242-3 1-28h86c-16-14-24-31-24-51 0-12 3-23 8-32 6-9 13-15 22-20 10-3 22-6 40-6l111 1v30l-111-2c-16 0-27 3-33 9-7 6-10 16-12 27 0 9 4 17 8 24 5 8 10 13 18 16s19 4 33 4l95 2zM8571 2179l-152-1v26h-24v-26h-18c-12 0-20-2-27-3-7-3-14-8-19-16-4-6-6-15-6-29 0-8 2-17 3-26l26 4c0 6-2 13-2 17 0 9 2 16 6 19s11 6 21 6h17v-34h23v34l152 1zM8363 2091h-33v-28h35zM8571 2093h-175v-30l176 2zM8572 2016l-152-2v26h-24v-26h-17c-13 0-21-2-27-3-8-3-14-8-19-16-5-6-6-15-6-29 0-8 1-17 3-26l25 5c-1 6-1 12-1 17 0 9 1 15 6 18 3 3 11 6 21 6h15l2-34h22v34l152 2zM8545 1869l27-5c2 8 2 16 2 22 0 11-2 18-5 25-3 6-8 9-12 12-7 1-18 3-37 3l-100-2v22h-24v-22h-42l-18-29 60 2 2-30h22v30h103c8 0 13 0 16-2 2 0 5-1 6-5 2-1 2-4 2-9 0-3 0-8-2-12zM8641 1866h-23l2-190h22zM8576 1657l-176-1v-27h27c-13-6-21-12-24-18-5-5-7-11-7-19 0-9 4-18 10-29l28 11c-4 6-7 14-7 20s3 12 6 17c3 6 9 9 16 11 11 4 22 6 35 6h92zM8576 1546l-175-2v-26h27c-13-6-20-12-25-18-3-5-5-11-5-19 0-9 3-18 10-29l26 11c-4 6-6 14-6 20s2 12 6 17c4 6 8 9 16 11 10 4 23 6 35 6h91zM8577 1453l-90-63-86 57v-35l41-27c8-4 16-7 21-10-8-5-14-10-19-14l-41-30v-34l82 61 94-64-2 36-54 34-14 9 68 45zM9511 2544l-5-30c11-1 21-6 27-12 6-8 9-17 9-31s-3-23-7-29c-7-6-13-9-19-9-8 0-13 1-16 7-4 5-7 14-11 30-5 21-12 35-15 43-4 9-9 15-17 18-6 5-14 7-24 7-6 0-14-2-21-5-6-3-12-9-17-14-3-5-5-11-8-18-1-8-3-17-3-25 0-14 2-26 6-36 3-11 10-17 16-23 6-5 16-8 27-9l5 28c-10 1-16 6-22 12-5 5-8 14-8 25 0 14 3 23 8 29 3 5 9 8 14 8s8 0 11-3c3-2 6-6 8-11 2-3 3-11 8-26 6-20 11-34 14-42s8-14 16-19c6-4 14-7 25-7 10 1 19 3 27 9 10 6 16 14 21 25 5 10 6 21 6 35 0 22-5 39-14 51-10 11-24 19-41 22zM9565 2369l-243-3 2-28h85c-16-14-23-31-23-51 0-12 3-23 7-32 7-9 13-15 23-20 9-3 22-6 39-6l111 1v30l-111-2c-16 0-27 3-33 9s-10 16-11 27c0 9 3 17 8 24 5 8 9 13 17 16s19 4 34 4l95 2zM9566 2179l-152-1v26h-24v-26h-17c-13 0-21-2-27-3-8-3-14-8-19-16-5-6-6-15-6-29 0-8 1-17 3-26l25 4c0 6-2 13-2 17 0 9 2 16 7 19 3 3 11 6 20 6h18v-34h22v34l152 1zM9359 2091h-34v-28h35zM9566 2093h-174v-30l176 2zM9568 2016l-152-2v26h-24v-26h-18c-12 0-20-2-27-3-7-3-14-8-19-16-4-6-6-15-6-29 0-8 2-17 3-26l26 5c-2 6-2 12-2 17 0 9 2 15 6 18s12 6 21 6h16l1-34h23v34l152 2zM9541 1869l27-5c1 8 1 16 1 22 0 11-1 18-4 25-4 6-8 9-13 12-6 1-17 3-36 3l-100-2v22h-24v-22h-43l-17-29 60 2 1-30h23v30h103c8 0 12 0 16-2 1 0 4-1 6-5 1-1 1-4 1-9 0-3 0-8-1-12zM9636 1866h-22l1-190h23zM9571 1657l-176-1v-27h27c-13-6-21-12-24-18-5-5-6-11-6-19 0-9 3-18 9-29l29 11c-5 6-8 14-8 20s3 12 6 17c4 6 10 9 16 11 11 4 22 6 35 6h92zM9482 1555c-31 0-55-9-71-26-13-15-19-32-19-54 0-23 8-42 24-57 16-14 38-22 66-22 22 0 40 3 53 11 12 6 23 15 30 28 6 14 11 26 11 42-2 23-10 43-26 57-15 15-38 21-68 21zM9484 1526c22 0 38-5 49-14 13-9 17-22 17-35 0-14-4-27-15-36-12-9-29-15-53-15-20 0-38 4-49 13-11 10-16 22-16 36 0 15 5 26 16 36s27 15 51 15zM9573 1362l-175-1v-27h27c-13-6-20-12-25-18-3-5-7-11-5-19 0-9 3-18 10-29l27 11c-5 6-7 14-7 20s2 12 5 17c5 6 9 9 17 11 10 4 23 6 35 6h91zM10528 2544l-4-30c11-1 20-6 27-12 6-8 9-17 9-31s-3-23-8-29c-6-6-12-9-19-9-8 0-13 1-16 7-3 5-6 14-11 30-5 21-11 35-14 43-5 9-10 15-17 18-7 5-15 7-24 7-7 0-15-2-21-5s-13-9-17-14c-3-5-5-11-8-18-2-8-3-17-3-25 0-14 1-26 6-36 3-11 9-17 16-23 6-5 16-8 27-9l4 28c-9 1-15 6-22 12-4 5-8 14-8 25 0 14 4 23 8 29 3 5 10 8 15 8 4 0 7 0 11-3 3-2 6-6 8-11 1-3 3-11 8-26 6-20 11-34 14-42s8-14 16-19c6-4 14-7 25-7 10 1 19 3 27 9 9 6 16 14 21 25 4 10 6 21 6 35 0 22-5 39-14 51-10 11-24 19-42 22zM10582 2369l-242-3 1-28h86c-16-14-24-31-24-51 0-12 3-23 8-32 6-9 13-15 22-20 10-3 22-6 40-6l111 1v30l-111-2c-16 0-27 3-33 9-7 6-10 16-11 27 0 9 3 17 7 24 5 8 10 13 18 16s19 4 33 4l95 2zM10584 2179l-152-1v26h-24v-26h-17c-13 0-21-2-27-3-8-3-15-8-19-16-5-6-7-15-7-29 0-8 2-17 3-26l26 4c0 6-2 13-2 17 0 9 2 16 6 19s12 6 21 6h18v-34h22v34l152 1zM10376 2091h-33v-28h35zM10584 2093h-174v-30l175 2zM10585 2016l-152-2v26h-23v-26h-18c-13 0-21-2-27-3-8-3-14-8-19-16-5-6-6-15-6-29 0-8 1-17 3-26l25 5c-1 6-1 12-1 17 0 9 1 15 6 18 3 3 11 6 21 6h16l1-34h22v34l152 2zM10559 1869l26-5c2 8 2 16 2 22 0 11-2 18-5 25-3 6-8 9-12 12-7 1-18 3-37 3l-100-2v22h-23v-22h-43l-18-29 61 2 1-30h22v30h103c8 0 13 0 16-2 2 0 5-1 7-5 1-1 1-4 1-9 0-3 0-8-1-12zM10654 1866h-23l2-190h22zM10566 1546c10 11 16 20 19 31 5 9 7 20 7 31 0 18-5 34-14 43-10 11-23 16-37 16-8 0-16-4-24-7-6-4-12-9-16-15s-7-12-11-20c0-6-1-14-3-26-3-24-6-41-9-51-5 0-8 0-8 0-13 0-21 1-26 7-8 8-11 19-11 33s2 23 8 29c5 8 13 12 26 16l-5 27c-13-3-22-6-30-12s-13-15-18-26c-3-11-6-23-4-39 0-14 1-26 4-35 3-8 8-16 15-20 4-4 11-7 19-8 6-2 14-2 28-2h40c27 0 44 0 52-1 6 0 14-3 21-6v29c-7 3-15 4-23 6zM10500 1548c5 10 8 26 11 46 2 12 3 22 6 26 2 5 5 8 10 11 3 3 8 5 14 5 8 0 14-3 19-10 6-4 8-14 8-24 0-11-2-22-6-30-5-9-13-15-21-20-6-3-17-4-30-4zM10536 1484l-4-29c12-2 20-5 27-12 6-8 9-17 11-31 0-14-4-24-10-30-5-6-11-9-19-9-6 0-11 2-16 8-3 4-6 14-9 29-7 22-11 36-16 43-3 10-10 16-16 19-8 5-16 6-24 6s-14-1-22-5c-6-3-11-9-16-13-3-5-6-11-8-19-3-8-4-17-3-25 0-14 2-26 5-35 5-11 9-17 17-22 7-6 16-9 27-11l3 28c-9 2-15 6-20 12-5 5-8 14-8 25 0 14 1 23 6 30 5 4 10 7 16 7 3 0 8 0 11-3 3-1 5-6 8-11 0-3 3-10 6-24 7-22 12-36 15-44 4-7 9-13 16-18s15-8 25-8c11 2 19 3 28 9 8 7 16 14 21 25s6 22 6 36c0 21-4 38-14 51-9 10-24 18-43 21zM10590 1310l-174-2v-26h27c-13-6-21-12-26-19-3-4-4-10-4-18 0-9 3-19 9-29l27 10c-3 7-6 14-6 20 0 7 1 13 6 17 3 7 10 10 16 11 11 5 22 6 35 6h92zM11535 2544l-5-30c11-1 21-6 27-12 7-8 10-17 10-31s-3-23-8-29c-7-6-13-9-19-9-8 0-13 1-16 7-3 5-6 14-11 30-5 21-11 35-14 43-5 9-10 15-18 18-6 5-14 7-24 7-6 0-14-2-20-5-7-3-13-9-18-14-3-5-5-11-8-18-1-8-3-17-3-25 0-14 2-26 6-36 4-11 10-17 16-23 7-5 16-8 27-9l5 28c-9 1-16 6-22 12-5 5-8 14-8 25 0 14 3 23 8 29 3 5 9 8 14 8s8 0 11-3c3-2 7-6 8-11 2-3 3-11 8-26 6-20 11-34 14-42 4-8 8-14 16-19 7-4 14-7 26-7 9 1 19 3 27 9 9 6 15 14 20 25 5 10 6 21 6 35 0 22-4 39-14 51-9 11-24 19-41 22zM11589 2369l-243-3 2-28h86c-16-14-24-31-24-51 0-12 3-23 8-32 6-9 12-15 22-20 9-3 22-6 39-6l111 1v30l-111-2c-15 0-26 3-33 9-6 6-9 16-11 27 0 9 3 17 8 24 5 8 10 13 17 16 8 3 19 4 34 4l95 2zM11590 2179l-152-1v26h-24v-26h-17c-13 0-21-2-27-3-8-3-14-8-19-16-5-6-6-15-6-29 0-8 1-17 3-26l25 4c0 6-1 13-1 17 0 9 1 16 6 19 3 3 11 6 21 6h17v-34h22v34l152 1zM11383 2091h-33v-28h34zM11590 2093h-174v-30l176 2zM11592 2016l-152-2v26h-24v-26h-17c-13 0-21-2-27-3-8-3-15-8-19-16-5-6-7-15-7-29 0-8 2-17 4-26l25 5c-2 6-2 12-2 17 0 9 2 15 7 18 3 3 11 6 20 6h16l2-34h22v34l152 2zM11565 1869l27-5c2 8 2 16 2 22 0 11-2 18-5 25-3 6-8 9-13 12-6 1-17 3-36 3l-100-2v22h-24v-22h-43l-17-29 60 2 2-30h22v30h103c8 0 13 0 16-2 1 0 5-1 6-5 2-1 2-4 2-9 0-3 0-8-2-12zM11660 1866h-22l2-190h22zM11595 1657l-242-1v-30l242 2zM11543 1595l-5-29c11-1 21-5 27-12 6-8 10-17 10-31s-4-23-8-29c-7-7-13-10-19-10-8 0-13 2-16 8-3 5-7 14-11 29-7 22-11 36-15 44-4 9-9 15-17 18-6 5-14 6-24 6-8 0-14-1-20-4-7-3-13-10-18-14-3-5-6-11-8-19-1-8-3-17-3-24 0-14 2-27 6-36 4-11 10-17 16-22 7-6 16-9 27-10l5 27c-10 2-17 7-22 13-5 4-8 14-8 24 0 14 3 24 6 30 5 4 11 7 16 7s8 0 11-3c3-1 6-6 8-10s3-11 8-25c6-22 11-36 14-43 3-8 8-14 16-19 6-5 14-8 25-8 10 2 20 3 27 10 10 6 16 14 21 24 5 11 6 22 6 36 0 21-4 38-14 51-9 11-24 18-41 21zM11597 1421l-243-2 2-29 241 2zM0 6865h6039zM0 12750h6039zM1539 6535l29 3c-3 20-11 35-24 46-14 11-30 17-49 17-24 0-43-8-57-23-15-15-22-37-22-65 0-18 3-35 9-49s16-23 29-31c12-6 27-9 41-9 19 0 35 4 47 13 11 10 19 22 23 41l-29 3c-3-11-8-20-14-25-7-6-16-9-26-9-14 0-27 4-36 15-10 11-14 28-14 50 0 23 4 40 14 51 9 9 21 15 35 15 11 0 22-5 28-11 8-8 13-18 16-32zM1593 6396v-34h30v34zM1593 6598v-170h30v170zM1666 6598v-170h27v23c13-18 30-27 55-27 10 0 19 1 29 6 9 3 16 7 19 14 5 6 8 14 9 21 2 5 2 14 2 28v105h-28v-103c0-13-2-22-4-27-3-6-8-10-12-14-7-4-13-6-21-6-13 0-24 5-33 13-10 7-13 23-13 44v93zM1538 12453v-21c-12 17-27 24-48 24-14 0-27-3-40-10-11-8-20-19-27-33-6-12-9-28-9-46 0-17 3-33 9-47 5-13 15-24 26-30 12-8 25-11 39-11 10 0 19 1 27 6 10 5 16 9 21 17v-85h30v236zM1444 12367c0 23 5 38 14 49 10 11 21 17 34 17 12 0 23-6 33-15 9-11 14-27 14-48 0-23-5-40-14-51-10-11-21-17-35-17-13 0-24 5-32 15-9 11-14 28-14 50zM1614 12251v-34h30v34zM1614 12453v-170h30v170zM1687 12453v-170h27v24c12-19 30-28 55-28 10 0 19 1 29 6 9 3 15 8 19 14s7 14 9 21c2 5 2 14 2 28v105h-29v-103c0-13-1-22-3-26-3-7-8-11-13-14-6-5-12-7-20-7-13 0-24 5-34 13-9 8-12 23-12 45v92zM12079 12750h6039zM12079 6865h6039zM15631 6505l28 3c-3 21-11 36-23 47-15 11-30 17-49 17-24 0-43-8-58-23-14-16-22-37-22-65 0-19 3-36 10-50 6-14 16-23 28-31 13-6 27-9 42-9 19 0 34 5 47 14 11 9 19 22 22 40l-28 3c-3-10-8-20-15-24-6-7-15-10-25-10-14 0-27 5-36 16-10 11-15 28-15 49 0 23 5 40 15 51 9 9 20 16 35 16 11 0 22-5 28-11 8-8 13-19 16-33zM15674 6482c0-31 9-54 27-69 14-13 33-19 55-19 24 0 43 6 59 22 14 15 22 37 22 65 0 21-3 38-10 51-7 12-17 23-30 29-12 8-27 11-41 11-25 0-44-8-60-23-14-16-22-37-22-67zM15704 6482c0 22 5 39 14 50 11 10 22 17 38 17 14 0 27-7 37-17 9-11 14-28 14-50 0-21-5-37-14-48-11-10-23-17-37-17-16 0-27 7-38 17-9 11-14 27-14 48zM15986 6569v-27c-14 21-32 30-55 30-10 0-19-2-29-6-10-3-16-8-21-14-3-6-6-14-8-22-1-6-1-15-1-28v-105h28v95c0 15 2 26 2 30 3 8 6 14 13 19 6 3 12 6 22 6 8 0 17-3 25-6 8-5 13-11 16-19 3-7 5-18 5-34v-91h30v172zM16125 6542l4 25c-8 2-16 3-23 3-9 0-19-1-23-4-7-3-11-8-13-14-3-5-5-17-5-34v-98h-20v-23h20v-41l30-19v60h30v23h-30v99c0 10 0 14 2 17 2 2 3 3 5 5 3 1 6 3 9 3 5 0 8-2 14-2zM15629 12453v-21c-11 17-27 24-47 24-14 0-27-3-40-10-11-8-20-19-27-33-6-12-9-28-9-46 0-17 3-33 9-47 5-13 14-24 26-30 12-8 25-11 39-11 10 0 19 1 27 6 10 5 16 9 21 17v-85h30v236zM15536 12367c0 23 5 38 14 49 10 11 21 17 33 17 13 0 24-6 34-15 9-11 14-27 14-48 0-23-5-40-14-51-10-11-21-17-35-17-13 0-24 5-32 15-9 11-14 28-14 50zM15694 12367c0-31 10-54 27-70 15-12 34-18 56-18 24 0 43 6 58 21 15 16 23 37 23 65 0 22-4 39-10 51-8 13-17 23-30 30s-27 10-41 10c-26 0-45-7-60-23-15-15-23-37-23-66zM15724 12367c0 21 5 38 15 49 11 11 22 17 38 17 14 0 27-6 36-17 10-11 14-28 14-49 0-22-4-37-14-48-11-11-22-17-36-17-16 0-27 6-38 17-10 11-15 26-15 48zM16007 12453v-26c-15 20-32 29-56 29-9 0-19-1-28-6-10-3-16-8-21-14-3-6-6-14-8-21s-2-16-2-28v-105h29v94c0 15 2 26 2 31 3 8 6 14 12 18 7 4 13 7 22 7 8 0 18-3 26-7s13-10 16-18 4-19 4-34v-91h31v171zM16146 12427l3 25c-8 1-16 3-22 3-9 0-19-2-24-5-6-3-11-8-12-14-4-4-5-17-5-34v-97h-21v-23h21v-42l30-18v60h30v23h-30v99c0 9 0 14 2 17 1 1 3 3 4 4 3 2 7 4 10 4 5 0 8-2 14-2z">
          <draw:glue-point draw:id="4" svg:x="-0.569cm" svg:y="-4.832cm"/>
          <draw:glue-point draw:id="5" svg:x="1.114cm" svg:y="-5.003cm"/>
          <draw:glue-point draw:id="6" svg:x="0.552cm" svg:y="-4.993cm"/>
          <draw:glue-point draw:id="7" svg:x="-0.558cm" svg:y="-4.993cm"/>
          <draw:glue-point draw:id="8" svg:x="-1.11cm" svg:y="-5.003cm"/>
          <draw:glue-point draw:id="9" svg:x="-4.998cm" svg:y="-1.105cm"/>
          <draw:glue-point draw:id="10" svg:x="-4.993cm" svg:y="2.225cm"/>
          <draw:glue-point draw:id="11" svg:x="5.002cm" svg:y="-1.105cm"/>
          <draw:glue-point draw:id="12" svg:x="4.993cm" svg:y="2.216cm"/>
          <text:p/>
        </draw:path>
      </draw:page>
      <draw:page draw:name="Flôt de Conception" draw:style-name="dp1" draw:master-page-name="Default">
        <draw:custom-shape draw:style-name="gr3" draw:text-style-name="P1" draw:layer="layout" svg:width="2.464cm" svg:height="1.643cm" svg:x="4.735cm" svg:y="9.255cm">
          <text:p/>
          <draw:enhanced-geometry svg:viewBox="0 0 21600 21600" draw:type="rectangle" draw:enhanced-path="M 0 0 L 21600 0 21600 21600 0 21600 0 0 Z N"/>
        </draw:custom-shape>
        <draw:line draw:style-name="gr4" draw:text-style-name="P1" draw:layer="layout" svg:x1="2.27cm" svg:y1="10.077cm" svg:x2="4.735cm" svg:y2="10.077cm">
          <text:p/>
        </draw:line>
        <draw:custom-shape draw:style-name="gr5" draw:text-style-name="P1" draw:layer="layout" svg:width="2.465cm" svg:height="1.643cm" svg:x="9.664cm" svg:y="9.255cm">
          <text:p/>
          <draw:enhanced-geometry svg:viewBox="0 0 21600 21600" draw:type="rectangle" draw:enhanced-path="M 0 0 L 21600 0 21600 21600 0 21600 0 0 Z N"/>
        </draw:custom-shape>
        <draw:line draw:style-name="gr4" draw:text-style-name="P1" draw:layer="layout" svg:x1="7.199cm" svg:y1="10.077cm" svg:x2="9.664cm" svg:y2="10.077cm">
          <text:p/>
        </draw:line>
        <draw:custom-shape draw:style-name="gr3" draw:text-style-name="P1" draw:layer="layout" svg:width="2.464cm" svg:height="1.643cm" svg:x="4.735cm" svg:y="9.255cm">
          <text:p/>
          <draw:enhanced-geometry svg:viewBox="0 0 21600 21600" draw:type="rectangle" draw:enhanced-path="M 0 0 L 21600 0 21600 21600 0 21600 0 0 Z N"/>
        </draw:custom-shape>
        <draw:line draw:style-name="gr4" draw:text-style-name="P1" draw:layer="layout" svg:x1="2.27cm" svg:y1="10.077cm" svg:x2="4.735cm" svg:y2="10.077cm">
          <text:p/>
        </draw:line>
        <draw:line draw:style-name="gr4" draw:text-style-name="P1" draw:layer="layout" svg:x1="7.199cm" svg:y1="10.077cm" svg:x2="9.664cm" svg:y2="10.077cm">
          <text:p/>
        </draw:line>
        <draw:custom-shape draw:style-name="gr5" draw:text-style-name="P1" draw:layer="layout" svg:width="2.465cm" svg:height="1.643cm" svg:x="14.593cm" svg:y="9.255cm">
          <text:p/>
          <draw:enhanced-geometry svg:viewBox="0 0 21600 21600" draw:type="rectangle" draw:enhanced-path="M 0 0 L 21600 0 21600 21600 0 21600 0 0 Z N"/>
        </draw:custom-shape>
        <draw:line draw:style-name="gr4" draw:text-style-name="P1" draw:layer="layout" svg:x1="12.129cm" svg:y1="10.077cm" svg:x2="14.594cm" svg:y2="10.077cm">
          <text:p/>
        </draw:line>
        <draw:custom-shape draw:style-name="gr5" draw:text-style-name="P1" draw:layer="layout" svg:width="2.465cm" svg:height="1.643cm" svg:x="19.522cm" svg:y="9.255cm">
          <text:p/>
          <draw:enhanced-geometry svg:viewBox="0 0 21600 21600" draw:type="rectangle" draw:enhanced-path="M 0 0 L 21600 0 21600 21600 0 21600 0 0 Z N"/>
        </draw:custom-shape>
        <draw:line draw:style-name="gr4" draw:text-style-name="P1" draw:layer="layout" svg:x1="17.058cm" svg:y1="10.077cm" svg:x2="19.523cm" svg:y2="10.077cm">
          <text:p/>
        </draw:line>
        <draw:custom-shape draw:style-name="gr5" draw:text-style-name="P1" draw:layer="layout" svg:width="2.465cm" svg:height="1.643cm" svg:x="14.593cm" svg:y="9.255cm">
          <text:p/>
          <draw:enhanced-geometry svg:viewBox="0 0 21600 21600" draw:type="rectangle" draw:enhanced-path="M 0 0 L 21600 0 21600 21600 0 21600 0 0 Z N"/>
        </draw:custom-shape>
        <draw:line draw:style-name="gr4" draw:text-style-name="P1" draw:layer="layout" svg:x1="12.129cm" svg:y1="10.077cm" svg:x2="14.594cm" svg:y2="10.077cm">
          <text:p/>
        </draw:line>
        <draw:line draw:style-name="gr4" draw:text-style-name="P1" draw:layer="layout" svg:x1="17.058cm" svg:y1="10.077cm" svg:x2="19.523cm" svg:y2="10.077cm">
          <text:p/>
        </draw:line>
        <draw:line draw:style-name="gr4" draw:text-style-name="P1" draw:layer="layout" svg:x1="21.987cm" svg:y1="10.077cm" svg:x2="24.452cm" svg:y2="10.077cm">
          <text:p/>
        </draw:line>
        <draw:frame draw:style-name="gr6" draw:text-style-name="P3" draw:layer="layout" svg:width="2.963cm" svg:height="0.683cm" svg:x="4.64cm" svg:y="9.715cm">
          <draw:text-box>
            <text:p text:style-name="P2"><text:span text:style-name="T1">Modélisation</text:span></text:p>
          </draw:text-box>
        </draw:frame>
        <draw:frame draw:style-name="gr6" draw:text-style-name="P3" draw:layer="layout" svg:width="2.963cm" svg:height="0.683cm" svg:x="19.754cm" svg:y="9.715cm">
          <draw:text-box>
            <text:p text:style-name="P2"><text:span text:style-name="T1">Fonderie</text:span></text:p>
          </draw:text-box>
        </draw:frame>
        <draw:frame draw:style-name="gr6" draw:text-style-name="P5" draw:layer="layout" svg:width="2.963cm" svg:height="1.547cm" svg:x="14.335cm" svg:y="9.424cm">
          <draw:text-box>
            <text:p text:style-name="P4"><text:span text:style-name="T1">Placement</text:span></text:p>
            <text:p text:style-name="P4"><text:span text:style-name="T1">&amp;</text:span></text:p>
            <text:p text:style-name="P4"><text:span text:style-name="T1">Routage</text:span></text:p>
          </draw:text-box>
        </draw:frame>
        <draw:frame draw:style-name="gr6" draw:text-style-name="P3" draw:layer="layout" svg:width="2.963cm" svg:height="0.683cm" svg:x="9.467cm" svg:y="9.715cm">
          <draw:text-box>
            <text:p text:style-name="P2"><text:span text:style-name="T1">Simulation</text:span></text:p>
          </draw:text-box>
        </draw:frame>
        <draw:frame draw:style-name="gr6" draw:text-style-name="P5" draw:layer="layout" svg:width="2.963cm" svg:height="1.547cm" svg:x="21.955cm" svg:y="7.937cm">
          <draw:text-box>
            <text:p text:style-name="P4"><text:span text:style-name="T1">Réalisation </text:span><text:span text:style-name="T1">physique du </text:span><text:span text:style-name="T1">processeur</text:span></text:p>
          </draw:text-box>
        </draw:frame>
        <draw:frame draw:style-name="gr6" draw:text-style-name="P5" draw:layer="layout" svg:width="2.963cm" svg:height="1.115cm" svg:x="16.663cm" svg:y="7.985cm">
          <draw:text-box>
            <text:p text:style-name="P4"><text:span text:style-name="T1">M</text:span><text:span text:style-name="T1">a</text:span><text:span text:style-name="T1">s</text:span><text:span text:style-name="T1">q</text:span><text:span text:style-name="T1">u</text:span><text:span text:style-name="T1">e</text:span><text:span text:style-name="T1"> </text:span><text:span text:style-name="T1">d</text:span><text:span text:style-name="T1">u</text:span><text:span text:style-name="T1"> </text:span><text:span text:style-name="T1">c</text:span><text:span text:style-name="T1">i</text:span><text:span text:style-name="T1">r</text:span><text:span text:style-name="T1">c</text:span><text:span text:style-name="T1">u</text:span><text:span text:style-name="T1">it</text:span></text:p>
          </draw:text-box>
        </draw:frame>
        <draw:frame draw:style-name="gr6" draw:text-style-name="P5" draw:layer="layout" svg:width="2.963cm" svg:height="1.115cm" svg:x="12.091cm" svg:y="8.021cm">
          <draw:text-box>
            <text:p text:style-name="P4"><text:span text:style-name="T1">M</text:span><text:span text:style-name="T1">o</text:span><text:span text:style-name="T1">d</text:span><text:span text:style-name="T1">è</text:span><text:span text:style-name="T1">l</text:span><text:span text:style-name="T1">e</text:span><text:span text:style-name="T1"> </text:span><text:span text:style-name="T1">V</text:span><text:span text:style-name="T1">H</text:span><text:span text:style-name="T1">D</text:span><text:span text:style-name="T1">L</text:span></text:p>
            <text:p text:style-name="P4"><text:span text:style-name="T1">f</text:span><text:span text:style-name="T1">o</text:span><text:span text:style-name="T1">n</text:span><text:span text:style-name="T1">c</text:span><text:span text:style-name="T1">t</text:span><text:span text:style-name="T1">i</text:span><text:span text:style-name="T1">o</text:span><text:span text:style-name="T1">n</text:span><text:span text:style-name="T1">n</text:span><text:span text:style-name="T1">e</text:span><text:span text:style-name="T1">l</text:span></text:p>
          </draw:text-box>
        </draw:frame>
        <draw:frame draw:style-name="gr6" draw:text-style-name="P3" draw:layer="layout" svg:width="2.963cm" svg:height="0.683cm" svg:x="7.18cm" svg:y="8.112cm">
          <draw:text-box>
            <text:p text:style-name="P2"><text:span text:style-name="T1">M</text:span><text:span text:style-name="T1">od</text:span><text:span text:style-name="T1">èl</text:span><text:span text:style-name="T1">e </text:span><text:span text:style-name="T1">V</text:span><text:span text:style-name="T1">H</text:span><text:span text:style-name="T1">D</text:span><text:span text:style-name="T1">L</text:span></text:p>
          </draw:text-box>
        </draw:frame>
        <draw:frame draw:style-name="gr6" draw:text-style-name="P3" draw:layer="layout" svg:width="2.963cm" svg:height="0.683cm" svg:x="2.227cm" svg:y="8.064cm">
          <draw:text-box>
            <text:p text:style-name="P2"><text:span text:style-name="T1">D</text:span><text:span text:style-name="T1">O</text:span><text:span text:style-name="T1">C</text:span><text:span text:style-name="T1"> </text:span><text:span text:style-name="T1">A</text:span><text:span text:style-name="T1">R</text:span><text:span text:style-name="T1">M</text:span></text:p>
          </draw:text-box>
        </draw:frame>
      </draw:page>
      <draw:page draw:name="Description des étages" draw:style-name="dp1" draw:master-page-name="Default">
        <draw:frame draw:style-name="standard" draw:layer="layout" svg:width="24.807cm" svg:height="13.296cm" svg:x="1.567cm" svg:y="4.147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column table:style-name="co7"/>
            <table:table-row table:style-name="ro1" table:default-cell-style-name="ce1">
              <table:table-cell>
                <text:p text:style-name="P6">Etage:</text:p>
              </table:table-cell>
              <table:table-cell>
                <text:p text:style-name="P6">IFETCH</text:p>
              </table:table-cell>
              <table:table-cell table:number-columns-spanned="3">
                <text:p text:style-name="P6">DECOD</text:p>
              </table:table-cell>
              <table:covered-table-cell/>
              <table:covered-table-cell/>
              <table:table-cell>
                <text:p text:style-name="P6">EXE</text:p>
              </table:table-cell>
              <table:table-cell>
                <text:p text:style-name="P6">MEM</text:p>
              </table:table-cell>
            </table:table-row>
            <table:table-row table:style-name="ro1" table:default-cell-style-name="ce2">
              <table:table-cell table:style-name="ce1">
                <text:p text:style-name="P6">REGOPS</text:p>
              </table:table-cell>
              <table:table-cell table:number-rows-spanned="4">
                <text:p text:style-name="P7"><text:span text:style-name="T2">lecture</text:span></text:p>
                <text:p text:style-name="P7"><text:span text:style-name="T2">de</text:span></text:p>
                <text:p text:style-name="P7"><text:span text:style-name="T2">l’instruction</text:span></text:p>
              </table:table-cell>
              <table:table-cell table:number-rows-spanned="4">
                <text:p text:style-name="P7"><text:span text:style-name="T2">* décodage</text:span></text:p>
                <text:p text:style-name="P7"><text:span text:style-name="T2">de</text:span></text:p>
                <text:p text:style-name="P7"><text:span text:style-name="T2">l’instruction</text:span></text:p>
                <text:p text:style-name="P7"><text:span text:style-name="T2">suivante</text:span></text:p>
                <text:p text:style-name="P7"><text:span text:style-name="T2"/></text:p>
                <text:p text:style-name="P7"><text:span text:style-name="T2">* lecture</text:span></text:p>
                <text:p text:style-name="P7"><text:span text:style-name="T2">des </text:span></text:p>
                <text:p text:style-name="P7"><text:span text:style-name="T2">opérandes</text:span></text:p>
              </table:table-cell>
              <table:table-cell table:style-name="ce3"/>
              <table:table-cell table:style-name="ce3"/>
              <table:table-cell table:number-rows-spanned="4">
                <text:p text:style-name="P7"><text:span text:style-name="T2">execution</text:span></text:p>
                <text:p text:style-name="P7"><text:span text:style-name="T2">de</text:span></text:p>
                <text:p text:style-name="P7"><text:span text:style-name="T2">l’opération</text:span></text:p>
                <text:p text:style-name="P7"><text:span text:style-name="T2">arithmétique</text:span></text:p>
                <text:p text:style-name="P7"><text:span text:style-name="T2">ou</text:span></text:p>
                <text:p text:style-name="P7"><text:span text:style-name="T2">logique</text:span></text:p>
              </table:table-cell>
              <table:table-cell table:style-name="ce3"/>
            </table:table-row>
            <table:table-row table:style-name="ro1" table:default-cell-style-name="ce2">
              <table:table-cell table:style-name="ce1">
                <text:p text:style-name="P6">BRANCH</text:p>
              </table:table-cell>
              <table:covered-table-cell/>
              <table:covered-table-cell/>
              <table:table-cell>
                <text:p text:style-name="P6"><text:span text:style-name="T2">annulation</text:span></text:p>
                <text:p text:style-name="P6"><text:span text:style-name="T2">des</text:span></text:p>
                <text:p text:style-name="P6"><text:span text:style-name="T2">instructions</text:span></text:p>
                <text:p text:style-name="P6"><text:span text:style-name="T2">suivantes</text:span></text:p>
              </table:table-cell>
              <table:table-cell table:style-name="ce4"/>
              <table:covered-table-cell/>
              <table:table-cell table:style-name="ce3"/>
            </table:table-row>
            <table:table-row table:style-name="ro1" table:default-cell-style-name="ce2">
              <table:table-cell table:style-name="ce1">
                <text:p text:style-name="P6">TRANS</text:p>
              </table:table-cell>
              <table:covered-table-cell/>
              <table:covered-table-cell/>
              <table:table-cell table:style-name="ce3"/>
              <table:table-cell table:style-name="ce3"/>
              <table:covered-table-cell/>
              <table:table-cell table:number-rows-spanned="2">
                <text:p text:style-name="P6"><text:span text:style-name="T2">accès</text:span></text:p>
                <text:p text:style-name="P6"><text:span text:style-name="T2">mémoire</text:span></text:p>
              </table:table-cell>
            </table:table-row>
            <table:table-row table:style-name="ro2" table:default-cell-style-name="ce2">
              <table:table-cell table:style-name="ce1">
                <text:p text:style-name="P6">MTRANS</text:p>
              </table:table-cell>
              <table:covered-table-cell/>
              <table:covered-table-cell/>
              <table:table-cell table:style-name="ce3"/>
              <table:table-cell>
                <text:p text:style-name="P6"><text:span text:style-name="T2">boucle de</text:span></text:p>
                <text:p text:style-name="P6"><text:span text:style-name="T2">lancement</text:span></text:p>
                <text:p text:style-name="P6"><text:span text:style-name="T2">des</text:span></text:p>
                <text:p text:style-name="P6"><text:span text:style-name="T2">instructions</text:span></text:p>
              </table:table-cell>
              <table:covered-table-cell/>
              <table:covered-table-cell/>
            </table:table-row>
          </table:table>
          <draw:image xlink:href="Pictures/TablePreview1.svm" xlink:type="simple" xlink:show="embed" xlink:actuate="onLoad"/>
        </draw:frame>
      </draw:page>
      <draw:page draw:name="ALU - Vue Interne" draw:style-name="dp1" draw:master-page-name="Default">
        <draw:custom-shape draw:style-name="gr7" draw:text-style-name="P1" draw:layer="layout" svg:width="12.7cm" svg:height="2.54cm" draw:transform="rotate (1.5707963267949) translate (13.7cm 16.24cm)">
          <text:p/>
          <draw:enhanced-geometry svg:viewBox="0 0 21600 21600" draw:glue-points="?f6 10800 10800 21600 ?f5 10800 10800 0" draw:text-areas="?f3 ?f3 ?f4 ?f4" draw:type="trapezoid" draw:modifiers="4250.6297229219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 draw:text-style-name="P1" draw:layer="layout" svg:x1="8.62cm" svg:y1="13.7cm" svg:x2="13.7cm" svg:y2="13.7cm">
          <text:p/>
        </draw:line>
        <draw:line draw:style-name="gr8" draw:text-style-name="P1" draw:layer="layout" svg:x1="8.62cm" svg:y1="6.08cm" svg:x2="13.7cm" svg:y2="6.08cm">
          <text:p/>
        </draw:line>
        <draw:line draw:style-name="gr8" draw:text-style-name="P1" draw:layer="layout" svg:x1="8.62cm" svg:y1="11.16cm" svg:x2="13.7cm" svg:y2="11.16cm">
          <text:p/>
        </draw:line>
        <draw:line draw:style-name="gr8" draw:text-style-name="P1" draw:layer="layout" svg:x1="8.62cm" svg:y1="8.62cm" svg:x2="13.7cm" svg:y2="8.62cm">
          <text:p/>
        </draw:line>
        <draw:custom-shape draw:style-name="gr9" draw:text-style-name="P8" draw:layer="layout" svg:width="1.27cm" svg:height="0.635cm" svg:x="7.35cm" svg:y="5.741cm">
          <text:p/>
          <draw:enhanced-geometry svg:viewBox="0 0 21600 21600" draw:mirror-horizontal="false" draw:mirror-vertical="false" draw:type="rectangle" draw:enhanced-path="M 0 0 L 21600 0 21600 21600 0 21600 0 0 Z N"/>
        </draw:custom-shape>
        <draw:custom-shape draw:style-name="gr9" draw:text-style-name="P8" draw:layer="layout" svg:width="1.27cm" svg:height="0.635cm" svg:x="7.35cm" svg:y="13.361cm">
          <text:p/>
          <draw:enhanced-geometry svg:viewBox="0 0 21600 21600" draw:type="rectangle" draw:enhanced-path="M 0 0 L 21600 0 21600 21600 0 21600 0 0 Z N"/>
        </draw:custom-shape>
        <draw:custom-shape draw:style-name="gr9" draw:text-style-name="P8" draw:layer="layout" svg:width="1.27cm" svg:height="0.635cm" svg:x="7.35cm" svg:y="10.821cm">
          <text:p/>
          <draw:enhanced-geometry svg:viewBox="0 0 21600 21600" draw:type="rectangle" draw:enhanced-path="M 0 0 L 21600 0 21600 21600 0 21600 0 0 Z N"/>
        </draw:custom-shape>
        <draw:custom-shape draw:style-name="gr9" draw:text-style-name="P8" draw:layer="layout" svg:width="1.27cm" svg:height="0.635cm" svg:x="7.35cm" svg:y="8.281cm">
          <text:p/>
          <draw:enhanced-geometry svg:viewBox="0 0 21600 21600" draw:type="rectangle" draw:enhanced-path="M 0 0 L 21600 0 21600 21600 0 21600 0 0 Z N"/>
        </draw:custom-shape>
        <draw:frame draw:style-name="gr10" draw:text-style-name="P10" draw:layer="layout" svg:width="0.875cm" svg:height="0.962cm" svg:x="7.602cm" svg:y="5.614cm">
          <draw:text-box>
            <text:p text:style-name="P9">+</text:p>
          </draw:text-box>
        </draw:frame>
        <draw:frame draw:style-name="gr10" draw:text-style-name="P12" draw:layer="layout" svg:width="1.543cm" svg:height="0.806cm" svg:x="7.223cm" svg:y="8.279cm">
          <draw:text-box>
            <text:p text:style-name="P11"><text:span text:style-name="T3">A</text:span><text:span text:style-name="T3">N</text:span><text:span text:style-name="T3">D</text:span></text:p>
          </draw:text-box>
        </draw:frame>
        <draw:frame draw:style-name="gr10" draw:text-style-name="P12" draw:layer="layout" svg:width="1.243cm" svg:height="0.806cm" svg:x="7.204cm" svg:y="10.735cm">
          <draw:text-box>
            <text:p text:style-name="P11"><text:span text:style-name="T3">O</text:span><text:span text:style-name="T3">R</text:span></text:p>
          </draw:text-box>
        </draw:frame>
        <draw:frame draw:style-name="gr10" draw:text-style-name="P12" draw:layer="layout" svg:width="1.573cm" svg:height="0.806cm" svg:x="7.204cm" svg:y="13.276cm">
          <draw:text-box>
            <text:p text:style-name="P11"><text:span text:style-name="T3">X</text:span><text:span text:style-name="T3">O</text:span><text:span text:style-name="T3">R</text:span></text:p>
          </draw:text-box>
        </draw:frame>
        <draw:line draw:style-name="gr8" draw:text-style-name="P1" draw:layer="layout" svg:x1="16.282cm" svg:y1="9.89cm" svg:x2="25.172cm" svg:y2="9.89cm">
          <text:p/>
        </draw:line>
        <draw:custom-shape draw:style-name="gr11" draw:text-style-name="P1" draw:layer="layout" svg:width="3.175cm" svg:height="2.54cm" svg:x="18.145cm" svg:y="16.24cm">
          <text:p/>
          <draw:enhanced-geometry svg:viewBox="0 0 21600 21600" draw:type="rectangle" draw:enhanced-path="M 0 0 L 21600 0 21600 21600 0 21600 0 0 Z N"/>
        </draw:custom-shape>
        <draw:frame draw:style-name="gr10" draw:text-style-name="P14" draw:layer="layout" svg:width="3.211cm" svg:height="1.673cm" svg:x="18.187cm" svg:y="16.663cm">
          <draw:text-box>
            <text:p text:style-name="P13">signed</text:p>
            <text:p text:style-name="P13">overflow?</text:p>
          </draw:text-box>
        </draw:frame>
        <draw:line draw:style-name="gr12" draw:text-style-name="P1" draw:layer="layout" svg:x1="17.51cm" svg:y1="9.805cm" svg:x2="17.51cm" svg:y2="16.875cm">
          <text:p/>
        </draw:line>
        <draw:line draw:style-name="gr8" draw:text-style-name="P1" draw:layer="layout" svg:x1="17.51cm" svg:y1="16.875cm" svg:x2="18.145cm" svg:y2="16.875cm">
          <text:p/>
        </draw:line>
        <draw:line draw:style-name="gr8" draw:text-style-name="P1" draw:layer="layout" svg:x1="7.35cm" svg:y1="5.783cm" svg:x2="5.445cm" svg:y2="5.783cm">
          <text:p/>
        </draw:line>
        <draw:line draw:style-name="gr8" draw:text-style-name="P1" draw:layer="layout" svg:x1="7.35cm" svg:y1="6.291cm" svg:x2="3.54cm" svg:y2="6.291cm">
          <text:p/>
        </draw:line>
        <draw:line draw:style-name="gr8" draw:text-style-name="P1" draw:layer="layout" svg:x1="7.35cm" svg:y1="6.037cm" svg:x2="3.54cm" svg:y2="6.037cm">
          <text:p/>
        </draw:line>
        <draw:frame draw:style-name="gr13" draw:text-style-name="P15" draw:layer="layout" svg:width="1.137cm" svg:height="0.806cm" svg:x="5.445cm" svg:y="4.977cm">
          <draw:text-box>
            <text:p text:style-name="P11"><text:span text:style-name="T2">c</text:span><text:span text:style-name="T2">i</text:span><text:span text:style-name="T2">n</text:span></text:p>
          </draw:text-box>
        </draw:frame>
        <draw:frame draw:style-name="gr14" draw:text-style-name="P15" draw:layer="layout" svg:width="1.433cm" svg:height="0.806cm" svg:x="1.937cm" svg:y="5.995cm">
          <draw:text-box>
            <text:p text:style-name="P11"><text:span text:style-name="T2">o</text:span><text:span text:style-name="T2">p</text:span><text:span text:style-name="T2">2</text:span></text:p>
          </draw:text-box>
        </draw:frame>
        <draw:frame draw:style-name="gr15" draw:text-style-name="P15" draw:layer="layout" svg:width="1.434cm" svg:height="0.806cm" svg:x="1.979cm" svg:y="5.191cm">
          <draw:text-box>
            <text:p text:style-name="P11"><text:span text:style-name="T2">o</text:span><text:span text:style-name="T2">p</text:span><text:span text:style-name="T2">1</text:span></text:p>
          </draw:text-box>
        </draw:frame>
        <draw:line draw:style-name="gr12" draw:text-style-name="P1" draw:layer="layout" svg:x1="5.445cm" svg:y1="5.953cm" svg:x2="5.445cm" svg:y2="17.51cm">
          <text:p/>
        </draw:line>
        <draw:line draw:style-name="gr8" draw:text-style-name="P1" draw:layer="layout" svg:x1="5.445cm" svg:y1="17.51cm" svg:x2="18.145cm" svg:y2="17.51cm">
          <text:p/>
        </draw:line>
        <draw:line draw:style-name="gr12" draw:text-style-name="P1" draw:layer="layout" svg:x1="4.81cm" svg:y1="6.207cm" svg:x2="4.81cm" svg:y2="18.145cm">
          <text:p/>
        </draw:line>
        <draw:line draw:style-name="gr8" draw:text-style-name="P1" draw:layer="layout" svg:x1="4.81cm" svg:y1="18.145cm" svg:x2="18.145cm" svg:y2="18.145cm">
          <text:p/>
        </draw:line>
        <draw:line draw:style-name="gr12" draw:text-style-name="P1" draw:layer="layout" svg:x1="5.36cm" svg:y1="8.45cm" svg:x2="7.35cm" svg:y2="8.45cm">
          <text:p/>
        </draw:line>
        <draw:line draw:style-name="gr12" draw:text-style-name="P1" draw:layer="layout" svg:x1="5.36cm" svg:y1="10.99cm" svg:x2="7.35cm" svg:y2="10.99cm">
          <text:p/>
        </draw:line>
        <draw:line draw:style-name="gr12" draw:text-style-name="P1" draw:layer="layout" svg:x1="5.36cm" svg:y1="13.53cm" svg:x2="7.35cm" svg:y2="13.53cm">
          <text:p/>
        </draw:line>
        <draw:line draw:style-name="gr12" draw:text-style-name="P1" draw:layer="layout" svg:x1="4.725cm" svg:y1="8.789cm" svg:x2="7.35cm" svg:y2="8.789cm">
          <text:p/>
        </draw:line>
        <draw:line draw:style-name="gr12" draw:text-style-name="P1" draw:layer="layout" svg:x1="4.725cm" svg:y1="11.329cm" svg:x2="7.35cm" svg:y2="11.329cm">
          <text:p/>
        </draw:line>
        <draw:line draw:style-name="gr12" draw:text-style-name="P1" draw:layer="layout" svg:x1="4.725cm" svg:y1="13.869cm" svg:x2="7.35cm" svg:y2="13.869cm">
          <text:p/>
        </draw:line>
        <draw:line draw:style-name="gr8" draw:text-style-name="P1" draw:layer="layout" svg:x1="8.62cm" svg:y1="5.783cm" svg:x2="13.065cm" svg:y2="5.783cm">
          <text:p/>
        </draw:line>
        <draw:line draw:style-name="gr8" draw:text-style-name="P1" draw:layer="layout" svg:x1="13.065cm" svg:y1="2.905cm" svg:x2="13.065cm" svg:y2="5.783cm">
          <text:p/>
        </draw:line>
        <draw:line draw:style-name="gr8" draw:text-style-name="P1" draw:layer="layout" svg:x1="13.065cm" svg:y1="2.905cm" svg:x2="25.13cm" svg:y2="2.905cm">
          <text:p/>
        </draw:line>
        <draw:line draw:style-name="gr8" draw:text-style-name="P1" draw:layer="layout" svg:x1="21.32cm" svg:y1="17.51cm" svg:x2="25.13cm" svg:y2="17.51cm">
          <text:p/>
        </draw:line>
        <draw:line draw:style-name="gr12" draw:text-style-name="P1" draw:layer="layout" svg:x1="17.425cm" svg:y1="14.97cm" svg:x2="18.78cm" svg:y2="14.97cm">
          <text:p/>
        </draw:line>
        <draw:line draw:style-name="gr12" draw:text-style-name="P1" draw:layer="layout" svg:x1="17.425cm" svg:y1="11.795cm" svg:x2="18.78cm" svg:y2="11.795cm">
          <text:p/>
        </draw:line>
        <draw:custom-shape draw:style-name="gr16" draw:text-style-name="P8" draw:layer="layout" svg:width="1.905cm" svg:height="1.27cm" svg:x="18.78cm" svg:y="11.16cm">
          <text:p/>
          <draw:enhanced-geometry svg:viewBox="0 0 21600 21600" draw:type="rectangle" draw:enhanced-path="M 0 0 L 21600 0 21600 21600 0 21600 0 0 Z N"/>
        </draw:custom-shape>
        <draw:custom-shape draw:style-name="gr16" draw:text-style-name="P8" draw:layer="layout" svg:width="1.905cm" svg:height="1.27cm" svg:x="18.78cm" svg:y="14.335cm">
          <text:p/>
          <draw:enhanced-geometry svg:viewBox="0 0 21600 21600" draw:type="rectangle" draw:enhanced-path="M 0 0 L 21600 0 21600 21600 0 21600 0 0 Z N"/>
        </draw:custom-shape>
        <draw:frame draw:style-name="gr10" draw:text-style-name="P10" draw:layer="layout" svg:width="1.577cm" svg:height="0.962cm" svg:x="18.864cm" svg:y="11.117cm">
          <draw:text-box>
            <text:p text:style-name="P9">=0?</text:p>
          </draw:text-box>
        </draw:frame>
        <draw:frame draw:style-name="gr10" draw:text-style-name="P10" draw:layer="layout" svg:width="1.577cm" svg:height="0.962cm" svg:x="18.896cm" svg:y="14.335cm">
          <draw:text-box>
            <text:p text:style-name="P9">&lt;0?</text:p>
          </draw:text-box>
        </draw:frame>
        <draw:line draw:style-name="gr8" draw:text-style-name="P1" draw:layer="layout" svg:x1="20.685cm" svg:y1="11.795cm" svg:x2="25.13cm" svg:y2="11.795cm">
          <text:p/>
        </draw:line>
        <draw:line draw:style-name="gr8" draw:text-style-name="P1" draw:layer="layout" svg:x1="20.685cm" svg:y1="14.97cm" svg:x2="25.13cm" svg:y2="14.97cm">
          <text:p/>
        </draw:line>
        <draw:frame draw:style-name="gr10" draw:text-style-name="P10" draw:layer="layout" svg:width="1.7cm" svg:height="0.962cm" svg:x="23.436cm" svg:y="1.816cm">
          <draw:text-box>
            <text:p text:style-name="P9">cout</text:p>
          </draw:text-box>
        </draw:frame>
        <draw:frame draw:style-name="gr17" draw:text-style-name="P10" draw:layer="layout" svg:width="1.383cm" svg:height="0.962cm" svg:x="23.733cm" svg:y="8.928cm">
          <draw:text-box>
            <text:p text:style-name="P9">res</text:p>
          </draw:text-box>
        </draw:frame>
        <draw:frame draw:style-name="gr10" draw:text-style-name="P10" draw:layer="layout" svg:width="0.82cm" svg:height="0.962cm" svg:x="23.775cm" svg:y="16.548cm">
          <draw:text-box>
            <text:p text:style-name="P9">v</text:p>
          </draw:text-box>
        </draw:frame>
        <draw:frame draw:style-name="gr10" draw:text-style-name="P10" draw:layer="layout" svg:width="0.853cm" svg:height="0.962cm" svg:x="23.704cm" svg:y="13.996cm">
          <draw:text-box>
            <text:p text:style-name="P9">n</text:p>
          </draw:text-box>
        </draw:frame>
        <draw:frame draw:style-name="gr10" draw:text-style-name="P10" draw:layer="layout" svg:width="0.82cm" svg:height="0.962cm" svg:x="23.733cm" svg:y="10.821cm">
          <draw:text-box>
            <text:p text:style-name="P9">z</text:p>
          </draw:text-box>
        </draw:frame>
        <draw:frame draw:style-name="gr10" draw:text-style-name="P10" draw:layer="layout" svg:width="1.205cm" svg:height="0.962cm" svg:x="14.419cm" svg:y="8.069cm">
          <draw:text-box>
            <text:p text:style-name="P9">01</text:p>
          </draw:text-box>
        </draw:frame>
        <draw:frame draw:style-name="gr10" draw:text-style-name="P10" draw:layer="layout" svg:width="1.205cm" svg:height="0.962cm" svg:x="14.357cm" svg:y="10.779cm">
          <draw:text-box>
            <text:p text:style-name="P9">10</text:p>
          </draw:text-box>
        </draw:frame>
        <draw:frame draw:style-name="gr10" draw:text-style-name="P10" draw:layer="layout" svg:width="1.158cm" svg:height="0.962cm" svg:x="14.4cm" svg:y="13.288cm">
          <draw:text-box>
            <text:p text:style-name="P9">11</text:p>
          </draw:text-box>
        </draw:frame>
        <draw:frame draw:style-name="gr17" draw:text-style-name="P10" draw:layer="layout" svg:width="1.205cm" svg:height="0.962cm" svg:x="14.315cm" svg:y="5.562cm">
          <draw:text-box>
            <text:p text:style-name="P9">00</text:p>
          </draw:text-box>
        </draw:frame>
      </draw:page>
      <draw:page draw:name="Shifter - Vue Interne" draw:style-name="dp1" draw:master-page-name="Default">
        <draw:custom-shape draw:style-name="gr18" draw:text-style-name="P1" draw:layer="layout" svg:width="15.876cm" svg:height="3.175cm" draw:transform="rotate (1.5707963267949) translate (13.065cm 19.754cm)">
          <text:p/>
          <draw:enhanced-geometry svg:viewBox="0 0 21600 21600" draw:glue-points="?f6 10800 10800 21600 ?f5 10800 10800 0" draw:text-areas="?f3 ?f3 ?f4 ?f4" draw:type="trapezoid" draw:modifiers="4250.6297229219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9" draw:text-style-name="P10" draw:layer="layout" svg:width="2.449cm" svg:height="0.962cm" svg:x="13.319cm" svg:y="6.63cm">
          <draw:text-box>
            <text:p text:style-name="P9">00001</text:p>
          </draw:text-box>
        </draw:frame>
        <draw:line draw:style-name="gr8" draw:text-style-name="P1" draw:layer="layout" svg:x1="10.525cm" svg:y1="6.926cm" svg:x2="13.065cm" svg:y2="6.926cm">
          <text:p/>
        </draw:line>
        <draw:line draw:style-name="gr8" draw:text-style-name="P1" draw:layer="layout" svg:x1="10.525cm" svg:y1="7.096cm" svg:x2="13.065cm" svg:y2="7.096cm">
          <text:p/>
        </draw:line>
        <draw:line draw:style-name="gr8" draw:text-style-name="P1" draw:layer="layout" svg:x1="10.525cm" svg:y1="9.509cm" svg:x2="13.065cm" svg:y2="9.509cm">
          <text:p/>
        </draw:line>
        <draw:line draw:style-name="gr8" draw:text-style-name="P1" draw:layer="layout" svg:x1="10.525cm" svg:y1="9.679cm" svg:x2="13.065cm" svg:y2="9.679cm">
          <text:p/>
        </draw:line>
        <draw:line draw:style-name="gr8" draw:text-style-name="P1" draw:layer="layout" svg:x1="10.525cm" svg:y1="12.048cm" svg:x2="13.065cm" svg:y2="12.048cm">
          <text:p/>
        </draw:line>
        <draw:line draw:style-name="gr8" draw:text-style-name="P1" draw:layer="layout" svg:x1="10.525cm" svg:y1="12.218cm" svg:x2="13.065cm" svg:y2="12.218cm">
          <text:p/>
        </draw:line>
        <draw:line draw:style-name="gr8" draw:text-style-name="P1" draw:layer="layout" svg:x1="10.525cm" svg:y1="14.546cm" svg:x2="13.065cm" svg:y2="14.546cm">
          <text:p/>
        </draw:line>
        <draw:line draw:style-name="gr8" draw:text-style-name="P1" draw:layer="layout" svg:x1="10.525cm" svg:y1="14.716cm" svg:x2="13.065cm" svg:y2="14.716cm">
          <text:p/>
        </draw:line>
        <draw:line draw:style-name="gr8" draw:text-style-name="P1" draw:layer="layout" svg:x1="10.525cm" svg:y1="17.086cm" svg:x2="13.065cm" svg:y2="17.086cm">
          <text:p/>
        </draw:line>
        <draw:line draw:style-name="gr8" draw:text-style-name="P1" draw:layer="layout" svg:x1="10.525cm" svg:y1="17.256cm" svg:x2="13.065cm" svg:y2="17.256cm">
          <text:p/>
        </draw:line>
        <draw:custom-shape draw:style-name="gr20" draw:text-style-name="P16" draw:layer="layout" svg:width="1.27cm" svg:height="0.635cm" svg:x="9.255cm" svg:y="6.715cm">
          <text:p/>
          <draw:enhanced-geometry svg:viewBox="0 0 21600 21600" draw:type="rectangle" draw:enhanced-path="M 0 0 L 21600 0 21600 21600 0 21600 0 0 Z N"/>
        </draw:custom-shape>
        <draw:custom-shape draw:style-name="gr20" draw:text-style-name="P16" draw:layer="layout" svg:width="1.27cm" svg:height="0.635cm" svg:x="9.255cm" svg:y="9.255cm">
          <text:p/>
          <draw:enhanced-geometry svg:viewBox="0 0 21600 21600" draw:type="rectangle" draw:enhanced-path="M 0 0 L 21600 0 21600 21600 0 21600 0 0 Z N"/>
        </draw:custom-shape>
        <draw:custom-shape draw:style-name="gr20" draw:text-style-name="P16" draw:layer="layout" svg:width="1.27cm" svg:height="0.635cm" svg:x="9.255cm" svg:y="11.795cm">
          <text:p/>
          <draw:enhanced-geometry svg:viewBox="0 0 21600 21600" draw:type="rectangle" draw:enhanced-path="M 0 0 L 21600 0 21600 21600 0 21600 0 0 Z N"/>
        </draw:custom-shape>
        <draw:custom-shape draw:style-name="gr20" draw:text-style-name="P16" draw:layer="layout" svg:width="1.27cm" svg:height="0.635cm" svg:x="9.255cm" svg:y="14.335cm">
          <text:p/>
          <draw:enhanced-geometry svg:viewBox="0 0 21600 21600" draw:type="rectangle" draw:enhanced-path="M 0 0 L 21600 0 21600 21600 0 21600 0 0 Z N"/>
        </draw:custom-shape>
        <draw:custom-shape draw:style-name="gr20" draw:text-style-name="P16" draw:layer="layout" svg:width="1.27cm" svg:height="0.635cm" svg:x="9.255cm" svg:y="16.875cm">
          <text:p/>
          <draw:enhanced-geometry svg:viewBox="0 0 21600 21600" draw:type="rectangle" draw:enhanced-path="M 0 0 L 21600 0 21600 21600 0 21600 0 0 Z N"/>
        </draw:custom-shape>
        <draw:frame draw:style-name="gr10" draw:text-style-name="P18" draw:layer="layout" svg:width="1.26cm" svg:height="0.725cm" svg:x="9.255cm" svg:y="6.715cm">
          <draw:text-box>
            <text:p text:style-name="P17">LSL</text:p>
          </draw:text-box>
        </draw:frame>
        <draw:frame draw:style-name="gr10" draw:text-style-name="P18" draw:layer="layout" svg:width="1.328cm" svg:height="0.725cm" svg:x="9.239cm" svg:y="9.17cm">
          <draw:text-box>
            <text:p text:style-name="P17">LSR</text:p>
          </draw:text-box>
        </draw:frame>
        <draw:frame draw:style-name="gr10" draw:text-style-name="P18" draw:layer="layout" svg:width="1.374cm" svg:height="0.725cm" svg:x="9.193cm" svg:y="11.795cm">
          <draw:text-box>
            <text:p text:style-name="P17">ASR</text:p>
          </draw:text-box>
        </draw:frame>
        <draw:frame draw:style-name="gr10" draw:text-style-name="P18" draw:layer="layout" svg:width="1.442cm" svg:height="0.725cm" svg:x="9.17cm" svg:y="14.292cm">
          <draw:text-box>
            <text:p text:style-name="P17">ROR</text:p>
          </draw:text-box>
        </draw:frame>
        <draw:frame draw:style-name="gr10" draw:text-style-name="P18" draw:layer="layout" svg:width="1.395cm" svg:height="0.725cm" svg:x="9.214cm" svg:y="16.832cm">
          <draw:text-box>
            <text:p text:style-name="P17">RRX</text:p>
          </draw:text-box>
        </draw:frame>
        <draw:frame draw:style-name="gr21" draw:text-style-name="P20" draw:layer="layout" svg:width="1.777cm" svg:height="1.073cm" svg:x="11.372cm" svg:y="6.037cm">
          <draw:text-box>
            <text:p text:style-name="P19"><text:span text:style-name="T4">l</text:span><text:span text:style-name="T4">s</text:span><text:span text:style-name="T4">l</text:span><text:span text:style-name="T4">_</text:span><text:span text:style-name="T4">c</text:span><text:span text:style-name="T4">o</text:span><text:span text:style-name="T4">u</text:span><text:span text:style-name="T4">t</text:span></text:p>
          </draw:text-box>
        </draw:frame>
        <draw:frame draw:style-name="gr22" draw:text-style-name="P20" draw:layer="layout" svg:width="1.778cm" svg:height="0.662cm" svg:x="11.287cm" svg:y="7.18cm">
          <draw:text-box>
            <text:p text:style-name="P19"><text:span text:style-name="T4">l</text:span><text:span text:style-name="T4">s</text:span><text:span text:style-name="T4">l</text:span><text:span text:style-name="T4">_</text:span><text:span text:style-name="T4">d</text:span><text:span text:style-name="T4">o</text:span><text:span text:style-name="T4">u</text:span><text:span text:style-name="T4">t</text:span></text:p>
          </draw:text-box>
        </draw:frame>
        <draw:frame draw:style-name="gr21" draw:text-style-name="P20" draw:layer="layout" svg:width="1.82cm" svg:height="1.073cm" svg:x="11.372cm" svg:y="8.662cm">
          <draw:text-box>
            <text:p text:style-name="P19"><text:span text:style-name="T4">l</text:span><text:span text:style-name="T4">s</text:span><text:span text:style-name="T4">r</text:span><text:span text:style-name="T4">_</text:span><text:span text:style-name="T4">c</text:span><text:span text:style-name="T4">o</text:span><text:span text:style-name="T4">u</text:span><text:span text:style-name="T4">t</text:span></text:p>
          </draw:text-box>
        </draw:frame>
        <draw:frame draw:style-name="gr21" draw:text-style-name="P20" draw:layer="layout" svg:width="1.862cm" svg:height="1.073cm" svg:x="11.287cm" svg:y="9.805cm">
          <draw:text-box>
            <text:p text:style-name="P19"><text:span text:style-name="T4">l</text:span><text:span text:style-name="T4">s</text:span><text:span text:style-name="T4">r</text:span><text:span text:style-name="T4">_</text:span><text:span text:style-name="T4">d</text:span><text:span text:style-name="T4">o</text:span><text:span text:style-name="T4">u</text:span><text:span text:style-name="T4">t</text:span></text:p>
          </draw:text-box>
        </draw:frame>
        <draw:frame draw:style-name="gr21" draw:text-style-name="P20" draw:layer="layout" svg:width="1.989cm" svg:height="1.073cm" svg:x="11.372cm" svg:y="11.202cm">
          <draw:text-box>
            <text:p text:style-name="P19"><text:span text:style-name="T4">a</text:span><text:span text:style-name="T4">s</text:span><text:span text:style-name="T4">r</text:span><text:span text:style-name="T4">_</text:span><text:span text:style-name="T4">c</text:span><text:span text:style-name="T4">o</text:span><text:span text:style-name="T4">u</text:span><text:span text:style-name="T4">t</text:span></text:p>
          </draw:text-box>
        </draw:frame>
        <draw:frame draw:style-name="gr22" draw:text-style-name="P20" draw:layer="layout" svg:width="1.778cm" svg:height="0.662cm" svg:x="11.287cm" svg:y="12.345cm">
          <draw:text-box>
            <text:p text:style-name="P19"><text:span text:style-name="T4">l</text:span><text:span text:style-name="T4">s</text:span><text:span text:style-name="T4">l</text:span><text:span text:style-name="T4">_</text:span><text:span text:style-name="T4">d</text:span><text:span text:style-name="T4">o</text:span><text:span text:style-name="T4">u</text:span><text:span text:style-name="T4">t</text:span></text:p>
          </draw:text-box>
        </draw:frame>
        <draw:frame draw:style-name="gr21" draw:text-style-name="P20" draw:layer="layout" svg:width="1.862cm" svg:height="1.073cm" svg:x="11.372cm" svg:y="13.715cm">
          <draw:text-box>
            <text:p text:style-name="P19"><text:span text:style-name="T4">r</text:span><text:span text:style-name="T4">o</text:span><text:span text:style-name="T4">r</text:span><text:span text:style-name="T4">_</text:span><text:span text:style-name="T4">c</text:span><text:span text:style-name="T4">o</text:span><text:span text:style-name="T4">u</text:span><text:span text:style-name="T4">t</text:span></text:p>
          </draw:text-box>
        </draw:frame>
        <draw:frame draw:style-name="gr21" draw:text-style-name="P20" draw:layer="layout" svg:width="1.947cm" svg:height="1.073cm" svg:x="11.287cm" svg:y="14.858cm">
          <draw:text-box>
            <text:p text:style-name="P19"><text:span text:style-name="T4">r</text:span><text:span text:style-name="T4">o</text:span><text:span text:style-name="T4">r</text:span><text:span text:style-name="T4">_</text:span><text:span text:style-name="T4">d</text:span><text:span text:style-name="T4">o</text:span><text:span text:style-name="T4">u</text:span><text:span text:style-name="T4">t</text:span></text:p>
          </draw:text-box>
        </draw:frame>
        <draw:frame draw:style-name="gr21" draw:text-style-name="P20" draw:layer="layout" svg:width="1.904cm" svg:height="1.073cm" svg:x="11.372cm" svg:y="16.255cm">
          <draw:text-box>
            <text:p text:style-name="P19"><text:span text:style-name="T4">r</text:span><text:span text:style-name="T4">r</text:span><text:span text:style-name="T4">x</text:span><text:span text:style-name="T4">_</text:span><text:span text:style-name="T4">c</text:span><text:span text:style-name="T4">o</text:span><text:span text:style-name="T4">u</text:span><text:span text:style-name="T4">t</text:span></text:p>
          </draw:text-box>
        </draw:frame>
        <draw:frame draw:style-name="gr21" draw:text-style-name="P20" draw:layer="layout" svg:width="1.862cm" svg:height="1.073cm" svg:x="11.287cm" svg:y="17.398cm">
          <draw:text-box>
            <text:p text:style-name="P19"><text:span text:style-name="T4">r</text:span><text:span text:style-name="T4">r</text:span><text:span text:style-name="T4">x</text:span><text:span text:style-name="T4">_</text:span><text:span text:style-name="T4">d</text:span><text:span text:style-name="T4">o</text:span><text:span text:style-name="T4">u</text:span><text:span text:style-name="T4">t</text:span></text:p>
          </draw:text-box>
        </draw:frame>
        <draw:line draw:style-name="gr8" draw:text-style-name="P1" draw:layer="layout" svg:x1="2.905cm" svg:y1="4.81cm" svg:x2="8.62cm" svg:y2="4.81cm">
          <text:p/>
        </draw:line>
        <draw:line draw:style-name="gr8" draw:text-style-name="P1" draw:layer="layout" svg:x1="8.62cm" svg:y1="4.81cm" svg:x2="8.62cm" svg:y2="14.25cm">
          <text:p/>
        </draw:line>
        <draw:line draw:style-name="gr8" draw:text-style-name="P1" draw:layer="layout" svg:x1="8.62cm" svg:y1="14.25cm" svg:x2="9.89cm" svg:y2="14.25cm">
          <text:p/>
        </draw:line>
        <draw:line draw:style-name="gr8" draw:text-style-name="P1" draw:layer="layout" svg:x1="9.89cm" svg:y1="14.25cm" svg:x2="9.89cm" svg:y2="14.335cm">
          <text:p/>
        </draw:line>
        <draw:line draw:style-name="gr12" draw:text-style-name="P1" draw:layer="layout" svg:x1="8.535cm" svg:y1="11.71cm" svg:x2="9.89cm" svg:y2="11.71cm">
          <text:p/>
        </draw:line>
        <draw:line draw:style-name="gr8" draw:text-style-name="P1" draw:layer="layout" svg:x1="9.89cm" svg:y1="11.71cm" svg:x2="9.89cm" svg:y2="11.795cm">
          <text:p/>
        </draw:line>
        <draw:line draw:style-name="gr12" draw:text-style-name="P1" draw:layer="layout" svg:x1="8.535cm" svg:y1="9.17cm" svg:x2="9.89cm" svg:y2="9.17cm">
          <text:p/>
        </draw:line>
        <draw:line draw:style-name="gr8" draw:text-style-name="P1" draw:layer="layout" svg:x1="9.89cm" svg:y1="9.17cm" svg:x2="9.89cm" svg:y2="9.255cm">
          <text:p/>
        </draw:line>
        <draw:line draw:style-name="gr12" draw:text-style-name="P1" draw:layer="layout" svg:x1="8.535cm" svg:y1="6.63cm" svg:x2="9.89cm" svg:y2="6.63cm">
          <text:p/>
        </draw:line>
        <draw:line draw:style-name="gr8" draw:text-style-name="P1" draw:layer="layout" svg:x1="9.89cm" svg:y1="6.63cm" svg:x2="9.89cm" svg:y2="6.715cm">
          <text:p/>
        </draw:line>
        <draw:line draw:style-name="gr8" draw:text-style-name="P1" draw:layer="layout" svg:x1="2.905cm" svg:y1="5.445cm" svg:x2="7.985cm" svg:y2="5.445cm">
          <text:p/>
        </draw:line>
        <draw:line draw:style-name="gr8" draw:text-style-name="P1" draw:layer="layout" svg:x1="7.985cm" svg:y1="5.445cm" svg:x2="7.985cm" svg:y2="17.086cm">
          <text:p/>
        </draw:line>
        <draw:line draw:style-name="gr8" draw:text-style-name="P1" draw:layer="layout" svg:x1="7.985cm" svg:y1="17.086cm" svg:x2="9.255cm" svg:y2="17.086cm">
          <text:p/>
        </draw:line>
        <draw:line draw:style-name="gr12" draw:text-style-name="P1" draw:layer="layout" svg:x1="7.9cm" svg:y1="14.546cm" svg:x2="9.255cm" svg:y2="14.546cm">
          <text:p/>
        </draw:line>
        <draw:line draw:style-name="gr12" draw:text-style-name="P1" draw:layer="layout" svg:x1="7.9cm" svg:y1="12.006cm" svg:x2="9.255cm" svg:y2="12.006cm">
          <text:p/>
        </draw:line>
        <draw:line draw:style-name="gr12" draw:text-style-name="P1" draw:layer="layout" svg:x1="7.9cm" svg:y1="9.466cm" svg:x2="9.255cm" svg:y2="9.466cm">
          <text:p/>
        </draw:line>
        <draw:line draw:style-name="gr12" draw:text-style-name="P1" draw:layer="layout" svg:x1="7.9cm" svg:y1="6.926cm" svg:x2="9.255cm" svg:y2="6.926cm">
          <text:p/>
        </draw:line>
        <draw:line draw:style-name="gr8" draw:text-style-name="P1" draw:layer="layout" svg:x1="2.905cm" svg:y1="6.08cm" svg:x2="7.35cm" svg:y2="6.08cm">
          <text:p/>
        </draw:line>
        <draw:line draw:style-name="gr8" draw:text-style-name="P1" draw:layer="layout" svg:x1="7.35cm" svg:y1="6.08cm" svg:x2="7.35cm" svg:y2="17.298cm">
          <text:p/>
        </draw:line>
        <draw:line draw:style-name="gr8" draw:text-style-name="P1" draw:layer="layout" svg:x1="7.35cm" svg:y1="17.298cm" svg:x2="9.255cm" svg:y2="17.298cm">
          <text:p/>
        </draw:line>
        <draw:line draw:style-name="gr12" draw:text-style-name="P1" draw:layer="layout" svg:x1="7.265cm" svg:y1="14.758cm" svg:x2="9.255cm" svg:y2="14.758cm">
          <text:p/>
        </draw:line>
        <draw:line draw:style-name="gr12" draw:text-style-name="P1" draw:layer="layout" svg:x1="7.265cm" svg:y1="12.218cm" svg:x2="9.255cm" svg:y2="12.218cm">
          <text:p/>
        </draw:line>
        <draw:line draw:style-name="gr12" draw:text-style-name="P1" draw:layer="layout" svg:x1="7.265cm" svg:y1="9.678cm" svg:x2="9.255cm" svg:y2="9.678cm">
          <text:p/>
        </draw:line>
        <draw:line draw:style-name="gr12" draw:text-style-name="P1" draw:layer="layout" svg:x1="7.265cm" svg:y1="7.138cm" svg:x2="9.255cm" svg:y2="7.138cm">
          <text:p/>
        </draw:line>
        <draw:line draw:style-name="gr8" draw:text-style-name="P1" draw:layer="layout" svg:x1="16.24cm" svg:y1="11.16cm" svg:x2="25.765cm" svg:y2="11.16cm">
          <text:p/>
        </draw:line>
        <draw:line draw:style-name="gr8" draw:text-style-name="P1" draw:layer="layout" svg:x1="16.24cm" svg:y1="13.7cm" svg:x2="25.765cm" svg:y2="13.7cm">
          <text:p/>
        </draw:line>
        <draw:frame draw:style-name="gr23" draw:text-style-name="P22" draw:layer="layout" svg:width="2.073cm" svg:height="0.725cm" svg:x="2.821cm" svg:y="4.132cm">
          <draw:text-box>
            <text:p text:style-name="P21"><text:span text:style-name="T5">s</text:span><text:span text:style-name="T5">h</text:span><text:span text:style-name="T5">i</text:span><text:span text:style-name="T5">f</text:span><text:span text:style-name="T5">t</text:span><text:span text:style-name="T5">_</text:span><text:span text:style-name="T5">v</text:span><text:span text:style-name="T5">a</text:span><text:span text:style-name="T5">l</text:span></text:p>
          </draw:text-box>
        </draw:frame>
        <draw:frame draw:style-name="gr23" draw:text-style-name="P22" draw:layer="layout" svg:width="2.073cm" svg:height="0.725cm" svg:x="2.779cm" svg:y="4.81cm">
          <draw:text-box>
            <text:p text:style-name="P21"><text:span text:style-name="T5">c</text:span><text:span text:style-name="T5">i</text:span><text:span text:style-name="T5">n</text:span></text:p>
          </draw:text-box>
        </draw:frame>
        <draw:frame draw:style-name="gr23" draw:text-style-name="P22" draw:layer="layout" svg:width="2.073cm" svg:height="0.725cm" svg:x="2.735cm" svg:y="5.418cm">
          <draw:text-box>
            <text:p text:style-name="P21"><text:span text:style-name="T5">d</text:span><text:span text:style-name="T5">i</text:span><text:span text:style-name="T5">n</text:span></text:p>
          </draw:text-box>
        </draw:frame>
        <draw:frame draw:style-name="gr23" draw:text-style-name="P22" draw:layer="layout" svg:width="2.073cm" svg:height="0.725cm" svg:x="23.734cm" svg:y="10.244cm">
          <draw:text-box>
            <text:p text:style-name="P21"><text:span text:style-name="T5">c</text:span><text:span text:style-name="T5">o</text:span><text:span text:style-name="T5">u</text:span><text:span text:style-name="T5">t</text:span></text:p>
          </draw:text-box>
        </draw:frame>
        <draw:frame draw:style-name="gr23" draw:text-style-name="P22" draw:layer="layout" svg:width="2.073cm" svg:height="0.725cm" svg:x="23.692cm" svg:y="12.911cm">
          <draw:text-box>
            <text:p text:style-name="P21"><text:span text:style-name="T5">d</text:span><text:span text:style-name="T5">o</text:span><text:span text:style-name="T5">u</text:span><text:span text:style-name="T5">t</text:span></text:p>
          </draw:text-box>
        </draw:frame>
        <draw:frame draw:style-name="gr19" draw:text-style-name="P10" draw:layer="layout" svg:width="2.449cm" svg:height="0.962cm" svg:x="13.361cm" svg:y="9.097cm">
          <draw:text-box>
            <text:p text:style-name="P9">00010</text:p>
          </draw:text-box>
        </draw:frame>
        <draw:frame draw:style-name="gr19" draw:text-style-name="P10" draw:layer="layout" svg:width="2.449cm" svg:height="0.962cm" svg:x="13.325cm" svg:y="11.498cm">
          <draw:text-box>
            <text:p text:style-name="P9">00100</text:p>
          </draw:text-box>
        </draw:frame>
        <draw:frame draw:style-name="gr19" draw:text-style-name="P10" draw:layer="layout" svg:width="2.449cm" svg:height="0.962cm" svg:x="13.319cm" svg:y="16.621cm">
          <draw:text-box>
            <text:p text:style-name="P9">10000</text:p>
          </draw:text-box>
        </draw:frame>
        <draw:frame draw:style-name="gr19" draw:text-style-name="P10" draw:layer="layout" svg:width="2.449cm" svg:height="0.962cm" svg:x="13.319cm" svg:y="14.165cm">
          <draw:text-box>
            <text:p text:style-name="P9">01000</text:p>
          </draw:text-box>
        </draw:frame>
      </draw:page>
      <draw:page draw:name="Left Shift Logical - Vue Interne" draw:style-name="dp1" draw:master-page-name="Default">
        <draw:custom-shape draw:style-name="gr24" draw:text-style-name="P1" draw:layer="layout" svg:width="1.27cm" svg:height="1.27cm" svg:x="5.445cm" svg:y="7.985cm">
          <text:p/>
          <draw:enhanced-geometry svg:viewBox="0 0 21600 21600" draw:type="rectangle" draw:enhanced-path="M 0 0 L 21600 0 21600 21600 0 21600 0 0 Z N"/>
        </draw:custom-shape>
        <draw:frame draw:style-name="gr10" draw:text-style-name="P23" draw:layer="layout" svg:width="0.925cm" svg:height="0.962cm" svg:x="5.614cm" svg:y="8.123cm">
          <draw:text-box>
            <text:p>&amp;</text:p>
          </draw:text-box>
        </draw:frame>
        <draw:line draw:style-name="gr25" draw:text-style-name="P1" draw:layer="layout" svg:x1="1.635cm" svg:y1="8.323cm" svg:x2="5.445cm" svg:y2="8.323cm">
          <text:p/>
        </draw:line>
        <draw:line draw:style-name="gr25" draw:text-style-name="P1" draw:layer="layout" svg:x1="1.635cm" svg:y1="8.958cm" svg:x2="5.445cm" svg:y2="8.958cm">
          <text:p/>
        </draw:line>
        <draw:frame draw:style-name="gr10" draw:text-style-name="P25" draw:layer="layout" svg:width="0.815cm" svg:height="0.569cm" svg:x="4.587cm" svg:y="7.858cm">
          <draw:text-box>
            <text:p text:style-name="P24">32</text:p>
          </draw:text-box>
        </draw:frame>
        <draw:frame draw:style-name="gr10" draw:text-style-name="P25" draw:layer="layout" svg:width="0.659cm" svg:height="0.569cm" svg:x="4.743cm" svg:y="8.897cm">
          <draw:text-box>
            <text:p text:style-name="P24">1</text:p>
          </draw:text-box>
        </draw:frame>
        <draw:custom-shape draw:style-name="gr26" draw:text-style-name="P26" draw:layer="layout" svg:width="1.27cm" svg:height="0.635cm" svg:x="7.349cm" svg:y="7.646cm">
          <text:p text:style-name="P6"><text:span text:style-name="T6">&lt;&lt;4</text:span></text:p>
          <draw:enhanced-geometry svg:viewBox="0 0 21600 21600" draw:type="rectangle" draw:enhanced-path="M 0 0 L 21600 0 21600 21600 0 21600 0 0 Z N"/>
        </draw:custom-shape>
        <draw:line draw:style-name="gr8" draw:text-style-name="P1" draw:layer="layout" svg:x1="6.715cm" svg:y1="8.62cm" svg:x2="7.053cm" svg:y2="8.62cm">
          <text:p/>
        </draw:line>
        <draw:line draw:style-name="gr8" draw:text-style-name="P1" draw:layer="layout" svg:x1="7.053cm" svg:y1="7.984cm" svg:x2="7.349cm" svg:y2="7.984cm">
          <text:p/>
        </draw:line>
        <draw:line draw:style-name="gr8" draw:text-style-name="P1" draw:layer="layout" svg:x1="7.053cm" svg:y1="9.255cm" svg:x2="9.255cm" svg:y2="9.255cm">
          <text:p/>
        </draw:line>
        <draw:line draw:style-name="gr8" draw:text-style-name="P1" draw:layer="layout" svg:x1="7.053cm" svg:y1="7.985cm" svg:x2="7.053cm" svg:y2="9.255cm">
          <text:p/>
        </draw:line>
        <draw:custom-shape draw:style-name="gr27" draw:text-style-name="P1" draw:layer="layout" svg:width="2.582cm" svg:height="0.631cm" draw:transform="skewX (0.00296705972839036) rotate (1.57376338652329) translate (9.263cm 9.89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 draw:text-style-name="P1" draw:layer="layout" svg:x1="8.619cm" svg:y1="7.984cm" svg:x2="9.254cm" svg:y2="7.984cm">
          <text:p/>
        </draw:line>
        <draw:frame draw:style-name="gr10" draw:text-style-name="P28" draw:layer="layout" svg:width="0.739cm" svg:height="0.725cm" svg:x="9.212cm" svg:y="7.604cm">
          <draw:text-box>
            <text:p text:style-name="P27"><text:span text:style-name="T6">0</text:span></text:p>
          </draw:text-box>
        </draw:frame>
        <draw:frame draw:style-name="gr10" draw:text-style-name="P28" draw:layer="layout" svg:width="0.739cm" svg:height="0.725cm" svg:x="9.212cm" svg:y="8.868cm">
          <draw:text-box>
            <text:p text:style-name="P27"><text:span text:style-name="T6">1</text:span></text:p>
          </draw:text-box>
        </draw:frame>
        <draw:line draw:style-name="gr8" draw:text-style-name="P1" draw:layer="layout" svg:x1="9.636cm" svg:y1="6.715cm" svg:x2="9.636cm" svg:y2="7.688cm">
          <text:p/>
        </draw:line>
        <draw:frame draw:style-name="gr10" draw:text-style-name="P23" draw:layer="layout" svg:width="2.018cm" svg:height="0.962cm" svg:x="8.747cm" svg:y="5.699cm">
          <draw:text-box>
            <text:p>val[2]</text:p>
          </draw:text-box>
        </draw:frame>
        <draw:custom-shape draw:style-name="gr26" draw:text-style-name="P26" draw:layer="layout" svg:width="1.27cm" svg:height="0.635cm" svg:x="10.538cm" svg:y="7.646cm">
          <text:p text:style-name="P6"><text:span text:style-name="T6">&lt;&lt;2</text:span></text:p>
          <draw:enhanced-geometry svg:viewBox="0 0 21600 21600" draw:type="rectangle" draw:enhanced-path="M 0 0 L 21600 0 21600 21600 0 21600 0 0 Z N"/>
        </draw:custom-shape>
        <draw:line draw:style-name="gr8" draw:text-style-name="P1" draw:layer="layout" svg:x1="9.904cm" svg:y1="8.62cm" svg:x2="10.242cm" svg:y2="8.62cm">
          <text:p/>
        </draw:line>
        <draw:line draw:style-name="gr8" draw:text-style-name="P1" draw:layer="layout" svg:x1="10.242cm" svg:y1="7.984cm" svg:x2="10.538cm" svg:y2="7.984cm">
          <text:p/>
        </draw:line>
        <draw:line draw:style-name="gr8" draw:text-style-name="P1" draw:layer="layout" svg:x1="10.242cm" svg:y1="9.255cm" svg:x2="12.444cm" svg:y2="9.255cm">
          <text:p/>
        </draw:line>
        <draw:line draw:style-name="gr8" draw:text-style-name="P1" draw:layer="layout" svg:x1="10.242cm" svg:y1="7.985cm" svg:x2="10.242cm" svg:y2="9.255cm">
          <text:p/>
        </draw:line>
        <draw:custom-shape draw:style-name="gr27" draw:text-style-name="P1" draw:layer="layout" svg:width="2.582cm" svg:height="0.631cm" draw:transform="skewX (0.00296705972839036) rotate (1.57376338652329) translate (12.452cm 9.89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 draw:text-style-name="P1" draw:layer="layout" svg:x1="11.808cm" svg:y1="7.984cm" svg:x2="12.443cm" svg:y2="7.984cm">
          <text:p/>
        </draw:line>
        <draw:frame draw:style-name="gr10" draw:text-style-name="P28" draw:layer="layout" svg:width="0.739cm" svg:height="0.725cm" svg:x="12.401cm" svg:y="7.604cm">
          <draw:text-box>
            <text:p text:style-name="P27"><text:span text:style-name="T6">0</text:span></text:p>
          </draw:text-box>
        </draw:frame>
        <draw:frame draw:style-name="gr10" draw:text-style-name="P28" draw:layer="layout" svg:width="0.739cm" svg:height="0.725cm" svg:x="12.401cm" svg:y="8.868cm">
          <draw:text-box>
            <text:p text:style-name="P27"><text:span text:style-name="T6">1</text:span></text:p>
          </draw:text-box>
        </draw:frame>
        <draw:line draw:style-name="gr8" draw:text-style-name="P1" draw:layer="layout" svg:x1="12.825cm" svg:y1="6.715cm" svg:x2="12.825cm" svg:y2="7.688cm">
          <text:p/>
        </draw:line>
        <draw:frame draw:style-name="gr10" draw:text-style-name="P23" draw:layer="layout" svg:width="2.018cm" svg:height="0.962cm" svg:x="11.936cm" svg:y="5.699cm">
          <draw:text-box>
            <text:p>val[1]</text:p>
          </draw:text-box>
        </draw:frame>
        <draw:line draw:style-name="gr8" draw:text-style-name="P1" draw:layer="layout" svg:x1="9.904cm" svg:y1="8.621cm" svg:x2="10.242cm" svg:y2="8.621cm">
          <text:p/>
        </draw:line>
        <draw:line draw:style-name="gr8" draw:text-style-name="P1" draw:layer="layout" svg:x1="10.242cm" svg:y1="7.985cm" svg:x2="10.538cm" svg:y2="7.985cm">
          <text:p/>
        </draw:line>
        <draw:line draw:style-name="gr8" draw:text-style-name="P1" draw:layer="layout" svg:x1="10.242cm" svg:y1="9.256cm" svg:x2="12.444cm" svg:y2="9.256cm">
          <text:p/>
        </draw:line>
        <draw:line draw:style-name="gr8" draw:text-style-name="P1" draw:layer="layout" svg:x1="10.242cm" svg:y1="7.986cm" svg:x2="10.242cm" svg:y2="9.256cm">
          <text:p/>
        </draw:line>
        <draw:custom-shape draw:style-name="gr27" draw:text-style-name="P1" draw:layer="layout" svg:width="2.582cm" svg:height="0.631cm" draw:transform="skewX (0.00296705972839036) rotate (1.57376338652329) translate (12.452cm 9.89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 draw:text-style-name="P1" draw:layer="layout" svg:x1="11.808cm" svg:y1="7.985cm" svg:x2="12.443cm" svg:y2="7.985cm">
          <text:p/>
        </draw:line>
        <draw:frame draw:style-name="gr10" draw:text-style-name="P28" draw:layer="layout" svg:width="0.739cm" svg:height="0.725cm" svg:x="12.401cm" svg:y="7.605cm">
          <draw:text-box>
            <text:p text:style-name="P27"><text:span text:style-name="T6">0</text:span></text:p>
          </draw:text-box>
        </draw:frame>
        <draw:frame draw:style-name="gr10" draw:text-style-name="P28" draw:layer="layout" svg:width="0.739cm" svg:height="0.725cm" svg:x="12.401cm" svg:y="8.869cm">
          <draw:text-box>
            <text:p text:style-name="P27"><text:span text:style-name="T6">1</text:span></text:p>
          </draw:text-box>
        </draw:frame>
        <draw:line draw:style-name="gr8" draw:text-style-name="P1" draw:layer="layout" svg:x1="12.825cm" svg:y1="6.716cm" svg:x2="12.825cm" svg:y2="7.689cm">
          <text:p/>
        </draw:line>
        <draw:custom-shape draw:style-name="gr26" draw:text-style-name="P26" draw:layer="layout" svg:width="1.27cm" svg:height="0.635cm" svg:x="13.699cm" svg:y="7.646cm">
          <text:p text:style-name="P6"><text:span text:style-name="T6">&lt;</text:span><text:span text:style-name="T6">&lt;</text:span><text:span text:style-name="T6">1</text:span></text:p>
          <draw:enhanced-geometry svg:viewBox="0 0 21600 21600" draw:type="rectangle" draw:enhanced-path="M 0 0 L 21600 0 21600 21600 0 21600 0 0 Z N"/>
        </draw:custom-shape>
        <draw:line draw:style-name="gr8" draw:text-style-name="P1" draw:layer="layout" svg:x1="13.065cm" svg:y1="8.62cm" svg:x2="13.403cm" svg:y2="8.62cm">
          <text:p/>
        </draw:line>
        <draw:line draw:style-name="gr8" draw:text-style-name="P1" draw:layer="layout" svg:x1="13.403cm" svg:y1="7.984cm" svg:x2="13.699cm" svg:y2="7.984cm">
          <text:p/>
        </draw:line>
        <draw:line draw:style-name="gr8" draw:text-style-name="P1" draw:layer="layout" svg:x1="13.403cm" svg:y1="9.255cm" svg:x2="15.605cm" svg:y2="9.255cm">
          <text:p/>
        </draw:line>
        <draw:line draw:style-name="gr8" draw:text-style-name="P1" draw:layer="layout" svg:x1="13.403cm" svg:y1="7.985cm" svg:x2="13.403cm" svg:y2="9.255cm">
          <text:p/>
        </draw:line>
        <draw:custom-shape draw:style-name="gr27" draw:text-style-name="P1" draw:layer="layout" svg:width="2.582cm" svg:height="0.631cm" draw:transform="skewX (0.00296705972839036) rotate (1.57376338652329) translate (15.613cm 9.89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 draw:text-style-name="P1" draw:layer="layout" svg:x1="14.969cm" svg:y1="7.984cm" svg:x2="15.604cm" svg:y2="7.984cm">
          <text:p/>
        </draw:line>
        <draw:frame draw:style-name="gr10" draw:text-style-name="P28" draw:layer="layout" svg:width="0.739cm" svg:height="0.725cm" svg:x="15.562cm" svg:y="7.604cm">
          <draw:text-box>
            <text:p text:style-name="P27"><text:span text:style-name="T6">0</text:span></text:p>
          </draw:text-box>
        </draw:frame>
        <draw:frame draw:style-name="gr10" draw:text-style-name="P28" draw:layer="layout" svg:width="0.739cm" svg:height="0.725cm" svg:x="15.562cm" svg:y="8.868cm">
          <draw:text-box>
            <text:p text:style-name="P27"><text:span text:style-name="T6">1</text:span></text:p>
          </draw:text-box>
        </draw:frame>
        <draw:line draw:style-name="gr8" draw:text-style-name="P1" draw:layer="layout" svg:x1="15.986cm" svg:y1="6.715cm" svg:x2="15.986cm" svg:y2="7.688cm">
          <text:p/>
        </draw:line>
        <draw:frame draw:style-name="gr10" draw:text-style-name="P23" draw:layer="layout" svg:width="2.018cm" svg:height="0.962cm" svg:x="15.097cm" svg:y="5.699cm">
          <draw:text-box>
            <text:p>val[0]</text:p>
          </draw:text-box>
        </draw:frame>
        <draw:line draw:style-name="gr25" draw:text-style-name="P1" draw:layer="layout" svg:x1="16.24cm" svg:y1="8.62cm" svg:x2="18.145cm" svg:y2="8.62cm">
          <text:p/>
        </draw:line>
        <draw:custom-shape draw:style-name="gr28" draw:text-style-name="P1" draw:layer="layout" svg:width="1.185cm" svg:height="1.185cm" svg:x="18.145cm" svg:y="8.02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0" draw:text-style-name="P23" draw:layer="layout" svg:width="1.234cm" svg:height="0.962cm" svg:x="18.102cm" svg:y="8.166cm">
          <draw:text-box>
            <text:p>⎇</text:p>
          </draw:text-box>
        </draw:frame>
        <draw:line draw:style-name="gr29" draw:text-style-name="P1" draw:layer="layout" svg:x1="19.287cm" svg:y1="8.281cm" svg:x2="24.495cm" svg:y2="8.281cm">
          <text:p/>
        </draw:line>
        <draw:line draw:style-name="gr29" draw:text-style-name="P1" draw:layer="layout" svg:x1="19.288cm" svg:y1="8.747cm" svg:x2="24.495cm" svg:y2="8.747cm">
          <text:p/>
        </draw:line>
        <draw:frame draw:style-name="gr10" draw:text-style-name="P29" draw:layer="layout" svg:width="0.773cm" svg:height="0.526cm" svg:x="17.414cm" svg:y="8.112cm">
          <draw:text-box>
            <text:p><text:span text:style-name="T7">3</text:span><text:span text:style-name="T7">3</text:span></text:p>
          </draw:text-box>
        </draw:frame>
        <draw:frame draw:style-name="gr10" draw:text-style-name="P29" draw:layer="layout" svg:width="0.637cm" svg:height="0.526cm" svg:x="19.032cm" svg:y="7.797cm">
          <draw:text-box>
            <text:p><text:span text:style-name="T7">1</text:span></text:p>
          </draw:text-box>
        </draw:frame>
        <draw:frame draw:style-name="gr10" draw:text-style-name="P29" draw:layer="layout" svg:width="0.773cm" svg:height="0.526cm" svg:x="18.989cm" svg:y="8.771cm">
          <draw:text-box>
            <text:p><text:span text:style-name="T7">3</text:span><text:span text:style-name="T7">2</text:span></text:p>
          </draw:text-box>
        </draw:frame>
        <draw:frame draw:style-name="gr10" draw:text-style-name="P23" draw:layer="layout" svg:width="1.874cm" svg:height="0.962cm" svg:x="1.496cm" svg:y="7.35cm">
          <draw:text-box>
            <text:p>input</text:p>
          </draw:text-box>
        </draw:frame>
        <draw:frame draw:style-name="gr10" draw:text-style-name="P23" draw:layer="layout" svg:width="1.133cm" svg:height="0.962cm" svg:x="1.423cm" svg:y="9.128cm">
          <draw:text-box>
            <text:p>‘0’</text:p>
          </draw:text-box>
        </draw:frame>
        <draw:frame draw:style-name="gr10" draw:text-style-name="P23" draw:layer="layout" svg:width="1.912cm" svg:height="0.962cm" svg:x="20.092cm" svg:y="7.319cm">
          <draw:text-box>
            <text:p>carry</text:p>
          </draw:text-box>
        </draw:frame>
        <draw:frame draw:style-name="gr10" draw:text-style-name="P23" draw:layer="layout" svg:width="2.263cm" svg:height="0.962cm" svg:x="20.05cm" svg:y="8.874cm">
          <draw:text-box>
            <text:p>output</text:p>
          </draw:text-box>
        </draw:frame>
      </draw:page>
      <draw:page draw:name="EXEC - Vue Interne simplifiée" draw:style-name="dp1" draw:master-page-name="Default">
        <draw:custom-shape draw:style-name="gr30" draw:text-style-name="P30" draw:layer="layout" svg:width="0.635cm" svg:height="3.81cm" svg:x="9.255cm" svg:y="7.35cm">
          <text:p/>
          <draw:enhanced-geometry svg:viewBox="0 0 21600 21600" draw:type="rectangle" draw:enhanced-path="M 0 0 L 21600 0 21600 21600 0 21600 0 0 Z N"/>
        </draw:custom-shape>
        <draw:line draw:style-name="gr31" draw:text-style-name="P30" draw:layer="layout" svg:x1="9.593cm" svg:y1="3.54cm" svg:x2="9.593cm" svg:y2="7.35cm">
          <text:p/>
        </draw:line>
        <draw:line draw:style-name="gr32" draw:text-style-name="P31" draw:layer="layout" svg:x1="8.62cm" svg:y1="3.54cm" svg:x2="9.593cm" svg:y2="3.54cm">
          <text:p/>
        </draw:line>
        <draw:line draw:style-name="gr33" draw:text-style-name="P30" draw:layer="layout" svg:x1="8.62cm" svg:y1="6.08cm" svg:x2="9.593cm" svg:y2="6.08cm">
          <text:p/>
        </draw:line>
        <draw:line draw:style-name="gr33" draw:text-style-name="P30" draw:layer="layout" svg:x1="8.62cm" svg:y1="5.445cm" svg:x2="9.593cm" svg:y2="5.445cm">
          <text:p/>
        </draw:line>
        <draw:line draw:style-name="gr33" draw:text-style-name="P30" draw:layer="layout" svg:x1="8.62cm" svg:y1="4.81cm" svg:x2="9.593cm" svg:y2="4.81cm">
          <text:p/>
        </draw:line>
        <draw:line draw:style-name="gr33" draw:text-style-name="P30" draw:layer="layout" svg:x1="8.62cm" svg:y1="4.175cm" svg:x2="9.593cm" svg:y2="4.175cm">
          <text:p/>
        </draw:line>
        <draw:frame draw:style-name="gr34" draw:text-style-name="P33" draw:layer="layout" svg:width="2.243cm" svg:height="0.569cm" svg:x="7.307cm" svg:y="3.074cm">
          <draw:text-box>
            <text:p text:style-name="P32"><text:span text:style-name="T8">d</text:span><text:span text:style-name="T8">e</text:span><text:span text:style-name="T8">c</text:span><text:span text:style-name="T8">_</text:span><text:span text:style-name="T8">s</text:span><text:span text:style-name="T8">h</text:span><text:span text:style-name="T8">i</text:span><text:span text:style-name="T8">f</text:span><text:span text:style-name="T8">t</text:span><text:span text:style-name="T8">_</text:span><text:span text:style-name="T8">l</text:span><text:span text:style-name="T8">s</text:span><text:span text:style-name="T8">l</text:span></text:p>
          </draw:text-box>
        </draw:frame>
        <draw:frame draw:style-name="gr35" draw:text-style-name="P35" draw:layer="layout" svg:width="2.158cm" svg:height="0.569cm" svg:x="7.266cm" svg:y="5.595cm">
          <draw:text-box>
            <text:p text:style-name="P34"><text:span text:style-name="T8">d</text:span><text:span text:style-name="T8">e</text:span><text:span text:style-name="T8">c</text:span><text:span text:style-name="T8">_</text:span><text:span text:style-name="T8">s</text:span><text:span text:style-name="T8">h</text:span><text:span text:style-name="T8">i</text:span><text:span text:style-name="T8">f</text:span><text:span text:style-name="T8">t</text:span><text:span text:style-name="T8">_</text:span><text:span text:style-name="T8">r</text:span><text:span text:style-name="T8">r</text:span><text:span text:style-name="T8">x</text:span></text:p>
          </draw:text-box>
        </draw:frame>
        <draw:frame draw:style-name="gr36" draw:text-style-name="P35" draw:layer="layout" svg:width="2.159cm" svg:height="0.569cm" svg:x="7.265cm" svg:y="4.979cm">
          <draw:text-box>
            <text:p text:style-name="P34"><text:span text:style-name="T8">d</text:span><text:span text:style-name="T8">e</text:span><text:span text:style-name="T8">c</text:span><text:span text:style-name="T8">_</text:span><text:span text:style-name="T8">s</text:span><text:span text:style-name="T8">h</text:span><text:span text:style-name="T8">i</text:span><text:span text:style-name="T8">f</text:span><text:span text:style-name="T8">t</text:span><text:span text:style-name="T8">_</text:span><text:span text:style-name="T8">r</text:span><text:span text:style-name="T8">o</text:span><text:span text:style-name="T8">r</text:span></text:p>
          </draw:text-box>
        </draw:frame>
        <draw:frame draw:style-name="gr37" draw:text-style-name="P35" draw:layer="layout" svg:width="2.244cm" svg:height="0.569cm" svg:x="7.269cm" svg:y="4.339cm">
          <draw:text-box>
            <text:p text:style-name="P34"><text:span text:style-name="T8">d</text:span><text:span text:style-name="T8">e</text:span><text:span text:style-name="T8">c</text:span><text:span text:style-name="T8">_</text:span><text:span text:style-name="T8">s</text:span><text:span text:style-name="T8">h</text:span><text:span text:style-name="T8">i</text:span><text:span text:style-name="T8">f</text:span><text:span text:style-name="T8">t</text:span><text:span text:style-name="T8">_</text:span><text:span text:style-name="T8">a</text:span><text:span text:style-name="T8">s</text:span><text:span text:style-name="T8">r</text:span></text:p>
          </draw:text-box>
        </draw:frame>
        <draw:frame draw:style-name="gr38" draw:text-style-name="P35" draw:layer="layout" svg:width="2.244cm" svg:height="0.569cm" svg:x="7.307cm" svg:y="3.709cm">
          <draw:text-box>
            <text:p text:style-name="P34"><text:span text:style-name="T8">d</text:span><text:span text:style-name="T8">e</text:span><text:span text:style-name="T8">c</text:span><text:span text:style-name="T8">_</text:span><text:span text:style-name="T8">s</text:span><text:span text:style-name="T8">h</text:span><text:span text:style-name="T8">i</text:span><text:span text:style-name="T8">f</text:span><text:span text:style-name="T8">t</text:span><text:span text:style-name="T8">_</text:span><text:span text:style-name="T8">l</text:span><text:span text:style-name="T8">s</text:span><text:span text:style-name="T8">r</text:span></text:p>
          </draw:text-box>
        </draw:frame>
        <draw:frame draw:style-name="gr39" draw:text-style-name="P35" draw:layer="layout" svg:width="0.296cm" svg:height="0.569cm" svg:x="9.678cm" svg:y="6.799cm">
          <draw:text-box>
            <text:p text:style-name="P34"><text:span text:style-name="T8">5</text:span></text:p>
          </draw:text-box>
        </draw:frame>
        <draw:line draw:style-name="gr33" draw:text-style-name="P30" draw:layer="layout" svg:x1="13.7cm" svg:y1="8.62cm" svg:x2="13.7cm" svg:y2="11.16cm">
          <text:p/>
        </draw:line>
        <draw:line draw:style-name="gr33" draw:text-style-name="P30" draw:layer="layout" svg:x1="17.51cm" svg:y1="11.16cm" svg:x2="17.51cm" svg:y2="13.7cm">
          <text:p/>
        </draw:line>
        <draw:line draw:style-name="gr33" draw:text-style-name="P30" draw:layer="layout" svg:x1="13.7cm" svg:y1="13.7cm" svg:x2="13.7cm" svg:y2="16.24cm">
          <text:p/>
        </draw:line>
        <draw:line draw:style-name="gr33" draw:text-style-name="P30" draw:layer="layout" svg:x1="15.732cm" svg:y1="12.43cm" svg:x2="13.7cm" svg:y2="11.16cm">
          <text:p/>
        </draw:line>
        <draw:line draw:style-name="gr33" draw:text-style-name="P30" draw:layer="layout" svg:x1="13.7cm" svg:y1="13.7cm" svg:x2="15.732cm" svg:y2="12.43cm">
          <text:p/>
        </draw:line>
        <draw:line draw:style-name="gr33" draw:text-style-name="P30" draw:layer="layout" svg:x1="17.51cm" svg:y1="11.16cm" svg:x2="13.7cm" svg:y2="8.62cm">
          <text:p/>
        </draw:line>
        <draw:line draw:style-name="gr33" draw:text-style-name="P30" draw:layer="layout" svg:x1="17.51cm" svg:y1="13.7cm" svg:x2="13.7cm" svg:y2="16.24cm">
          <text:p/>
        </draw:line>
        <draw:line draw:style-name="gr40" draw:text-style-name="P36" draw:layer="layout" svg:x1="9.593cm" svg:y1="7.688cm" svg:x2="9.593cm" svg:y2="10.905cm">
          <text:p/>
        </draw:line>
        <draw:custom-shape draw:style-name="gr41" draw:text-style-name="P37" draw:layer="layout" svg:width="1.27cm" svg:height="0.635cm" draw:transform="rotate (1.5707963267949) translate (11.541cm 10.525cm)">
          <text:p/>
          <draw:enhanced-geometry svg:viewBox="0 0 21600 21600" draw:glue-points="?f6 10800 10800 21600 ?f5 10800 10800 0" draw:text-areas="?f3 ?f3 ?f4 ?f4" draw:type="trapezoid" draw:modifiers="5428.331584470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42" draw:text-style-name="P39" draw:layer="layout" svg:width="0.508cm" svg:height="1.199cm" svg:x="11.371cm" svg:y="9.326cm">
          <draw:text-box>
            <text:p text:style-name="P38"><text:span text:style-name="T9">1</text:span></text:p>
            <text:p text:style-name="P38"><text:span text:style-name="T9">0</text:span></text:p>
          </draw:text-box>
        </draw:frame>
        <draw:custom-shape draw:style-name="gr43" draw:text-style-name="P40" draw:layer="layout" svg:width="0.085cm" svg:height="0.084cm" svg:x="11.456cm" svg:y="9.46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3" draw:text-style-name="P30" draw:layer="layout" svg:x1="11.16cm" svg:y1="9.509cm" svg:x2="11.456cm" svg:y2="9.509cm">
          <text:p/>
        </draw:line>
        <draw:line draw:style-name="gr33" draw:text-style-name="P30" draw:layer="layout" svg:x1="11.541cm" svg:y1="10.271cm" svg:x2="11.16cm" svg:y2="10.271cm">
          <text:p/>
        </draw:line>
        <draw:line draw:style-name="gr33" draw:text-style-name="P30" draw:layer="layout" svg:x1="11.16cm" svg:y1="9.509cm" svg:x2="11.16cm" svg:y2="10.271cm">
          <text:p/>
        </draw:line>
        <draw:custom-shape draw:style-name="gr41" draw:text-style-name="P37" draw:layer="layout" svg:width="1.27cm" svg:height="0.635cm" draw:transform="rotate (1.5707963267949) translate (11.541cm 15.605cm)">
          <text:p/>
          <draw:enhanced-geometry svg:viewBox="0 0 21600 21600" draw:glue-points="?f6 10800 10800 21600 ?f5 10800 10800 0" draw:text-areas="?f3 ?f3 ?f4 ?f4" draw:type="trapezoid" draw:modifiers="5428.331584470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42" draw:text-style-name="P39" draw:layer="layout" svg:width="0.508cm" svg:height="1.199cm" svg:x="11.371cm" svg:y="14.406cm">
          <draw:text-box>
            <text:p text:style-name="P38"><text:span text:style-name="T9">1</text:span></text:p>
            <text:p text:style-name="P38"><text:span text:style-name="T9">0</text:span></text:p>
          </draw:text-box>
        </draw:frame>
        <draw:custom-shape draw:style-name="gr43" draw:text-style-name="P40" draw:layer="layout" svg:width="0.085cm" svg:height="0.084cm" svg:x="11.456cm" svg:y="14.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3" draw:text-style-name="P30" draw:layer="layout" svg:x1="11.16cm" svg:y1="14.589cm" svg:x2="11.456cm" svg:y2="14.589cm">
          <text:p/>
        </draw:line>
        <draw:line draw:style-name="gr33" draw:text-style-name="P30" draw:layer="layout" svg:x1="11.541cm" svg:y1="15.351cm" svg:x2="11.16cm" svg:y2="15.351cm">
          <text:p/>
        </draw:line>
        <draw:line draw:style-name="gr33" draw:text-style-name="P30" draw:layer="layout" svg:x1="11.16cm" svg:y1="14.589cm" svg:x2="11.16cm" svg:y2="15.351cm">
          <text:p/>
        </draw:line>
        <draw:line draw:style-name="gr33" draw:text-style-name="P30" draw:layer="layout" svg:x1="11.16cm" svg:y1="9.89cm" svg:x2="9.89cm" svg:y2="9.89cm">
          <text:p/>
        </draw:line>
        <draw:line draw:style-name="gr33" draw:text-style-name="P30" draw:layer="layout" svg:x1="6.715cm" svg:y1="9.89cm" svg:x2="9.255cm" svg:y2="9.89cm">
          <text:p/>
        </draw:line>
        <draw:frame draw:style-name="gr44" draw:text-style-name="P35" draw:layer="layout" svg:width="1.609cm" svg:height="0.887cm" svg:x="7.011cm" svg:y="9.401cm">
          <draw:text-box>
            <text:p text:style-name="P34"><text:span text:style-name="T8">d</text:span><text:span text:style-name="T8">e</text:span><text:span text:style-name="T8">c</text:span><text:span text:style-name="T8">_</text:span><text:span text:style-name="T8">o</text:span><text:span text:style-name="T8">p</text:span><text:span text:style-name="T8">2</text:span></text:p>
          </draw:text-box>
        </draw:frame>
        <draw:line draw:style-name="gr33" draw:text-style-name="P30" draw:layer="layout" svg:x1="6.715cm" svg:y1="8.62cm" svg:x2="9.255cm" svg:y2="8.62cm">
          <text:p/>
        </draw:line>
        <draw:frame draw:style-name="gr45" draw:text-style-name="P35" draw:layer="layout" svg:width="2.159cm" svg:height="0.887cm" svg:x="6.503cm" svg:y="8.154cm">
          <draw:text-box>
            <text:p text:style-name="P34"><text:span text:style-name="T8">d</text:span><text:span text:style-name="T8">e</text:span><text:span text:style-name="T8">c</text:span><text:span text:style-name="T8">_</text:span><text:span text:style-name="T8">s</text:span><text:span text:style-name="T8">h</text:span><text:span text:style-name="T8">i</text:span><text:span text:style-name="T8">f</text:span><text:span text:style-name="T8">t</text:span><text:span text:style-name="T8">_</text:span><text:span text:style-name="T8">v</text:span><text:span text:style-name="T8">a</text:span><text:span text:style-name="T8">l</text:span></text:p>
          </draw:text-box>
        </draw:frame>
        <draw:line draw:style-name="gr33" draw:text-style-name="P30" draw:layer="layout" svg:x1="12.176cm" svg:y1="9.89cm" svg:x2="13.7cm" svg:y2="9.89cm">
          <text:p/>
        </draw:line>
        <draw:line draw:style-name="gr33" draw:text-style-name="P30" draw:layer="layout" svg:x1="6.715cm" svg:y1="11.541cm" svg:x2="9.593cm" svg:y2="11.541cm">
          <text:p/>
        </draw:line>
        <draw:line draw:style-name="gr33" draw:text-style-name="P30" draw:layer="layout" svg:x1="9.593cm" svg:y1="11.16cm" svg:x2="9.593cm" svg:y2="11.541cm">
          <text:p/>
        </draw:line>
        <draw:frame draw:style-name="gr34" draw:text-style-name="P35" draw:layer="layout" svg:width="1.567cm" svg:height="0.569cm" svg:x="7.011cm" svg:y="11.075cm">
          <draw:text-box>
            <text:p text:style-name="P34"><text:span text:style-name="T8">d</text:span><text:span text:style-name="T8">e</text:span><text:span text:style-name="T8">c</text:span><text:span text:style-name="T8">_</text:span><text:span text:style-name="T8">c</text:span><text:span text:style-name="T8">y</text:span></text:p>
          </draw:text-box>
        </draw:frame>
        <draw:line draw:style-name="gr33" draw:text-style-name="P30" draw:layer="layout" svg:x1="11.795cm" svg:y1="12.091cm" svg:x2="6.715cm" svg:y2="12.091cm">
          <text:p/>
        </draw:line>
        <draw:frame draw:style-name="gr46" draw:text-style-name="P35" draw:layer="layout" svg:width="2.286cm" svg:height="0.727cm" svg:x="7.011cm" svg:y="11.964cm">
          <draw:text-box>
            <text:p text:style-name="P34"><text:span text:style-name="T8">d</text:span><text:span text:style-name="T8">e</text:span><text:span text:style-name="T8">c</text:span><text:span text:style-name="T8">_</text:span><text:span text:style-name="T8">a</text:span><text:span text:style-name="T8">l</text:span><text:span text:style-name="T8">u</text:span><text:span text:style-name="T8">_</text:span><text:span text:style-name="T8">c</text:span><text:span text:style-name="T8">y</text:span></text:p>
          </draw:text-box>
        </draw:frame>
        <draw:line draw:style-name="gr33" draw:text-style-name="P30" draw:layer="layout" svg:x1="14.335cm" svg:y1="12.43cm" svg:x2="15.054cm" svg:y2="12.853cm">
          <text:p/>
        </draw:line>
        <draw:line draw:style-name="gr33" draw:text-style-name="P30" draw:layer="layout" svg:x1="6.715cm" svg:y1="12.43cm" svg:x2="14.335cm" svg:y2="12.43cm">
          <text:p/>
        </draw:line>
        <draw:frame draw:style-name="gr36" draw:text-style-name="P35" draw:layer="layout" svg:width="2.498cm" svg:height="0.569cm" svg:x="7.011cm" svg:y="11.607cm">
          <draw:text-box>
            <text:p text:style-name="P34"><text:span text:style-name="T8">d</text:span><text:span text:style-name="T8">e</text:span><text:span text:style-name="T8">c</text:span><text:span text:style-name="T8">_</text:span><text:span text:style-name="T8">c</text:span><text:span text:style-name="T8">o</text:span><text:span text:style-name="T8">m</text:span><text:span text:style-name="T8">p</text:span><text:span text:style-name="T8">_</text:span><text:span text:style-name="T8">o</text:span><text:span text:style-name="T8">p</text:span><text:span text:style-name="T8">2</text:span></text:p>
          </draw:text-box>
        </draw:frame>
        <draw:line draw:style-name="gr33" draw:text-style-name="P30" draw:layer="layout" svg:x1="12.176cm" svg:y1="14.97cm" svg:x2="13.7cm" svg:y2="14.97cm">
          <text:p/>
        </draw:line>
        <draw:line draw:style-name="gr33" draw:text-style-name="P30" draw:layer="layout" svg:x1="11.795cm" svg:y1="12.726cm" svg:x2="6.715cm" svg:y2="12.726cm">
          <text:p/>
        </draw:line>
        <draw:frame draw:style-name="gr47" draw:text-style-name="P35" draw:layer="layout" svg:width="2.456cm" svg:height="0.569cm" svg:x="7.01cm" svg:y="12.26cm">
          <draw:text-box>
            <text:p text:style-name="P34"><text:span text:style-name="T8">d</text:span><text:span text:style-name="T8">e</text:span><text:span text:style-name="T8">c</text:span><text:span text:style-name="T8">_</text:span><text:span text:style-name="T8">c</text:span><text:span text:style-name="T8">o</text:span><text:span text:style-name="T8">m</text:span><text:span text:style-name="T8">p</text:span><text:span text:style-name="T8">_</text:span><text:span text:style-name="T8">o</text:span><text:span text:style-name="T8">p</text:span><text:span text:style-name="T8">1</text:span></text:p>
          </draw:text-box>
        </draw:frame>
        <draw:line draw:style-name="gr33" draw:text-style-name="P30" draw:layer="layout" svg:x1="6.715cm" svg:y1="14.97cm" svg:x2="11.16cm" svg:y2="14.97cm">
          <text:p/>
        </draw:line>
        <draw:frame draw:style-name="gr46" draw:text-style-name="P35" draw:layer="layout" svg:width="2.032cm" svg:height="0.727cm" svg:x="7.053cm" svg:y="14.546cm">
          <draw:text-box>
            <text:p text:style-name="P34"><text:span text:style-name="T8">d</text:span><text:span text:style-name="T8">e</text:span><text:span text:style-name="T8">c</text:span><text:span text:style-name="T8">_</text:span><text:span text:style-name="T8">o</text:span><text:span text:style-name="T8">p</text:span><text:span text:style-name="T8">1</text:span></text:p>
          </draw:text-box>
        </draw:frame>
        <draw:line draw:style-name="gr33" draw:text-style-name="P30" draw:layer="layout" svg:x1="17.51cm" svg:y1="12.43cm" svg:x2="23.225cm" svg:y2="12.43cm">
          <text:p/>
        </draw:line>
        <draw:frame draw:style-name="gr46" draw:text-style-name="P35" draw:layer="layout" svg:width="1.862cm" svg:height="0.727cm" svg:x="21.32cm" svg:y="11.66cm">
          <draw:text-box>
            <text:p text:style-name="P34"><text:span text:style-name="T8">e</text:span><text:span text:style-name="T8">x</text:span><text:span text:style-name="T8">e</text:span><text:span text:style-name="T8">_</text:span><text:span text:style-name="T8">r</text:span><text:span text:style-name="T8">e</text:span><text:span text:style-name="T8">s</text:span></text:p>
          </draw:text-box>
        </draw:frame>
        <draw:line draw:style-name="gr33" draw:text-style-name="P30" draw:layer="layout" svg:x1="11.795cm" svg:y1="12.091cm" svg:x2="11.795cm" svg:y2="10.398cm">
          <text:p/>
        </draw:line>
        <draw:line draw:style-name="gr33" draw:text-style-name="P1" draw:layer="layout" svg:x1="6.715cm" svg:y1="2.905cm" svg:x2="14.335cm" svg:y2="2.905cm">
          <text:p/>
        </draw:line>
        <draw:line draw:style-name="gr48" draw:text-style-name="P1" draw:layer="layout" svg:x1="14.335cm" svg:y1="2.82cm" svg:x2="14.335cm" svg:y2="9.043cm">
          <text:p/>
        </draw:line>
        <draw:frame draw:style-name="gr44" draw:text-style-name="P35" draw:layer="layout" svg:width="2.328cm" svg:height="0.887cm" svg:x="6.503cm" svg:y="2.354cm">
          <draw:text-box>
            <text:p text:style-name="P34"><text:span text:style-name="T8">d</text:span><text:span text:style-name="T8">e</text:span><text:span text:style-name="T8">c</text:span><text:span text:style-name="T8">_</text:span><text:span text:style-name="T8">a</text:span><text:span text:style-name="T8">l</text:span><text:span text:style-name="T8">u</text:span><text:span text:style-name="T8">_</text:span><text:span text:style-name="T8">c</text:span><text:span text:style-name="T8">m</text:span><text:span text:style-name="T8">d</text:span></text:p>
          </draw:text-box>
        </draw:frame>
        <draw:line draw:style-name="gr33" draw:text-style-name="P1" draw:layer="layout" svg:x1="11.795cm" svg:y1="12.726cm" svg:x2="11.795cm" svg:y2="14.462cm">
          <text:p/>
        </draw:line>
      </draw:page>
      <draw:page draw:name="EXEC - Vue Interne" draw:style-name="dp1" draw:master-page-name="Default">
        <draw:custom-shape draw:style-name="gr30" draw:text-style-name="P30" draw:layer="layout" svg:width="0.635cm" svg:height="3.81cm" svg:x="9.255cm" svg:y="7.35cm">
          <text:p/>
          <draw:enhanced-geometry svg:viewBox="0 0 21600 21600" draw:type="rectangle" draw:enhanced-path="M 0 0 L 21600 0 21600 21600 0 21600 0 0 Z N"/>
        </draw:custom-shape>
        <draw:line draw:style-name="gr31" draw:text-style-name="P30" draw:layer="layout" svg:x1="9.593cm" svg:y1="3.54cm" svg:x2="9.593cm" svg:y2="7.35cm">
          <text:p/>
        </draw:line>
        <draw:line draw:style-name="gr32" draw:text-style-name="P31" draw:layer="layout" svg:x1="8.62cm" svg:y1="3.54cm" svg:x2="9.593cm" svg:y2="3.54cm">
          <text:p/>
        </draw:line>
        <draw:line draw:style-name="gr33" draw:text-style-name="P30" draw:layer="layout" svg:x1="8.62cm" svg:y1="6.08cm" svg:x2="9.593cm" svg:y2="6.08cm">
          <text:p/>
        </draw:line>
        <draw:line draw:style-name="gr33" draw:text-style-name="P30" draw:layer="layout" svg:x1="8.62cm" svg:y1="5.445cm" svg:x2="9.593cm" svg:y2="5.445cm">
          <text:p/>
        </draw:line>
        <draw:line draw:style-name="gr33" draw:text-style-name="P30" draw:layer="layout" svg:x1="8.62cm" svg:y1="4.81cm" svg:x2="9.593cm" svg:y2="4.81cm">
          <text:p/>
        </draw:line>
        <draw:line draw:style-name="gr33" draw:text-style-name="P30" draw:layer="layout" svg:x1="8.62cm" svg:y1="4.175cm" svg:x2="9.593cm" svg:y2="4.175cm">
          <text:p/>
        </draw:line>
        <draw:frame draw:style-name="gr34" draw:text-style-name="P33" draw:layer="layout" svg:width="2.243cm" svg:height="0.569cm" svg:x="7.307cm" svg:y="3.074cm">
          <draw:text-box>
            <text:p text:style-name="P32"><text:span text:style-name="T8">d</text:span><text:span text:style-name="T8">e</text:span><text:span text:style-name="T8">c</text:span><text:span text:style-name="T8">_</text:span><text:span text:style-name="T8">s</text:span><text:span text:style-name="T8">h</text:span><text:span text:style-name="T8">i</text:span><text:span text:style-name="T8">f</text:span><text:span text:style-name="T8">t</text:span><text:span text:style-name="T8">_</text:span><text:span text:style-name="T8">l</text:span><text:span text:style-name="T8">s</text:span><text:span text:style-name="T8">l</text:span></text:p>
          </draw:text-box>
        </draw:frame>
        <draw:frame draw:style-name="gr35" draw:text-style-name="P35" draw:layer="layout" svg:width="2.158cm" svg:height="0.569cm" svg:x="7.266cm" svg:y="5.595cm">
          <draw:text-box>
            <text:p text:style-name="P34"><text:span text:style-name="T8">d</text:span><text:span text:style-name="T8">e</text:span><text:span text:style-name="T8">c</text:span><text:span text:style-name="T8">_</text:span><text:span text:style-name="T8">s</text:span><text:span text:style-name="T8">h</text:span><text:span text:style-name="T8">i</text:span><text:span text:style-name="T8">f</text:span><text:span text:style-name="T8">t</text:span><text:span text:style-name="T8">_</text:span><text:span text:style-name="T8">r</text:span><text:span text:style-name="T8">r</text:span><text:span text:style-name="T8">x</text:span></text:p>
          </draw:text-box>
        </draw:frame>
        <draw:frame draw:style-name="gr36" draw:text-style-name="P35" draw:layer="layout" svg:width="2.159cm" svg:height="0.569cm" svg:x="7.265cm" svg:y="4.979cm">
          <draw:text-box>
            <text:p text:style-name="P34"><text:span text:style-name="T8">d</text:span><text:span text:style-name="T8">e</text:span><text:span text:style-name="T8">c</text:span><text:span text:style-name="T8">_</text:span><text:span text:style-name="T8">s</text:span><text:span text:style-name="T8">h</text:span><text:span text:style-name="T8">i</text:span><text:span text:style-name="T8">f</text:span><text:span text:style-name="T8">t</text:span><text:span text:style-name="T8">_</text:span><text:span text:style-name="T8">r</text:span><text:span text:style-name="T8">o</text:span><text:span text:style-name="T8">r</text:span></text:p>
          </draw:text-box>
        </draw:frame>
        <draw:frame draw:style-name="gr37" draw:text-style-name="P35" draw:layer="layout" svg:width="2.244cm" svg:height="0.569cm" svg:x="7.269cm" svg:y="4.339cm">
          <draw:text-box>
            <text:p text:style-name="P34"><text:span text:style-name="T8">d</text:span><text:span text:style-name="T8">e</text:span><text:span text:style-name="T8">c</text:span><text:span text:style-name="T8">_</text:span><text:span text:style-name="T8">s</text:span><text:span text:style-name="T8">h</text:span><text:span text:style-name="T8">i</text:span><text:span text:style-name="T8">f</text:span><text:span text:style-name="T8">t</text:span><text:span text:style-name="T8">_</text:span><text:span text:style-name="T8">a</text:span><text:span text:style-name="T8">s</text:span><text:span text:style-name="T8">r</text:span></text:p>
          </draw:text-box>
        </draw:frame>
        <draw:frame draw:style-name="gr38" draw:text-style-name="P35" draw:layer="layout" svg:width="2.244cm" svg:height="0.569cm" svg:x="7.307cm" svg:y="3.709cm">
          <draw:text-box>
            <text:p text:style-name="P34"><text:span text:style-name="T8">d</text:span><text:span text:style-name="T8">e</text:span><text:span text:style-name="T8">c</text:span><text:span text:style-name="T8">_</text:span><text:span text:style-name="T8">s</text:span><text:span text:style-name="T8">h</text:span><text:span text:style-name="T8">i</text:span><text:span text:style-name="T8">f</text:span><text:span text:style-name="T8">t</text:span><text:span text:style-name="T8">_</text:span><text:span text:style-name="T8">l</text:span><text:span text:style-name="T8">s</text:span><text:span text:style-name="T8">r</text:span></text:p>
          </draw:text-box>
        </draw:frame>
        <draw:frame draw:style-name="gr39" draw:text-style-name="P35" draw:layer="layout" svg:width="0.296cm" svg:height="0.569cm" svg:x="9.678cm" svg:y="6.799cm">
          <draw:text-box>
            <text:p text:style-name="P34"><text:span text:style-name="T8">5</text:span></text:p>
          </draw:text-box>
        </draw:frame>
        <draw:line draw:style-name="gr33" draw:text-style-name="P30" draw:layer="layout" svg:x1="13.7cm" svg:y1="8.62cm" svg:x2="13.7cm" svg:y2="11.16cm">
          <text:p/>
        </draw:line>
        <draw:line draw:style-name="gr33" draw:text-style-name="P30" draw:layer="layout" svg:x1="17.51cm" svg:y1="11.16cm" svg:x2="17.51cm" svg:y2="13.7cm">
          <text:p/>
        </draw:line>
        <draw:line draw:style-name="gr33" draw:text-style-name="P30" draw:layer="layout" svg:x1="13.7cm" svg:y1="13.7cm" svg:x2="13.7cm" svg:y2="16.24cm">
          <text:p/>
        </draw:line>
        <draw:line draw:style-name="gr33" draw:text-style-name="P30" draw:layer="layout" svg:x1="15.732cm" svg:y1="12.43cm" svg:x2="13.7cm" svg:y2="11.16cm">
          <text:p/>
        </draw:line>
        <draw:line draw:style-name="gr33" draw:text-style-name="P30" draw:layer="layout" svg:x1="13.7cm" svg:y1="13.7cm" svg:x2="15.732cm" svg:y2="12.43cm">
          <text:p/>
        </draw:line>
        <draw:line draw:style-name="gr33" draw:text-style-name="P30" draw:layer="layout" svg:x1="17.51cm" svg:y1="11.16cm" svg:x2="13.7cm" svg:y2="8.62cm">
          <text:p/>
        </draw:line>
        <draw:line draw:style-name="gr33" draw:text-style-name="P30" draw:layer="layout" svg:x1="17.51cm" svg:y1="13.7cm" svg:x2="13.7cm" svg:y2="16.24cm">
          <text:p/>
        </draw:line>
        <draw:line draw:style-name="gr40" draw:text-style-name="P36" draw:layer="layout" svg:x1="9.593cm" svg:y1="7.688cm" svg:x2="9.593cm" svg:y2="10.905cm">
          <text:p/>
        </draw:line>
        <draw:custom-shape draw:style-name="gr41" draw:text-style-name="P37" draw:layer="layout" svg:width="1.27cm" svg:height="0.635cm" draw:transform="rotate (1.5707963267949) translate (11.541cm 10.525cm)">
          <text:p/>
          <draw:enhanced-geometry svg:viewBox="0 0 21600 21600" draw:glue-points="?f6 10800 10800 21600 ?f5 10800 10800 0" draw:text-areas="?f3 ?f3 ?f4 ?f4" draw:type="trapezoid" draw:modifiers="5428.331584470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42" draw:text-style-name="P39" draw:layer="layout" svg:width="0.508cm" svg:height="1.199cm" svg:x="11.371cm" svg:y="9.326cm">
          <draw:text-box>
            <text:p text:style-name="P38"><text:span text:style-name="T9">1</text:span></text:p>
            <text:p text:style-name="P38"><text:span text:style-name="T9">0</text:span></text:p>
          </draw:text-box>
        </draw:frame>
        <draw:custom-shape draw:style-name="gr43" draw:text-style-name="P40" draw:layer="layout" svg:width="0.085cm" svg:height="0.084cm" svg:x="11.456cm" svg:y="9.46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3" draw:text-style-name="P30" draw:layer="layout" svg:x1="11.16cm" svg:y1="9.509cm" svg:x2="11.456cm" svg:y2="9.509cm">
          <text:p/>
        </draw:line>
        <draw:line draw:style-name="gr33" draw:text-style-name="P30" draw:layer="layout" svg:x1="11.541cm" svg:y1="10.271cm" svg:x2="11.16cm" svg:y2="10.271cm">
          <text:p/>
        </draw:line>
        <draw:line draw:style-name="gr33" draw:text-style-name="P30" draw:layer="layout" svg:x1="11.16cm" svg:y1="9.509cm" svg:x2="11.16cm" svg:y2="10.271cm">
          <text:p/>
        </draw:line>
        <draw:custom-shape draw:style-name="gr41" draw:text-style-name="P37" draw:layer="layout" svg:width="1.27cm" svg:height="0.635cm" draw:transform="rotate (1.5707963267949) translate (17.51cm 8.62cm)">
          <text:p/>
          <draw:enhanced-geometry svg:viewBox="0 0 21600 21600" draw:glue-points="?f6 10800 10800 21600 ?f5 10800 10800 0" draw:text-areas="?f3 ?f3 ?f4 ?f4" draw:type="trapezoid" draw:modifiers="5428.331584470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42" draw:text-style-name="P39" draw:layer="layout" svg:width="0.508cm" svg:height="1.199cm" svg:x="17.34cm" svg:y="7.421cm">
          <draw:text-box>
            <text:p text:style-name="P38"><text:span text:style-name="T9">0</text:span></text:p>
            <text:p text:style-name="P38"><text:span text:style-name="T9">1</text:span></text:p>
          </draw:text-box>
        </draw:frame>
        <draw:custom-shape draw:style-name="gr41" draw:text-style-name="P37" draw:layer="layout" svg:width="1.27cm" svg:height="0.635cm" draw:transform="rotate (1.5707963267949) translate (11.541cm 15.605cm)">
          <text:p/>
          <draw:enhanced-geometry svg:viewBox="0 0 21600 21600" draw:glue-points="?f6 10800 10800 21600 ?f5 10800 10800 0" draw:text-areas="?f3 ?f3 ?f4 ?f4" draw:type="trapezoid" draw:modifiers="5428.331584470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42" draw:text-style-name="P39" draw:layer="layout" svg:width="0.508cm" svg:height="1.199cm" svg:x="11.371cm" svg:y="14.406cm">
          <draw:text-box>
            <text:p text:style-name="P38"><text:span text:style-name="T9">1</text:span></text:p>
            <text:p text:style-name="P38"><text:span text:style-name="T9">0</text:span></text:p>
          </draw:text-box>
        </draw:frame>
        <draw:custom-shape draw:style-name="gr43" draw:text-style-name="P40" draw:layer="layout" svg:width="0.085cm" svg:height="0.084cm" svg:x="11.456cm" svg:y="14.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3" draw:text-style-name="P30" draw:layer="layout" svg:x1="11.16cm" svg:y1="14.589cm" svg:x2="11.456cm" svg:y2="14.589cm">
          <text:p/>
        </draw:line>
        <draw:line draw:style-name="gr33" draw:text-style-name="P30" draw:layer="layout" svg:x1="11.541cm" svg:y1="15.351cm" svg:x2="11.16cm" svg:y2="15.351cm">
          <text:p/>
        </draw:line>
        <draw:line draw:style-name="gr33" draw:text-style-name="P30" draw:layer="layout" svg:x1="11.16cm" svg:y1="14.589cm" svg:x2="11.16cm" svg:y2="15.351cm">
          <text:p/>
        </draw:line>
        <draw:line draw:style-name="gr33" draw:text-style-name="P30" draw:layer="layout" svg:x1="11.16cm" svg:y1="9.89cm" svg:x2="9.89cm" svg:y2="9.89cm">
          <text:p/>
        </draw:line>
        <draw:line draw:style-name="gr33" draw:text-style-name="P30" draw:layer="layout" svg:x1="6.715cm" svg:y1="9.89cm" svg:x2="9.255cm" svg:y2="9.89cm">
          <text:p/>
        </draw:line>
        <draw:frame draw:style-name="gr44" draw:text-style-name="P35" draw:layer="layout" svg:width="1.609cm" svg:height="0.887cm" svg:x="7.011cm" svg:y="9.401cm">
          <draw:text-box>
            <text:p text:style-name="P34"><text:span text:style-name="T8">d</text:span><text:span text:style-name="T8">e</text:span><text:span text:style-name="T8">c</text:span><text:span text:style-name="T8">_</text:span><text:span text:style-name="T8">o</text:span><text:span text:style-name="T8">p</text:span><text:span text:style-name="T8">2</text:span></text:p>
          </draw:text-box>
        </draw:frame>
        <draw:line draw:style-name="gr33" draw:text-style-name="P30" draw:layer="layout" svg:x1="6.715cm" svg:y1="8.62cm" svg:x2="9.255cm" svg:y2="8.62cm">
          <text:p/>
        </draw:line>
        <draw:frame draw:style-name="gr45" draw:text-style-name="P35" draw:layer="layout" svg:width="2.159cm" svg:height="0.887cm" svg:x="6.503cm" svg:y="8.154cm">
          <draw:text-box>
            <text:p text:style-name="P34"><text:span text:style-name="T8">d</text:span><text:span text:style-name="T8">e</text:span><text:span text:style-name="T8">c</text:span><text:span text:style-name="T8">_</text:span><text:span text:style-name="T8">s</text:span><text:span text:style-name="T8">h</text:span><text:span text:style-name="T8">i</text:span><text:span text:style-name="T8">f</text:span><text:span text:style-name="T8">t</text:span><text:span text:style-name="T8">_</text:span><text:span text:style-name="T8">v</text:span><text:span text:style-name="T8">a</text:span><text:span text:style-name="T8">l</text:span></text:p>
          </draw:text-box>
        </draw:frame>
        <draw:line draw:style-name="gr33" draw:text-style-name="P30" draw:layer="layout" svg:x1="12.176cm" svg:y1="9.89cm" svg:x2="13.7cm" svg:y2="9.89cm">
          <text:p/>
        </draw:line>
        <draw:line draw:style-name="gr33" draw:text-style-name="P30" draw:layer="layout" svg:x1="6.715cm" svg:y1="11.541cm" svg:x2="9.593cm" svg:y2="11.541cm">
          <text:p/>
        </draw:line>
        <draw:line draw:style-name="gr33" draw:text-style-name="P30" draw:layer="layout" svg:x1="9.593cm" svg:y1="11.16cm" svg:x2="9.593cm" svg:y2="11.541cm">
          <text:p/>
        </draw:line>
        <draw:frame draw:style-name="gr34" draw:text-style-name="P35" draw:layer="layout" svg:width="1.567cm" svg:height="0.569cm" svg:x="7.011cm" svg:y="11.075cm">
          <draw:text-box>
            <text:p text:style-name="P34"><text:span text:style-name="T8">d</text:span><text:span text:style-name="T8">e</text:span><text:span text:style-name="T8">c</text:span><text:span text:style-name="T8">_</text:span><text:span text:style-name="T8">c</text:span><text:span text:style-name="T8">y</text:span></text:p>
          </draw:text-box>
        </draw:frame>
        <draw:line draw:style-name="gr33" draw:text-style-name="P30" draw:layer="layout" svg:x1="11.795cm" svg:y1="12.091cm" svg:x2="6.715cm" svg:y2="12.091cm">
          <text:p/>
        </draw:line>
        <draw:frame draw:style-name="gr46" draw:text-style-name="P35" draw:layer="layout" svg:width="2.286cm" svg:height="0.727cm" svg:x="7.011cm" svg:y="11.964cm">
          <draw:text-box>
            <text:p text:style-name="P34"><text:span text:style-name="T8">d</text:span><text:span text:style-name="T8">e</text:span><text:span text:style-name="T8">c</text:span><text:span text:style-name="T8">_</text:span><text:span text:style-name="T8">a</text:span><text:span text:style-name="T8">l</text:span><text:span text:style-name="T8">u</text:span><text:span text:style-name="T8">_</text:span><text:span text:style-name="T8">c</text:span><text:span text:style-name="T8">y</text:span></text:p>
          </draw:text-box>
        </draw:frame>
        <draw:line draw:style-name="gr33" draw:text-style-name="P30" draw:layer="layout" svg:x1="14.335cm" svg:y1="12.43cm" svg:x2="15.054cm" svg:y2="12.853cm">
          <text:p/>
        </draw:line>
        <draw:line draw:style-name="gr33" draw:text-style-name="P30" draw:layer="layout" svg:x1="6.715cm" svg:y1="12.43cm" svg:x2="14.335cm" svg:y2="12.43cm">
          <text:p/>
        </draw:line>
        <draw:frame draw:style-name="gr36" draw:text-style-name="P35" draw:layer="layout" svg:width="2.498cm" svg:height="0.569cm" svg:x="7.011cm" svg:y="11.607cm">
          <draw:text-box>
            <text:p text:style-name="P34"><text:span text:style-name="T8">d</text:span><text:span text:style-name="T8">e</text:span><text:span text:style-name="T8">c</text:span><text:span text:style-name="T8">_</text:span><text:span text:style-name="T8">c</text:span><text:span text:style-name="T8">o</text:span><text:span text:style-name="T8">m</text:span><text:span text:style-name="T8">p</text:span><text:span text:style-name="T8">_</text:span><text:span text:style-name="T8">o</text:span><text:span text:style-name="T8">p</text:span><text:span text:style-name="T8">2</text:span></text:p>
          </draw:text-box>
        </draw:frame>
        <draw:line draw:style-name="gr33" draw:text-style-name="P30" draw:layer="layout" svg:x1="12.176cm" svg:y1="14.97cm" svg:x2="13.7cm" svg:y2="14.97cm">
          <text:p/>
        </draw:line>
        <draw:line draw:style-name="gr33" draw:text-style-name="P30" draw:layer="layout" svg:x1="11.795cm" svg:y1="12.726cm" svg:x2="6.715cm" svg:y2="12.726cm">
          <text:p/>
        </draw:line>
        <draw:frame draw:style-name="gr47" draw:text-style-name="P35" draw:layer="layout" svg:width="2.456cm" svg:height="0.569cm" svg:x="7.01cm" svg:y="12.26cm">
          <draw:text-box>
            <text:p text:style-name="P34"><text:span text:style-name="T8">d</text:span><text:span text:style-name="T8">e</text:span><text:span text:style-name="T8">c</text:span><text:span text:style-name="T8">_</text:span><text:span text:style-name="T8">c</text:span><text:span text:style-name="T8">o</text:span><text:span text:style-name="T8">m</text:span><text:span text:style-name="T8">p</text:span><text:span text:style-name="T8">_</text:span><text:span text:style-name="T8">o</text:span><text:span text:style-name="T8">p</text:span><text:span text:style-name="T8">1</text:span></text:p>
          </draw:text-box>
        </draw:frame>
        <draw:line draw:style-name="gr33" draw:text-style-name="P30" draw:layer="layout" svg:x1="17.51cm" svg:y1="7.604cm" svg:x2="9.89cm" svg:y2="7.604cm">
          <text:p/>
        </draw:line>
        <draw:frame draw:style-name="gr46" draw:text-style-name="P35" draw:layer="layout" svg:width="1.862cm" svg:height="0.727cm" svg:x="15.308cm" svg:y="7.215cm">
          <draw:text-box>
            <text:p text:style-name="P34"><text:span text:style-name="T8">c</text:span><text:span text:style-name="T8">_</text:span><text:span text:style-name="T8">s</text:span><text:span text:style-name="T8">h</text:span><text:span text:style-name="T8">i</text:span><text:span text:style-name="T8">f</text:span><text:span text:style-name="T8">t</text:span><text:span text:style-name="T8">e</text:span><text:span text:style-name="T8">r</text:span></text:p>
          </draw:text-box>
        </draw:frame>
        <draw:line draw:style-name="gr33" draw:text-style-name="P30" draw:layer="layout" svg:x1="15.139cm" svg:y1="9.593cm" svg:x2="16.24cm" svg:y2="8.408cm">
          <text:p/>
        </draw:line>
        <draw:line draw:style-name="gr33" draw:text-style-name="P30" draw:layer="layout" svg:x1="16.24cm" svg:y1="8.408cm" svg:x2="17.51cm" svg:y2="8.408cm">
          <text:p/>
        </draw:line>
        <draw:frame draw:style-name="gr46" draw:text-style-name="P35" draw:layer="layout" svg:width="1.862cm" svg:height="0.727cm" svg:x="15.309cm" svg:y="7.985cm">
          <draw:text-box>
            <text:p text:style-name="P34"><text:span text:style-name="T8">c</text:span><text:span text:style-name="T8">_</text:span><text:span text:style-name="T8">a</text:span><text:span text:style-name="T8">l</text:span><text:span text:style-name="T8">u</text:span></text:p>
          </draw:text-box>
        </draw:frame>
        <draw:line draw:style-name="gr33" draw:text-style-name="P30" draw:layer="layout" svg:x1="18.145cm" svg:y1="7.985cm" svg:x2="23.225cm" svg:y2="7.985cm">
          <text:p/>
        </draw:line>
        <draw:line draw:style-name="gr33" draw:text-style-name="P30" draw:layer="layout" svg:x1="17.129cm" svg:y1="10.906cm" svg:x2="17.51cm" svg:y2="10.525cm">
          <text:p/>
        </draw:line>
        <draw:line draw:style-name="gr33" draw:text-style-name="P30" draw:layer="layout" svg:x1="17.51cm" svg:y1="10.525cm" svg:x2="23.225cm" svg:y2="10.525cm">
          <text:p/>
        </draw:line>
        <draw:line draw:style-name="gr33" draw:text-style-name="P30" draw:layer="layout" svg:x1="17.51cm" svg:y1="8.789cm" svg:x2="16.07cm" svg:y2="10.186cm">
          <text:p/>
        </draw:line>
        <draw:line draw:style-name="gr33" draw:text-style-name="P30" draw:layer="layout" svg:x1="17.51cm" svg:y1="8.789cm" svg:x2="23.225cm" svg:y2="8.789cm">
          <text:p/>
        </draw:line>
        <draw:line draw:style-name="gr33" draw:text-style-name="P30" draw:layer="layout" svg:x1="17.51cm" svg:y1="9.636cm" svg:x2="16.621cm" svg:y2="10.567cm">
          <text:p/>
        </draw:line>
        <draw:line draw:style-name="gr33" draw:text-style-name="P30" draw:layer="layout" svg:x1="17.51cm" svg:y1="9.636cm" svg:x2="23.225cm" svg:y2="9.636cm">
          <text:p/>
        </draw:line>
        <draw:frame draw:style-name="gr46" draw:text-style-name="P35" draw:layer="layout" svg:width="1.862cm" svg:height="0.727cm" svg:x="21.362cm" svg:y="7.604cm">
          <draw:text-box>
            <text:p text:style-name="P34"><text:span text:style-name="T8">e</text:span><text:span text:style-name="T8">x</text:span><text:span text:style-name="T8">e</text:span><text:span text:style-name="T8">_</text:span><text:span text:style-name="T8">c</text:span></text:p>
          </draw:text-box>
        </draw:frame>
        <draw:frame draw:style-name="gr46" draw:text-style-name="P35" draw:layer="layout" svg:width="1.862cm" svg:height="0.727cm" svg:x="21.362cm" svg:y="10.144cm">
          <draw:text-box>
            <text:p text:style-name="P34"><text:span text:style-name="T8">e</text:span><text:span text:style-name="T8">x</text:span><text:span text:style-name="T8">e</text:span><text:span text:style-name="T8">_</text:span><text:span text:style-name="T8">z</text:span></text:p>
          </draw:text-box>
        </draw:frame>
        <draw:frame draw:style-name="gr46" draw:text-style-name="P35" draw:layer="layout" svg:width="1.862cm" svg:height="0.727cm" svg:x="21.362cm" svg:y="9.247cm">
          <draw:text-box>
            <text:p text:style-name="P34"><text:span text:style-name="T8">e</text:span><text:span text:style-name="T8">x</text:span><text:span text:style-name="T8">e</text:span><text:span text:style-name="T8">_</text:span><text:span text:style-name="T8">n</text:span></text:p>
          </draw:text-box>
        </draw:frame>
        <draw:frame draw:style-name="gr46" draw:text-style-name="P35" draw:layer="layout" svg:width="1.862cm" svg:height="0.727cm" svg:x="21.362cm" svg:y="8.408cm">
          <draw:text-box>
            <text:p text:style-name="P34"><text:span text:style-name="T8">e</text:span><text:span text:style-name="T8">x</text:span><text:span text:style-name="T8">e</text:span><text:span text:style-name="T8">_</text:span><text:span text:style-name="T8">v</text:span></text:p>
          </draw:text-box>
        </draw:frame>
        <draw:line draw:style-name="gr33" draw:text-style-name="P30" draw:layer="layout" svg:x1="6.715cm" svg:y1="14.97cm" svg:x2="11.16cm" svg:y2="14.97cm">
          <text:p/>
        </draw:line>
        <draw:frame draw:style-name="gr46" draw:text-style-name="P35" draw:layer="layout" svg:width="2.032cm" svg:height="0.727cm" svg:x="7.053cm" svg:y="14.546cm">
          <draw:text-box>
            <text:p text:style-name="P34"><text:span text:style-name="T8">d</text:span><text:span text:style-name="T8">e</text:span><text:span text:style-name="T8">c</text:span><text:span text:style-name="T8">_</text:span><text:span text:style-name="T8">o</text:span><text:span text:style-name="T8">p</text:span><text:span text:style-name="T8">1</text:span></text:p>
          </draw:text-box>
        </draw:frame>
        <draw:custom-shape draw:style-name="gr41" draw:text-style-name="P37" draw:layer="layout" svg:width="1.27cm" svg:height="0.635cm" draw:transform="rotate (1.5707963267949) translate (18.992cm 17.213cm)">
          <text:p/>
          <draw:enhanced-geometry svg:viewBox="0 0 21600 21600" draw:glue-points="?f6 10800 10800 21600 ?f5 10800 10800 0" draw:text-areas="?f3 ?f3 ?f4 ?f4" draw:type="trapezoid" draw:modifiers="5428.331584470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42" draw:text-style-name="P39" draw:layer="layout" svg:width="0.508cm" svg:height="1.199cm" svg:x="18.822cm" svg:y="16.014cm">
          <draw:text-box>
            <text:p text:style-name="P38"><text:span text:style-name="T9">0</text:span></text:p>
            <text:p text:style-name="P38"><text:span text:style-name="T9">1</text:span></text:p>
          </draw:text-box>
        </draw:frame>
        <draw:line draw:style-name="gr33" draw:text-style-name="P30" draw:layer="layout" svg:x1="17.51cm" svg:y1="12.43cm" svg:x2="23.225cm" svg:y2="12.43cm">
          <text:p/>
        </draw:line>
        <draw:frame draw:style-name="gr46" draw:text-style-name="P35" draw:layer="layout" svg:width="1.862cm" svg:height="0.727cm" svg:x="21.32cm" svg:y="11.66cm">
          <draw:text-box>
            <text:p text:style-name="P34"><text:span text:style-name="T8">e</text:span><text:span text:style-name="T8">x</text:span><text:span text:style-name="T8">e</text:span><text:span text:style-name="T8">_</text:span><text:span text:style-name="T8">r</text:span><text:span text:style-name="T8">e</text:span><text:span text:style-name="T8">s</text:span></text:p>
          </draw:text-box>
        </draw:frame>
        <draw:frame draw:style-name="gr46" draw:text-style-name="P35" draw:layer="layout" svg:width="1.862cm" svg:height="0.727cm" svg:x="17.637cm" svg:y="11.625cm">
          <draw:text-box>
            <text:p text:style-name="P34"><text:span text:style-name="T8">a</text:span><text:span text:style-name="T8">l</text:span><text:span text:style-name="T8">u</text:span><text:span text:style-name="T8">_</text:span><text:span text:style-name="T8">r</text:span><text:span text:style-name="T8">e</text:span><text:span text:style-name="T8">s</text:span></text:p>
          </draw:text-box>
        </draw:frame>
        <draw:line draw:style-name="gr49" draw:text-style-name="P30" draw:layer="layout" svg:x1="18.145cm" svg:y1="12.345cm" svg:x2="18.145cm" svg:y2="16.24cm">
          <text:p/>
        </draw:line>
        <draw:line draw:style-name="gr33" draw:text-style-name="P30" draw:layer="layout" svg:x1="18.145cm" svg:y1="16.24cm" svg:x2="18.991cm" svg:y2="16.24cm">
          <text:p/>
        </draw:line>
        <draw:line draw:style-name="gr49" draw:text-style-name="P30" draw:layer="layout" svg:x1="10.525cm" svg:y1="14.885cm" svg:x2="10.525cm" svg:y2="16.875cm">
          <text:p/>
        </draw:line>
        <draw:line draw:style-name="gr33" draw:text-style-name="P30" draw:layer="layout" svg:x1="10.525cm" svg:y1="16.875cm" svg:x2="18.991cm" svg:y2="16.875cm">
          <text:p/>
        </draw:line>
        <draw:line draw:style-name="gr33" draw:text-style-name="P30" draw:layer="layout" svg:x1="19.415cm" svg:y1="17.51cm" svg:x2="19.415cm" svg:y2="17.002cm">
          <text:p/>
        </draw:line>
        <draw:line draw:style-name="gr33" draw:text-style-name="P30" draw:layer="layout" svg:x1="11.795cm" svg:y1="12.091cm" svg:x2="11.795cm" svg:y2="10.398cm">
          <text:p/>
        </draw:line>
        <draw:line draw:style-name="gr33" draw:text-style-name="P30" draw:layer="layout" svg:x1="6.715cm" svg:y1="17.51cm" svg:x2="19.414cm" svg:y2="17.51cm">
          <text:p/>
        </draw:line>
        <draw:frame draw:style-name="gr44" draw:text-style-name="P35" draw:layer="layout" svg:width="2.54cm" svg:height="0.887cm" svg:x="7.053cm" svg:y="17.004cm">
          <draw:text-box>
            <text:p text:style-name="P34"><text:span text:style-name="T8">d</text:span><text:span text:style-name="T8">e</text:span><text:span text:style-name="T8">c</text:span><text:span text:style-name="T8">_</text:span><text:span text:style-name="T8">p</text:span><text:span text:style-name="T8">r</text:span><text:span text:style-name="T8">e</text:span><text:span text:style-name="T8">_</text:span><text:span text:style-name="T8">i</text:span><text:span text:style-name="T8">n</text:span><text:span text:style-name="T8">d</text:span><text:span text:style-name="T8">e</text:span><text:span text:style-name="T8">x</text:span></text:p>
          </draw:text-box>
        </draw:frame>
        <draw:line draw:style-name="gr33" draw:text-style-name="P30" draw:layer="layout" svg:x1="19.626cm" svg:y1="16.578cm" svg:x2="23.225cm" svg:y2="16.578cm">
          <text:p/>
        </draw:line>
        <draw:frame draw:style-name="gr44" draw:text-style-name="P35" draw:layer="layout" svg:width="2.582cm" svg:height="0.887cm" svg:x="21.108cm" svg:y="15.988cm">
          <draw:text-box>
            <text:p text:style-name="P34"><text:span text:style-name="T8">e</text:span><text:span text:style-name="T8">x</text:span><text:span text:style-name="T8">e</text:span><text:span text:style-name="T8">_</text:span><text:span text:style-name="T8">m</text:span><text:span text:style-name="T8">e</text:span><text:span text:style-name="T8">m</text:span><text:span text:style-name="T8">_</text:span><text:span text:style-name="T8">a</text:span><text:span text:style-name="T8">d</text:span><text:span text:style-name="T8">d</text:span><text:span text:style-name="T8">r</text:span></text:p>
          </draw:text-box>
        </draw:frame>
        <draw:line draw:style-name="gr33" draw:text-style-name="P1" draw:layer="layout" svg:x1="6.715cm" svg:y1="2.905cm" svg:x2="17.933cm" svg:y2="2.905cm">
          <text:p/>
        </draw:line>
        <draw:line draw:style-name="gr33" draw:text-style-name="P1" draw:layer="layout" svg:x1="17.933cm" svg:y1="2.905cm" svg:x2="17.933cm" svg:y2="7.561cm">
          <text:p/>
        </draw:line>
        <draw:line draw:style-name="gr49" draw:text-style-name="P1" draw:layer="layout" svg:x1="14.335cm" svg:y1="2.82cm" svg:x2="14.335cm" svg:y2="9.043cm">
          <text:p/>
        </draw:line>
        <draw:frame draw:style-name="gr44" draw:text-style-name="P35" draw:layer="layout" svg:width="2.328cm" svg:height="0.887cm" svg:x="6.503cm" svg:y="2.354cm">
          <draw:text-box>
            <text:p text:style-name="P34"><text:span text:style-name="T8">d</text:span><text:span text:style-name="T8">e</text:span><text:span text:style-name="T8">c</text:span><text:span text:style-name="T8">_</text:span><text:span text:style-name="T8">a</text:span><text:span text:style-name="T8">l</text:span><text:span text:style-name="T8">u</text:span><text:span text:style-name="T8">_</text:span><text:span text:style-name="T8">c</text:span><text:span text:style-name="T8">m</text:span><text:span text:style-name="T8">d</text:span></text:p>
          </draw:text-box>
        </draw:frame>
        <draw:line draw:style-name="gr33" draw:text-style-name="P1" draw:layer="layout" svg:x1="11.795cm" svg:y1="12.726cm" svg:x2="11.795cm" svg:y2="14.462cm">
          <text:p/>
        </draw:line>
      </draw:page>
      <draw:page draw:name="DECOD - Vue Interne" draw:style-name="dp1" draw:master-page-name="Default">
        <draw:custom-shape draw:style-name="gr50" draw:text-style-name="P1" draw:layer="layout" svg:width="5.037cm" svg:height="3.514cm" svg:x="11.16cm" svg:y="2.566cm">
          <text:p/>
          <draw:enhanced-geometry svg:viewBox="0 0 21600 21600" draw:type="rectangle" draw:enhanced-path="M 0 0 L 21600 0 21600 21600 0 21600 0 0 Z N"/>
        </draw:custom-shape>
        <draw:line draw:style-name="gr51" draw:text-style-name="P1" draw:layer="layout" svg:x1="13.7cm" svg:y1="5.445cm" svg:x2="13.065cm" svg:y2="6.08cm">
          <text:p/>
        </draw:line>
        <draw:line draw:style-name="gr51" draw:text-style-name="P1" draw:layer="layout" svg:x1="14.335cm" svg:y1="6.08cm" svg:x2="13.7cm" svg:y2="5.445cm">
          <text:p/>
        </draw:line>
        <draw:frame draw:style-name="gr52" draw:text-style-name="P23" draw:layer="layout" svg:width="1.919cm" svg:height="0.962cm" svg:x="12.754cm" svg:y="3.551cm">
          <draw:text-box>
            <text:p>REG</text:p>
          </draw:text-box>
        </draw:frame>
        <draw:line draw:style-name="gr51" draw:text-style-name="P1" draw:layer="layout" svg:x1="8.62cm" svg:y1="4.175cm" svg:x2="11.16cm" svg:y2="4.175cm">
          <text:p/>
        </draw:line>
        <draw:custom-shape draw:style-name="gr53" draw:text-style-name="P1" draw:layer="layout" svg:width="0.635cm" svg:height="3.175cm" svg:x="6.08cm" svg:y="5.445cm">
          <text:p text:style-name="P6">F</text:p>
          <text:p text:style-name="P6">I</text:p>
          <text:p text:style-name="P6">F</text:p>
          <text:p text:style-name="P6">O</text:p>
          <draw:enhanced-geometry svg:viewBox="0 0 21600 21600" draw:type="rectangle" draw:enhanced-path="M 0 0 L 21600 0 21600 21600 0 21600 0 0 Z N"/>
        </draw:custom-shape>
        <draw:custom-shape draw:style-name="gr53" draw:text-style-name="P1" draw:layer="layout" svg:width="0.635cm" svg:height="3.175cm" svg:x="2.27cm" svg:y="16.875cm">
          <text:p text:style-name="P6">F</text:p>
          <text:p text:style-name="P6">I</text:p>
          <text:p text:style-name="P6">F</text:p>
          <text:p text:style-name="P6">O</text:p>
          <draw:enhanced-geometry svg:viewBox="0 0 21600 21600" draw:type="rectangle" draw:enhanced-path="M 0 0 L 21600 0 21600 21600 0 21600 0 0 Z N"/>
        </draw:custom-shape>
        <draw:line draw:style-name="gr51" draw:text-style-name="P1" draw:layer="layout" svg:x1="11.16cm" svg:y1="5.741cm" svg:x2="6.715cm" svg:y2="5.741cm">
          <text:p/>
        </draw:line>
        <draw:custom-shape draw:style-name="gr54" draw:text-style-name="P1" draw:layer="layout" svg:width="2.54cm" svg:height="1.27cm" svg:x="6.08cm" svg:y="3.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5" draw:text-style-name="P5" draw:layer="layout" svg:width="1.598cm" svg:height="1.115cm" svg:x="6.545cm" svg:y="3.624cm">
          <draw:text-box>
            <text:p text:style-name="P4"><text:span text:style-name="T1">r</text:span><text:span text:style-name="T1">e</text:span><text:span text:style-name="T1">g</text:span></text:p>
            <text:p text:style-name="P4"><text:span text:style-name="T1">i</text:span><text:span text:style-name="T1">n</text:span><text:span text:style-name="T1">v</text:span><text:span text:style-name="T1">a</text:span><text:span text:style-name="T1">l</text:span><text:span text:style-name="T1">i</text:span><text:span text:style-name="T1">d</text:span></text:p>
          </draw:text-box>
        </draw:frame>
        <draw:line draw:style-name="gr51" draw:text-style-name="P1" draw:layer="layout" svg:x1="3.54cm" svg:y1="2.27cm" svg:x2="3.54cm" svg:y2="19.457cm">
          <text:p/>
        </draw:line>
        <draw:custom-shape draw:style-name="gr56" draw:text-style-name="P1" draw:layer="layout" svg:width="5.08cm" svg:height="6.35cm" svg:x="11.16cm" svg:y="8.958cm">
          <text:p/>
          <draw:enhanced-geometry svg:viewBox="0 0 21600 21600" draw:type="rectangle" draw:enhanced-path="M 0 0 L 21600 0 21600 21600 0 21600 0 0 Z N"/>
        </draw:custom-shape>
        <draw:custom-shape draw:style-name="gr54" draw:text-style-name="P1" draw:layer="layout" svg:width="2.54cm" svg:height="1.27cm" svg:x="7.519cm" svg:y="9.21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5" draw:text-style-name="P5" draw:layer="layout" svg:width="1.598cm" svg:height="1.115cm" svg:x="7.984cm" svg:y="9.254cm">
          <draw:text-box>
            <text:p text:style-name="P4"><text:span text:style-name="T1">r</text:span><text:span text:style-name="T1">e</text:span><text:span text:style-name="T1">g</text:span></text:p>
            <text:p text:style-name="P4"><text:span text:style-name="T1">i</text:span><text:span text:style-name="T1">n</text:span><text:span text:style-name="T1">v</text:span><text:span text:style-name="T1">a</text:span><text:span text:style-name="T1">l</text:span><text:span text:style-name="T1">i</text:span><text:span text:style-name="T1">d</text:span></text:p>
          </draw:text-box>
        </draw:frame>
        <draw:line draw:style-name="gr51" draw:text-style-name="P1" draw:layer="layout" svg:x1="11.16cm" svg:y1="9.593cm" svg:x2="9.974cm" svg:y2="9.593cm">
          <text:p/>
        </draw:line>
        <draw:line draw:style-name="gr51" draw:text-style-name="P1" draw:layer="layout" svg:x1="11.16cm" svg:y1="10.059cm" svg:x2="9.974cm" svg:y2="10.059cm">
          <text:p/>
        </draw:line>
        <draw:frame draw:style-name="gr55" draw:text-style-name="P33" draw:layer="layout" svg:width="1.116cm" svg:height="0.569cm" svg:x="9.874cm" svg:y="9.128cm">
          <draw:text-box>
            <text:p><text:span text:style-name="T10">c</text:span><text:span text:style-name="T10">o</text:span><text:span text:style-name="T10">n</text:span><text:span text:style-name="T10">d</text:span></text:p>
          </draw:text-box>
        </draw:frame>
        <draw:frame draw:style-name="gr55" draw:text-style-name="P33" draw:layer="layout" svg:width="1.26cm" svg:height="0.569cm" svg:x="9.9cm" svg:y="9.998cm">
          <draw:text-box>
            <text:p><text:span text:style-name="T10">c</text:span><text:span text:style-name="T10">o</text:span><text:span text:style-name="T10">n</text:span><text:span text:style-name="T10">d</text:span><text:span text:style-name="T10">v</text:span></text:p>
          </draw:text-box>
        </draw:frame>
        <draw:custom-shape draw:style-name="gr54" draw:text-style-name="P1" draw:layer="layout" svg:width="2.54cm" svg:height="1.27cm" svg:x="7.477cm" svg:y="10.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5" draw:text-style-name="P5" draw:layer="layout" svg:width="1.929cm" svg:height="1.115cm" svg:x="7.858cm" svg:y="10.595cm">
          <draw:text-box>
            <text:p text:style-name="P4"><text:span text:style-name="T1">o</text:span><text:span text:style-name="T1">p</text:span><text:span text:style-name="T1">e</text:span><text:span text:style-name="T1">r</text:span><text:span text:style-name="T1">a</text:span><text:span text:style-name="T1">n</text:span><text:span text:style-name="T1">d</text:span></text:p>
            <text:p text:style-name="P4"><text:span text:style-name="T1">v</text:span><text:span text:style-name="T1">a</text:span><text:span text:style-name="T1">l</text:span><text:span text:style-name="T1">i</text:span><text:span text:style-name="T1">d</text:span><text:span text:style-name="T1">a</text:span><text:span text:style-name="T1">t</text:span><text:span text:style-name="T1">e</text:span></text:p>
          </draw:text-box>
        </draw:frame>
        <draw:line draw:style-name="gr51" draw:text-style-name="P1" draw:layer="layout" svg:x1="10.017cm" svg:y1="11.16cm" svg:x2="11.16cm" svg:y2="11.16cm">
          <text:p/>
        </draw:line>
        <draw:frame draw:style-name="gr55" draw:text-style-name="P33" draw:layer="layout" svg:width="1.209cm" svg:height="0.569cm" svg:x="9.932cm" svg:y="10.718cm">
          <draw:text-box>
            <text:p><text:span text:style-name="T10">o</text:span><text:span text:style-name="T10">p</text:span><text:span text:style-name="T10">e</text:span><text:span text:style-name="T10">r</text:span><text:span text:style-name="T10">v</text:span></text:p>
          </draw:text-box>
        </draw:frame>
        <draw:frame draw:style-name="gr55" draw:text-style-name="P23" draw:layer="layout" svg:width="1.844cm" svg:height="0.962cm" svg:x="12.745cm" svg:y="11.456cm">
          <draw:text-box>
            <text:p>FSM</text:p>
          </draw:text-box>
        </draw:frame>
        <draw:line draw:style-name="gr51" draw:text-style-name="P1" draw:layer="layout" svg:x1="16.197cm" svg:y1="4.175cm" svg:x2="18.737cm" svg:y2="4.175cm">
          <text:p/>
        </draw:line>
        <draw:custom-shape draw:style-name="gr54" draw:text-style-name="P1" draw:layer="layout" svg:width="2.54cm" svg:height="1.27cm" svg:x="18.737cm" svg:y="3.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5" draw:text-style-name="P5" draw:layer="layout" svg:width="1.281cm" svg:height="1.115cm" svg:x="19.341cm" svg:y="3.624cm">
          <draw:text-box>
            <text:p text:style-name="P4"><text:span text:style-name="T1">r</text:span><text:span text:style-name="T1">e</text:span><text:span text:style-name="T1">g</text:span></text:p>
            <text:p text:style-name="P4"><text:span text:style-name="T1">r</text:span><text:span text:style-name="T1">e</text:span><text:span text:style-name="T1">a</text:span><text:span text:style-name="T1">d</text:span></text:p>
          </draw:text-box>
        </draw:frame>
        <draw:line draw:style-name="gr51" draw:text-style-name="P1" draw:layer="layout" svg:x1="6.08cm" svg:y1="5.741cm" svg:x2="1.635cm" svg:y2="5.741cm">
          <text:p/>
        </draw:line>
        <draw:line draw:style-name="gr51" draw:text-style-name="P1" draw:layer="layout" svg:x1="6.207cm" svg:y1="8.62cm" svg:x2="6.207cm" svg:y2="9.255cm">
          <text:p/>
        </draw:line>
        <draw:line draw:style-name="gr51" draw:text-style-name="P1" draw:layer="layout" svg:x1="6.207cm" svg:y1="9.255cm" svg:x2="1.635cm" svg:y2="9.255cm">
          <text:p/>
        </draw:line>
        <draw:line draw:style-name="gr51" draw:text-style-name="P1" draw:layer="layout" svg:x1="6.503cm" svg:y1="8.62cm" svg:x2="6.503cm" svg:y2="12.43cm">
          <text:p/>
        </draw:line>
        <draw:line draw:style-name="gr51" draw:text-style-name="P1" draw:layer="layout" svg:x1="6.503cm" svg:y1="12.43cm" svg:x2="11.16cm" svg:y2="12.43cm">
          <text:p/>
        </draw:line>
        <draw:custom-shape draw:style-name="gr57" draw:text-style-name="P1" draw:layer="layout" svg:width="2.54cm" svg:height="2.54cm" svg:x="7.35cm" svg:y="16.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8" draw:text-style-name="P5" draw:layer="layout" svg:width="2.36cm" svg:height="1.547cm" svg:x="7.487cm" svg:y="17.298cm">
          <draw:text-box>
            <text:p text:style-name="P4"><text:span text:style-name="T1">d</text:span><text:span text:style-name="T1">e</text:span><text:span text:style-name="T1">c</text:span><text:span text:style-name="T1">o</text:span><text:span text:style-name="T1">d</text:span></text:p>
            <text:p text:style-name="P4"><text:span text:style-name="T1">i</text:span><text:span text:style-name="T1">n</text:span><text:span text:style-name="T1">s</text:span><text:span text:style-name="T1">t</text:span><text:span text:style-name="T1">r</text:span><text:span text:style-name="T1">u</text:span><text:span text:style-name="T1">c</text:span><text:span text:style-name="T1">t</text:span><text:span text:style-name="T1">i</text:span><text:span text:style-name="T1">o</text:span><text:span text:style-name="T1">n</text:span></text:p>
            <text:p text:style-name="P4"><text:span text:style-name="T1">t</text:span><text:span text:style-name="T1">y</text:span><text:span text:style-name="T1">p</text:span><text:span text:style-name="T1">e</text:span></text:p>
          </draw:text-box>
        </draw:frame>
        <draw:line draw:style-name="gr51" draw:text-style-name="P1" draw:layer="layout" svg:x1="2.905cm" svg:y1="18.145cm" svg:x2="7.35cm" svg:y2="18.145cm">
          <text:p/>
        </draw:line>
        <draw:custom-shape draw:style-name="gr57" draw:text-style-name="P1" draw:layer="layout" svg:width="2.54cm" svg:height="2.54cm" svg:x="14.335cm" svg:y="16.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8" draw:text-style-name="P5" draw:layer="layout" svg:width="2.36cm" svg:height="1.547cm" svg:x="14.472cm" svg:y="17.298cm">
          <draw:text-box>
            <text:p text:style-name="P4"><text:span text:style-name="T1">d</text:span><text:span text:style-name="T1">e</text:span><text:span text:style-name="T1">c</text:span><text:span text:style-name="T1">o</text:span><text:span text:style-name="T1">d</text:span></text:p>
            <text:p text:style-name="P4"><text:span text:style-name="T1">i</text:span><text:span text:style-name="T1">n</text:span><text:span text:style-name="T1">s</text:span><text:span text:style-name="T1">t</text:span><text:span text:style-name="T1">r</text:span><text:span text:style-name="T1">u</text:span><text:span text:style-name="T1">c</text:span><text:span text:style-name="T1">t</text:span><text:span text:style-name="T1">i</text:span><text:span text:style-name="T1">o</text:span><text:span text:style-name="T1">n</text:span></text:p>
            <text:p text:style-name="P4"><text:span text:style-name="T1">t</text:span><text:span text:style-name="T1">y</text:span><text:span text:style-name="T1">p</text:span><text:span text:style-name="T1">e</text:span></text:p>
          </draw:text-box>
        </draw:frame>
        <draw:line draw:style-name="gr51" draw:text-style-name="P1" draw:layer="layout" svg:x1="9.89cm" svg:y1="18.145cm" svg:x2="14.335cm" svg:y2="18.145cm">
          <text:p/>
        </draw:line>
        <draw:line draw:style-name="gr59" draw:text-style-name="P1" draw:layer="layout" svg:x1="13.7cm" svg:y1="15.308cm" svg:x2="13.7cm" svg:y2="18.272cm">
          <text:p/>
        </draw:line>
        <draw:line draw:style-name="gr51" draw:text-style-name="P1" draw:layer="layout" svg:x1="24.495cm" svg:y1="2.27cm" svg:x2="24.495cm" svg:y2="19.457cm">
          <text:p/>
        </draw:line>
        <draw:custom-shape draw:style-name="gr60" draw:text-style-name="P1" draw:layer="layout" svg:width="1.905cm" svg:height="13.293cm" svg:x="21.955cm" svg:y="5.487cm">
          <text:p/>
          <draw:enhanced-geometry svg:viewBox="0 0 21600 21600" draw:type="rectangle" draw:enhanced-path="M 0 0 L 21600 0 21600 21600 0 21600 0 0 Z N"/>
        </draw:custom-shape>
        <draw:frame draw:style-name="gr55" draw:text-style-name="P41" draw:layer="layout" svg:width="1.162cm" svg:height="4.027cm" svg:x="22.42cm" svg:y="10.525cm">
          <draw:text-box>
            <text:p text:style-name="P6"><text:span text:style-name="T11">F</text:span></text:p>
            <text:p text:style-name="P6"><text:span text:style-name="T11">I</text:span></text:p>
            <text:p text:style-name="P6"><text:span text:style-name="T11">F</text:span></text:p>
            <text:p text:style-name="P6"><text:span text:style-name="T11">O</text:span></text:p>
          </draw:text-box>
        </draw:frame>
        <draw:frame draw:style-name="gr55" draw:text-style-name="P33" draw:layer="layout" svg:width="1.366cm" svg:height="0.569cm" svg:x="9.551cm" svg:y="5.148cm">
          <draw:text-box>
            <text:p><text:span text:style-name="T10">r</text:span><text:span text:style-name="T10">e</text:span><text:span text:style-name="T10">g</text:span><text:span text:style-name="T10">_</text:span><text:span text:style-name="T10">p</text:span><text:span text:style-name="T10">c</text:span></text:p>
          </draw:text-box>
        </draw:frame>
        <draw:frame draw:style-name="gr55" draw:text-style-name="P33" draw:layer="layout" svg:width="1.416cm" svg:height="0.569cm" svg:x="4.671cm" svg:y="5.148cm">
          <draw:text-box>
            <text:p><text:span text:style-name="T10">d</text:span><text:span text:style-name="T10">e</text:span><text:span text:style-name="T10">c</text:span><text:span text:style-name="T10">_</text:span><text:span text:style-name="T10">p</text:span><text:span text:style-name="T10">c</text:span></text:p>
          </draw:text-box>
        </draw:frame>
        <draw:frame draw:style-name="gr55" draw:text-style-name="P33" draw:layer="layout" svg:width="0.803cm" svg:height="0.569cm" svg:x="1.973cm" svg:y="5.087cm">
          <draw:text-box>
            <text:p><text:span text:style-name="T10">p</text:span><text:span text:style-name="T10">c</text:span></text:p>
          </draw:text-box>
        </draw:frame>
        <draw:frame draw:style-name="gr55" draw:text-style-name="P33" draw:layer="layout" svg:width="1.827cm" svg:height="0.569cm" svg:x="1.67cm" svg:y="8.577cm">
          <draw:text-box>
            <text:p><text:span text:style-name="T10">p</text:span><text:span text:style-name="T10">o</text:span><text:span text:style-name="T10">p</text:span><text:span text:style-name="T10">,</text:span><text:span text:style-name="T10">e</text:span><text:span text:style-name="T10">m</text:span><text:span text:style-name="T10">p</text:span><text:span text:style-name="T10">t</text:span><text:span text:style-name="T10">y</text:span></text:p>
          </draw:text-box>
        </draw:frame>
        <draw:line draw:style-name="gr51" draw:text-style-name="P1" draw:layer="layout" svg:x1="2.905cm" svg:y1="17.51cm" svg:x2="6.08cm" svg:y2="17.51cm">
          <text:p/>
        </draw:line>
        <draw:line draw:style-name="gr51" draw:text-style-name="P1" draw:layer="layout" svg:x1="6.08cm" svg:y1="13.7cm" svg:x2="6.08cm" svg:y2="17.51cm">
          <text:p/>
        </draw:line>
        <draw:line draw:style-name="gr51" draw:text-style-name="P1" draw:layer="layout" svg:x1="6.08cm" svg:y1="13.7cm" svg:x2="11.16cm" svg:y2="13.7cm">
          <text:p/>
        </draw:line>
        <draw:line draw:style-name="gr51" draw:text-style-name="P1" draw:layer="layout" svg:x1="6.715cm" svg:y1="14.335cm" svg:x2="11.16cm" svg:y2="14.335cm">
          <text:p/>
        </draw:line>
        <draw:line draw:style-name="gr59" draw:text-style-name="P1" draw:layer="layout" svg:x1="6.715cm" svg:y1="14.335cm" svg:x2="6.715cm" svg:y2="18.272cm">
          <text:p/>
        </draw:line>
        <draw:frame draw:style-name="gr55" draw:text-style-name="P33" draw:layer="layout" svg:width="1.827cm" svg:height="0.569cm" svg:x="3.328cm" svg:y="17.025cm">
          <draw:text-box>
            <text:p><text:span text:style-name="T10">p</text:span><text:span text:style-name="T10">o</text:span><text:span text:style-name="T10">p</text:span><text:span text:style-name="T10">,</text:span><text:span text:style-name="T10">e</text:span><text:span text:style-name="T10">m</text:span><text:span text:style-name="T10">p</text:span><text:span text:style-name="T10">t</text:span><text:span text:style-name="T10">y</text:span></text:p>
          </draw:text-box>
        </draw:frame>
        <draw:frame draw:style-name="gr55" draw:text-style-name="P33" draw:layer="layout" svg:width="0.786cm" svg:height="0.569cm" svg:x="3.389cm" svg:y="18.102cm">
          <draw:text-box>
            <text:p><text:span text:style-name="T10">I</text:span><text:span text:style-name="T10">R</text:span></text:p>
          </draw:text-box>
        </draw:frame>
        <draw:frame draw:style-name="gr55" draw:text-style-name="P33" draw:layer="layout" svg:width="0.786cm" svg:height="0.569cm" svg:x="10.144cm" svg:y="13.893cm">
          <draw:text-box>
            <text:p><text:span text:style-name="T10">I</text:span><text:span text:style-name="T10">R</text:span></text:p>
          </draw:text-box>
        </draw:frame>
        <draw:frame draw:style-name="gr55" draw:text-style-name="P33" draw:layer="layout" svg:width="1.903cm" svg:height="0.569cm" svg:x="9.426cm" svg:y="13.131cm">
          <draw:text-box>
            <text:p><text:span text:style-name="T10">p</text:span><text:span text:style-name="T10">o</text:span><text:span text:style-name="T10">p</text:span><text:span text:style-name="T10">_</text:span><text:span text:style-name="T10">e</text:span><text:span text:style-name="T10">m</text:span><text:span text:style-name="T10">p</text:span><text:span text:style-name="T10">t</text:span><text:span text:style-name="T10">y</text:span></text:p>
          </draw:text-box>
        </draw:frame>
        <draw:line draw:style-name="gr51" draw:text-style-name="P1" draw:layer="layout" svg:x1="16.197cm" svg:y1="2.905cm" svg:x2="26.4cm" svg:y2="2.905cm">
          <text:p/>
        </draw:line>
        <draw:frame draw:style-name="gr55" draw:text-style-name="P33" draw:layer="layout" svg:width="1.171cm" svg:height="0.569cm" svg:x="11.16cm" svg:y="17.618cm">
          <draw:text-box>
            <text:p><text:span text:style-name="T10">x</text:span><text:span text:style-name="T10">x</text:span><text:span text:style-name="T10">x</text:span><text:span text:style-name="T10">_</text:span><text:span text:style-name="T10">t</text:span></text:p>
          </draw:text-box>
        </draw:frame>
        <draw:frame draw:style-name="gr55" draw:text-style-name="P33" draw:layer="layout" svg:width="1.154cm" svg:height="0.569cm" svg:x="17.002cm" svg:y="17.491cm">
          <draw:text-box>
            <text:p><text:span text:style-name="T10">x</text:span><text:span text:style-name="T10">x</text:span><text:span text:style-name="T10">x</text:span><text:span text:style-name="T10">_</text:span><text:span text:style-name="T10">i</text:span></text:p>
          </draw:text-box>
        </draw:frame>
        <draw:line draw:style-name="gr51" draw:text-style-name="P1" draw:layer="layout" svg:x1="16.875cm" svg:y1="18.145cm" svg:x2="18.145cm" svg:y2="18.145cm">
          <text:p/>
        </draw:line>
        <draw:line draw:style-name="gr51" draw:text-style-name="P1" draw:layer="layout" svg:x1="14.335cm" svg:y1="15.308cm" svg:x2="14.335cm" svg:y2="16.24cm">
          <text:p/>
        </draw:line>
        <draw:line draw:style-name="gr51" draw:text-style-name="P1" draw:layer="layout" svg:x1="14.335cm" svg:y1="16.24cm" svg:x2="18.145cm" svg:y2="16.24cm">
          <text:p/>
        </draw:line>
        <draw:line draw:style-name="gr51" draw:text-style-name="P1" draw:layer="layout" svg:x1="18.145cm" svg:y1="16.24cm" svg:x2="18.145cm" svg:y2="18.145cm">
          <text:p/>
        </draw:line>
        <draw:line draw:style-name="gr51" draw:text-style-name="P1" draw:layer="layout" svg:x1="18.78cm" svg:y1="18.145cm" svg:x2="21.955cm" svg:y2="18.145cm">
          <text:p/>
        </draw:line>
        <draw:line draw:style-name="gr51" draw:text-style-name="P1" draw:layer="layout" svg:x1="18.78cm" svg:y1="15.605cm" svg:x2="18.78cm" svg:y2="18.145cm">
          <text:p/>
        </draw:line>
        <draw:frame draw:style-name="gr61" draw:text-style-name="P33" draw:layer="layout" svg:width="1.56cm" svg:height="0.593cm" svg:x="19.065cm" svg:y="18.06cm">
          <draw:text-box>
            <text:p><text:span text:style-name="T10">p</text:span><text:span text:style-name="T10">u</text:span><text:span text:style-name="T10">s</text:span><text:span text:style-name="T10">h</text:span><text:span text:style-name="T10">,</text:span><text:span text:style-name="T10">f</text:span><text:span text:style-name="T10">u</text:span><text:span text:style-name="T10">ll</text:span></text:p>
          </draw:text-box>
        </draw:frame>
        <draw:line draw:style-name="gr51" draw:text-style-name="P1" draw:layer="layout" svg:x1="22.886cm" svg:y1="18.78cm" svg:x2="22.886cm" svg:y2="19.161cm">
          <text:p/>
        </draw:line>
        <draw:line draw:style-name="gr51" draw:text-style-name="P1" draw:layer="layout" svg:x1="22.886cm" svg:y1="19.161cm" svg:x2="26.4cm" svg:y2="19.161cm">
          <text:p/>
        </draw:line>
        <draw:frame draw:style-name="gr55" draw:text-style-name="P33" draw:layer="layout" svg:width="1.827cm" svg:height="0.569cm" svg:x="24.622cm" svg:y="18.526cm">
          <draw:text-box>
            <text:p><text:span text:style-name="T10">p</text:span><text:span text:style-name="T10">o</text:span><text:span text:style-name="T10">p</text:span><text:span text:style-name="T10">,</text:span><text:span text:style-name="T10">e</text:span><text:span text:style-name="T10">m</text:span><text:span text:style-name="T10">p</text:span><text:span text:style-name="T10">t</text:span><text:span text:style-name="T10">y</text:span></text:p>
          </draw:text-box>
        </draw:frame>
        <draw:line draw:style-name="gr51" draw:text-style-name="P1" draw:layer="layout" svg:x1="14.97cm" svg:y1="15.308cm" svg:x2="14.97cm" svg:y2="15.605cm">
          <text:p/>
        </draw:line>
        <draw:line draw:style-name="gr51" draw:text-style-name="P1" draw:layer="layout" svg:x1="14.97cm" svg:y1="15.605cm" svg:x2="18.78cm" svg:y2="15.605cm">
          <text:p/>
        </draw:line>
        <draw:frame draw:style-name="gr61" draw:text-style-name="P33" draw:layer="layout" svg:width="1.56cm" svg:height="0.593cm" svg:x="20.219cm" svg:y="9.974cm">
          <draw:text-box>
            <text:p><text:span text:style-name="T10">p</text:span><text:span text:style-name="T10">u</text:span><text:span text:style-name="T10">s</text:span><text:span text:style-name="T10">h</text:span><text:span text:style-name="T10">,</text:span><text:span text:style-name="T10">f</text:span><text:span text:style-name="T10">u</text:span><text:span text:style-name="T10">ll</text:span></text:p>
          </draw:text-box>
        </draw:frame>
        <draw:line draw:style-name="gr51" draw:text-style-name="P1" draw:layer="layout" svg:x1="16.24cm" svg:y1="9.255cm" svg:x2="18.145cm" svg:y2="9.255cm">
          <text:p/>
        </draw:line>
        <draw:line draw:style-name="gr51" draw:text-style-name="P1" draw:layer="layout" svg:x1="16.24cm" svg:y1="9.89cm" svg:x2="21.955cm" svg:y2="9.89cm">
          <text:p/>
        </draw:line>
        <draw:frame draw:style-name="gr62" draw:text-style-name="P33" draw:layer="layout" svg:width="1.56cm" svg:height="0.635cm" svg:x="16.748cm" svg:y="8.662cm">
          <draw:text-box>
            <text:p><text:span text:style-name="T10">b</text:span><text:span text:style-name="T10">li</text:span><text:span text:style-name="T10">n</text:span><text:span text:style-name="T10">k</text:span></text:p>
          </draw:text-box>
        </draw:frame>
        <draw:custom-shape draw:style-name="gr54" draw:text-style-name="P1" draw:layer="layout" svg:width="2.54cm" svg:height="1.27cm" svg:x="16.282cm" svg:y="10.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5" draw:text-style-name="P5" draw:layer="layout" svg:width="1.696cm" svg:height="1.115cm" svg:x="16.66cm" svg:y="10.779cm">
          <draw:text-box>
            <text:p text:style-name="P4"><text:span text:style-name="T1">m</text:span><text:span text:style-name="T1">t</text:span><text:span text:style-name="T1">r</text:span><text:span text:style-name="T1">a</text:span><text:span text:style-name="T1">n</text:span><text:span text:style-name="T1">s</text:span></text:p>
            <text:p text:style-name="P4"><text:span text:style-name="T1">r</text:span><text:span text:style-name="T1">e</text:span><text:span text:style-name="T1">g</text:span><text:span text:style-name="T1"> </text:span><text:span text:style-name="T1">l</text:span><text:span text:style-name="T1">i</text:span><text:span text:style-name="T1">s</text:span><text:span text:style-name="T1">t</text:span></text:p>
          </draw:text-box>
        </draw:frame>
        <draw:line draw:style-name="gr51" draw:text-style-name="P1" draw:layer="layout" svg:x1="17.637cm" svg:y1="14.335cm" svg:x2="17.637cm" svg:y2="11.922cm">
          <text:p/>
        </draw:line>
        <draw:line draw:style-name="gr51" draw:text-style-name="P1" draw:layer="layout" svg:x1="16.24cm" svg:y1="14.335cm" svg:x2="17.637cm" svg:y2="14.335cm">
          <text:p/>
        </draw:line>
        <draw:frame draw:style-name="gr55" draw:text-style-name="P33" draw:layer="layout" svg:width="1.294cm" svg:height="0.569cm" svg:x="16.779cm" svg:y="2.336cm">
          <draw:text-box>
            <text:p><text:span text:style-name="T10">w</text:span><text:span text:style-name="T10">_</text:span><text:span text:style-name="T10">x</text:span><text:span text:style-name="T10">x</text:span><text:span text:style-name="T10">x</text:span></text:p>
          </draw:text-box>
        </draw:frame>
        <draw:line draw:style-name="gr51" draw:text-style-name="P1" draw:layer="layout" svg:x1="17.51cm" svg:y1="6.715cm" svg:x2="21.955cm" svg:y2="6.715cm">
          <text:p/>
        </draw:line>
        <draw:line draw:style-name="gr51" draw:text-style-name="P1" draw:layer="layout" svg:x1="16.197cm" svg:y1="5.445cm" svg:x2="17.51cm" svg:y2="5.445cm">
          <text:p/>
        </draw:line>
        <draw:line draw:style-name="gr51" draw:text-style-name="P1" draw:layer="layout" svg:x1="17.51cm" svg:y1="6.715cm" svg:x2="17.51cm" svg:y2="5.445cm">
          <text:p/>
        </draw:line>
        <draw:frame draw:style-name="gr63" draw:text-style-name="P33" draw:layer="layout" svg:width="1.947cm" svg:height="0.569cm" svg:x="20.092cm" svg:y="6.08cm">
          <draw:text-box>
            <text:p><text:span text:style-name="T10">r</text:span><text:span text:style-name="T10">d</text:span><text:span text:style-name="T10">a</text:span><text:span text:style-name="T10">t</text:span><text:span text:style-name="T10">a</text:span><text:span text:style-name="T10">3</text:span><text:span text:style-name="T10">, </text:span><text:span text:style-name="T10">c</text:span><text:span text:style-name="T10">r</text:span><text:span text:style-name="T10">y</text:span></text:p>
          </draw:text-box>
        </draw:frame>
        <draw:line draw:style-name="gr51" draw:text-style-name="P1" draw:layer="layout" svg:x1="23.86cm" svg:y1="11.795cm" svg:x2="26.4cm" svg:y2="11.795cm">
          <text:p/>
        </draw:line>
        <draw:custom-shape draw:style-name="gr54" draw:text-style-name="P1" draw:layer="layout" svg:width="2.54cm" svg:height="1.27cm" svg:x="18.864cm" svg:y="1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5" draw:text-style-name="P43" draw:layer="layout" svg:width="1.836cm" svg:height="1.319cm" svg:x="19.203cm" svg:y="11.075cm">
          <draw:text-box>
            <text:p text:style-name="P42"><text:span text:style-name="T12">d</text:span><text:span text:style-name="T12">e</text:span><text:span text:style-name="T12">c</text:span><text:span text:style-name="T12">o</text:span><text:span text:style-name="T12">d</text:span></text:p>
            <text:p text:style-name="P42"><text:span text:style-name="T12">i</text:span><text:span text:style-name="T12">n</text:span><text:span text:style-name="T12">t</text:span><text:span text:style-name="T12">e</text:span><text:span text:style-name="T12">r</text:span><text:span text:style-name="T12">f</text:span><text:span text:style-name="T12">a</text:span><text:span text:style-name="T12">c</text:span><text:span text:style-name="T12">e</text:span></text:p>
            <text:p text:style-name="P42"><text:span text:style-name="T12">o</text:span><text:span text:style-name="T12">p</text:span><text:span text:style-name="T12">e</text:span><text:span text:style-name="T12">r</text:span><text:span text:style-name="T12">a</text:span><text:span text:style-name="T12">n</text:span><text:span text:style-name="T12">d</text:span><text:span text:style-name="T12">s</text:span></text:p>
          </draw:text-box>
        </draw:frame>
        <draw:custom-shape draw:style-name="gr54" draw:text-style-name="P1" draw:layer="layout" svg:width="2.54cm" svg:height="1.27cm" svg:x="18.864cm" svg:y="12.4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5" draw:text-style-name="P43" draw:layer="layout" svg:width="1.899cm" svg:height="0.963cm" svg:x="19.118cm" svg:y="12.567cm">
          <draw:text-box>
            <text:p text:style-name="P42"><text:span text:style-name="T12">d</text:span><text:span text:style-name="T12">e</text:span><text:span text:style-name="T12">c</text:span><text:span text:style-name="T12">2</text:span><text:span text:style-name="T12">m</text:span><text:span text:style-name="T12">e</text:span><text:span text:style-name="T12">m</text:span></text:p>
            <text:p text:style-name="P42"><text:span text:style-name="T12">i</text:span><text:span text:style-name="T12">n</text:span><text:span text:style-name="T12">t</text:span><text:span text:style-name="T12">e</text:span><text:span text:style-name="T12">r</text:span><text:span text:style-name="T12">f</text:span><text:span text:style-name="T12">a</text:span><text:span text:style-name="T12">c</text:span><text:span text:style-name="T12">e</text:span></text:p>
          </draw:text-box>
        </draw:frame>
        <draw:custom-shape draw:style-name="gr54" draw:text-style-name="P1" draw:layer="layout" svg:width="2.54cm" svg:height="1.27cm" svg:x="18.907cm" svg:y="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5" draw:text-style-name="P43" draw:layer="layout" svg:width="2.06cm" svg:height="0.963cm" svg:x="19.034cm" svg:y="13.88cm">
          <draw:text-box>
            <text:p text:style-name="P42"><text:span text:style-name="T12">s</text:span><text:span text:style-name="T12">h</text:span><text:span text:style-name="T12">i</text:span><text:span text:style-name="T12">f</text:span><text:span text:style-name="T12">t</text:span><text:span text:style-name="T12">e</text:span><text:span text:style-name="T12">r</text:span></text:p>
            <text:p text:style-name="P42"><text:span text:style-name="T12">c</text:span><text:span text:style-name="T12">o</text:span><text:span text:style-name="T12">m</text:span><text:span text:style-name="T12">m</text:span><text:span text:style-name="T12">a</text:span><text:span text:style-name="T12">n</text:span><text:span text:style-name="T12">d</text:span><text:span text:style-name="T12">s</text:span></text:p>
          </draw:text-box>
        </draw:frame>
        <draw:custom-shape draw:style-name="gr54" draw:text-style-name="P1" draw:layer="layout" svg:width="2.54cm" svg:height="1.27cm" svg:x="18.907cm" svg:y="1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5" draw:text-style-name="P43" draw:layer="layout" svg:width="1.768cm" svg:height="0.963cm" svg:x="19.33cm" svg:y="15.15cm">
          <draw:text-box>
            <text:p text:style-name="P42"><text:span text:style-name="T12">A</text:span><text:span text:style-name="T12">L</text:span><text:span text:style-name="T12">U</text:span><text:span text:style-name="T12"> </text:span><text:span text:style-name="T12">o</text:span><text:span text:style-name="T12">p</text:span></text:p>
            <text:p text:style-name="P42"><text:span text:style-name="T12">s</text:span><text:span text:style-name="T12">e</text:span><text:span text:style-name="T12">l</text:span><text:span text:style-name="T12">e</text:span><text:span text:style-name="T12">c</text:span><text:span text:style-name="T12">t</text:span><text:span text:style-name="T12">i</text:span><text:span text:style-name="T12">o</text:span><text:span text:style-name="T12">n</text:span></text:p>
          </draw:text-box>
        </draw:frame>
        <draw:custom-shape draw:style-name="gr54" draw:text-style-name="P1" draw:layer="layout" svg:width="2.54cm" svg:height="1.27cm" svg:x="18.907cm" svg:y="16.2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5" draw:text-style-name="P43" draw:layer="layout" svg:width="1.81cm" svg:height="0.607cm" svg:x="19.288cm" svg:y="16.536cm">
          <draw:text-box>
            <text:p text:style-name="P42"><text:span text:style-name="T12">A</text:span><text:span text:style-name="T12">L</text:span><text:span text:style-name="T12">U</text:span><text:span text:style-name="T12"> </text:span><text:span text:style-name="T12">c</text:span><text:span text:style-name="T12">m</text:span><text:span text:style-name="T12">d</text:span></text:p>
          </draw:text-box>
        </draw:frame>
        <draw:line draw:style-name="gr51" draw:text-style-name="P44" draw:layer="layout" svg:x1="21.955cm" svg:y1="11.795cm" svg:x2="21.404cm" svg:y2="11.795cm">
          <text:p/>
        </draw:line>
        <draw:line draw:style-name="gr51" draw:text-style-name="P44" draw:layer="layout" svg:x1="21.955cm" svg:y1="13.065cm" svg:x2="21.404cm" svg:y2="13.065cm">
          <text:p/>
        </draw:line>
        <draw:line draw:style-name="gr51" draw:text-style-name="P44" draw:layer="layout" svg:x1="21.955cm" svg:y1="14.335cm" svg:x2="21.447cm" svg:y2="14.335cm">
          <text:p/>
        </draw:line>
        <draw:line draw:style-name="gr51" draw:text-style-name="P44" draw:layer="layout" svg:x1="21.955cm" svg:y1="15.605cm" svg:x2="21.447cm" svg:y2="15.605cm">
          <text:p/>
        </draw:line>
        <draw:line draw:style-name="gr51" draw:text-style-name="P44" draw:layer="layout" svg:x1="21.955cm" svg:y1="16.875cm" svg:x2="21.447cm" svg:y2="16.875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DejaVu Serif" svg:font-family="'DejaVu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hatch draw:name="Black_20_45_20_Degrees" draw:display-name="Black 45 Degrees" draw:style="single" draw:color="#000000" draw:distance="0.102cm" draw:rotation="450"/>
    <draw:marker draw:name="Arrow" svg:viewBox="0 0 20 30" svg:d="M10 0l-10 30h20z"/>
    <draw:marker draw:name="CF_20_One" draw:display-name="CF One" svg:viewBox="-19 -40 38 40" svg:d="M0 0h1v-40h-2v40zM1 0h-20v-2h20zM-1 0h20v-2h-20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DejaVu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Arial" fo:font-family="Arial"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1-25T09:48:00.619344838</meta:creation-date>
    <dc:date>2018-01-25T17:29:11.596706064</dc:date>
    <meta:editing-duration>PT1H9M56S</meta:editing-duration>
    <meta:editing-cycles>13</meta:editing-cycles>
    <meta:generator>LibreOffice/5.4.4.2$Linux_X86_64 LibreOffice_project/40m0$Build-2</meta:generator>
    <meta:document-statistic meta:object-count="456"/>
  </office:meta>
</office:document-meta>
</file>